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2" manifest:media-type=""/>
  <manifest:file-entry manifest:full-path="ObjectReplacements/Object 120" manifest:media-type=""/>
  <manifest:file-entry manifest:full-path="ObjectReplacements/Object 11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2" manifest:media-type=""/>
  <manifest:file-entry manifest:full-path="ObjectReplacements/Object 96" manifest:media-type="application/x-openoffice-gdimetafile;windows_formatname=&quot;GDIMetaFile&quot;"/>
  <manifest:file-entry manifest:full-path="ObjectReplacements/Object 110" manifest:media-type=""/>
  <manifest:file-entry manifest:full-path="ObjectReplacements/Object 94" manifest:media-type=""/>
  <manifest:file-entry manifest:full-path="ObjectReplacements/Object 92" manifest:media-type=""/>
  <manifest:file-entry manifest:full-path="ObjectReplacements/Object 10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0" manifest:media-type=""/>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2" manifest:media-type=""/>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 manifest:media-type=""/>
  <manifest:file-entry manifest:full-path="ObjectReplacements/Object 108" manifest:media-type=""/>
  <manifest:file-entry manifest:full-path="ObjectReplacements/Object 5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 manifest:media-type=""/>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132" manifest:media-type=""/>
  <manifest:file-entry manifest:full-path="ObjectReplacements/Object 134" manifest:media-type="application/x-openoffice-gdimetafile;windows_formatname=&quot;GDIMetaFile&quot;"/>
  <manifest:file-entry manifest:full-path="ObjectReplacements/Object 136" manifest:media-type=""/>
  <manifest:file-entry manifest:full-path="ObjectReplacements/Object 7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0" manifest:media-type=""/>
  <manifest:file-entry manifest:full-path="ObjectReplacements/Object 2" manifest:media-type=""/>
  <manifest:file-entry manifest:full-path="ObjectReplacements/Object 138" manifest:media-type=""/>
  <manifest:file-entry manifest:full-path="ObjectReplacements/Object 72" manifest:media-type=""/>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
  <manifest:file-entry manifest:full-path="ObjectReplacements/Object 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
  <manifest:file-entry manifest:full-path="ObjectReplacements/Object 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
  <manifest:file-entry manifest:full-path="ObjectReplacements/Object 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0" manifest:media-type=""/>
  <manifest:file-entry manifest:full-path="ObjectReplacements/Object 106" manifest:media-type=""/>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38" manifest:media-type=""/>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4" manifest:media-type=""/>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styles.xml" manifest:media-type="text/xml"/>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1mm" table:align="margins"/>
    </style:style>
    <style:style style:name="Table1.A" style:family="table-column">
      <style:table-column-properties style:column-width="31.84mm" style:rel-column-width="13106*"/>
    </style:style>
    <style:style style:name="Table1.C" style:family="table-column">
      <style:table-column-properties style:column-width="31.84mm" style:rel-column-width="13107*"/>
    </style:style>
    <style:style style:name="Table1.E" style:family="table-column">
      <style:table-column-properties style:column-width="31.86mm" style:rel-column-width="13110*"/>
    </style:style>
    <style:style style:name="Table1.A1" style:family="table-cell">
      <style:table-cell-properties fo:padding="0.97mm" fo:border-left="0.05pt solid #000000" fo:border-right="none" fo:border-top="0.05pt solid #000000" fo:border-bottom="0.05pt solid #000000"/>
    </style:style>
    <style:style style:name="Table1.E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200%"/>
      <style:text-properties officeooo:paragraph-rsid="00108b55"/>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b48a3e"/>
    </style:style>
    <style:style style:name="P4" style:family="paragraph" style:parent-style-name="Standard">
      <style:paragraph-properties fo:line-height="200%"/>
      <style:text-properties fo:font-size="12pt" style:font-size-asian="12pt" style:font-size-complex="12pt"/>
    </style:style>
    <style:style style:name="P5" style:family="paragraph" style:parent-style-name="Standard">
      <style:paragraph-properties fo:line-height="200%"/>
      <style:text-properties fo:font-size="12pt" officeooo:paragraph-rsid="00ba83c5" style:font-size-asian="12pt" style:font-size-complex="12pt"/>
    </style:style>
    <style:style style:name="P6" style:family="paragraph" style:parent-style-name="Standard">
      <style:paragraph-properties fo:line-height="200%"/>
      <style:text-properties fo:font-size="12pt" officeooo:paragraph-rsid="000faa39" style:font-size-asian="12pt" style:font-size-complex="12pt"/>
    </style:style>
    <style:style style:name="P7" style:family="paragraph" style:parent-style-name="Standard">
      <style:paragraph-properties fo:margin-top="4.23mm" fo:margin-bottom="4.23mm" loext:contextual-spacing="false" fo:line-height="200%"/>
    </style:style>
    <style:style style:name="P8" style:family="paragraph" style:parent-style-name="Standard">
      <style:paragraph-properties fo:text-align="center" style:justify-single-word="false"/>
    </style:style>
    <style:style style:name="P9" style:family="paragraph" style:parent-style-name="Standard">
      <style:paragraph-properties fo:line-height="200%"/>
    </style:style>
    <style:style style:name="P10" style:family="paragraph" style:parent-style-name="Standard">
      <style:paragraph-properties fo:line-height="200%"/>
      <style:text-properties officeooo:paragraph-rsid="00b48a3e"/>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200%"/>
      <style:text-properties officeooo:paragraph-rsid="00108b55"/>
    </style:style>
    <style:style style:name="P13" style:family="paragraph" style:parent-style-name="Standard">
      <style:paragraph-properties fo:line-height="200%"/>
      <style:text-properties officeooo:paragraph-rsid="00a9d926"/>
    </style:style>
    <style:style style:name="P14" style:family="paragraph" style:parent-style-name="Standard">
      <style:paragraph-properties fo:line-height="200%" fo:text-align="center" style:justify-single-word="false"/>
      <style:text-properties fo:font-size="16pt" style:font-size-asian="16pt" style:font-size-complex="16pt"/>
    </style:style>
    <style:style style:name="P15" style:family="paragraph" style:parent-style-name="Standard">
      <style:paragraph-properties fo:line-height="200%"/>
      <style:text-properties fo:font-size="12pt" style:font-size-asian="12pt" style:font-size-complex="12pt"/>
    </style:style>
    <style:style style:name="P16" style:family="paragraph" style:parent-style-name="Standard">
      <style:paragraph-properties fo:line-height="200%" fo:text-align="start" style:justify-single-word="false"/>
      <style:text-properties fo:font-size="12pt" style:font-size-asian="12pt" style:font-size-complex="12pt"/>
    </style:style>
    <style:style style:name="P17" style:family="paragraph" style:parent-style-name="Standard">
      <style:paragraph-properties fo:line-height="200%" fo:text-align="center" style:justify-single-word="false"/>
      <style:text-properties fo:font-size="12pt" style:font-size-asian="12pt" style:font-size-complex="12pt"/>
    </style:style>
    <style:style style:name="P18" style:family="paragraph" style:parent-style-name="Standard">
      <style:paragraph-properties fo:line-height="200%"/>
      <style:text-properties fo:font-size="12pt" fo:font-weight="bold" style:font-size-asian="12pt" style:font-weight-asian="bold" style:font-size-complex="12pt"/>
    </style:style>
    <style:style style:name="P19" style:family="paragraph" style:parent-style-name="Standard">
      <style:paragraph-properties fo:line-height="200%"/>
      <style:text-properties fo:color="#0b5394" fo:font-size="12pt" style:font-size-asian="12pt" style:font-size-complex="12pt"/>
    </style:style>
    <style:style style:name="P20" style:family="paragraph" style:parent-style-name="Standard">
      <style:paragraph-properties fo:line-height="200%"/>
      <style:text-properties fo:color="#000000" fo:font-size="12pt" officeooo:paragraph-rsid="000faa39" style:font-size-asian="12pt" style:font-size-complex="12pt"/>
    </style:style>
    <style:style style:name="P21" style:family="paragraph" style:parent-style-name="Heading_20_1">
      <style:paragraph-properties fo:break-before="page"/>
    </style:style>
    <style:style style:name="P22" style:family="paragraph" style:parent-style-name="Heading_20_1">
      <style:paragraph-properties fo:line-height="200%" fo:break-before="page"/>
    </style:style>
    <style:style style:name="P23" style:family="paragraph" style:parent-style-name="Heading_20_1">
      <style:paragraph-properties fo:break-before="page"/>
      <style:text-properties officeooo:rsid="00b2fb00" officeooo:paragraph-rsid="00b2fb00"/>
    </style:style>
    <style:style style:name="P24" style:family="paragraph" style:parent-style-name="Standard">
      <style:paragraph-properties fo:line-height="200%" fo:break-before="page"/>
      <style:text-properties fo:font-size="12pt" style:font-size-asian="12pt" style:font-size-complex="12pt"/>
    </style:style>
    <style:style style:name="P25" style:family="paragraph" style:parent-style-name="Heading_20_1">
      <style:paragraph-properties fo:line-height="200%"/>
    </style:style>
    <style:style style:name="P26" style:family="paragraph" style:parent-style-name="Heading_20_1">
      <style:paragraph-properties fo:line-height="200%"/>
      <style:text-properties fo:color="#000000" fo:font-size="12pt" officeooo:paragraph-rsid="000faa39" style:font-size-asian="12pt" style:font-size-complex="12pt"/>
    </style:style>
    <style:style style:name="P27" style:family="paragraph" style:parent-style-name="Heading_20_1">
      <style:paragraph-properties fo:margin-top="10.58mm" fo:margin-bottom="5.29mm" loext:contextual-spacing="false" fo:line-height="200%"/>
    </style:style>
    <style:style style:name="P28" style:family="paragraph" style:parent-style-name="Heading_20_2">
      <style:paragraph-properties fo:line-height="200%"/>
    </style:style>
    <style:style style:name="P29" style:family="paragraph" style:parent-style-name="Heading_20_2">
      <style:paragraph-properties fo:margin-top="4.23mm" fo:margin-bottom="4.23mm" loext:contextual-spacing="false" fo:line-height="200%"/>
    </style:style>
    <style:style style:name="P30" style:family="paragraph" style:parent-style-name="Standard">
      <style:paragraph-properties fo:margin-top="4.23mm" fo:margin-bottom="4.23mm" loext:contextual-spacing="false" fo:line-height="200%"/>
    </style:style>
    <style:style style:name="P31" style:family="paragraph" style:parent-style-name="Standard">
      <style:paragraph-properties fo:margin-top="4.23mm" fo:margin-bottom="4.23mm" loext:contextual-spacing="false" fo:line-height="200%"/>
      <style:text-properties officeooo:paragraph-rsid="000faa39"/>
    </style:style>
    <style:style style:name="P32" style:family="paragraph" style:parent-style-name="Standard">
      <style:paragraph-properties fo:margin-top="4.23mm" fo:margin-bottom="4.23mm" loext:contextual-spacing="false" fo:line-height="200%"/>
      <style:text-properties fo:font-size="12pt" officeooo:paragraph-rsid="000faa39" style:font-size-asian="12pt" style:font-size-complex="12pt"/>
    </style:style>
    <style:style style:name="P33" style:family="paragraph" style:parent-style-name="Standard">
      <style:paragraph-properties fo:margin-top="4.23mm" fo:margin-bottom="4.23mm" loext:contextual-spacing="false" fo:line-height="200%"/>
      <style:text-properties fo:color="#000000" fo:font-size="12pt" officeooo:paragraph-rsid="000faa39" style:font-size-asian="12pt" style:font-size-complex="12pt"/>
    </style:style>
    <style:style style:name="P34" style:family="paragraph" style:parent-style-name="Heading_20_6">
      <style:paragraph-properties fo:line-height="200%"/>
      <style:text-properties fo:font-size="12pt" officeooo:paragraph-rsid="000faa39" style:font-size-asian="12pt" style:font-size-complex="12pt"/>
    </style:style>
    <style:style style:name="P35" style:family="paragraph" style:parent-style-name="Heading_20_6">
      <style:paragraph-properties fo:line-height="200%"/>
      <style:text-properties fo:font-size="12pt" officeooo:rsid="00b2fb00" officeooo:paragraph-rsid="000faa39" style:font-size-asian="12pt" style:font-size-complex="12pt"/>
    </style:style>
    <style:style style:name="P36" style:family="paragraph" style:parent-style-name="Heading_20_6">
      <style:paragraph-properties fo:line-height="200%"/>
      <style:text-properties fo:color="#000000" fo:font-size="12pt" fo:font-weight="bold" officeooo:paragraph-rsid="000faa39" style:font-size-asian="12pt" style:font-weight-asian="bold" style:font-size-complex="12pt"/>
    </style:style>
    <style:style style:name="P37" style:family="paragraph" style:parent-style-name="Standard">
      <style:paragraph-properties fo:margin-left="0mm" fo:margin-right="0mm" fo:line-height="200%" fo:text-indent="12.7mm" style:auto-text-indent="false"/>
      <style:text-properties fo:font-size="12pt" style:font-size-asian="12pt" style:font-size-complex="12pt"/>
    </style:style>
    <style:style style:name="P38" style:family="paragraph" style:parent-style-name="Standard">
      <style:paragraph-properties fo:margin-left="0mm" fo:margin-right="0mm" fo:line-height="200%" fo:text-indent="12.7mm" style:auto-text-indent="false"/>
    </style:style>
    <style:style style:name="P39" style:family="paragraph" style:parent-style-name="Standard">
      <style:paragraph-properties fo:margin-left="0mm" fo:margin-right="0mm" fo:line-height="200%" fo:text-indent="0mm" style:auto-text-indent="false"/>
      <style:text-properties fo:font-size="12pt" style:font-size-asian="12pt" style:font-size-complex="12pt"/>
    </style:style>
    <style:style style:name="P40" style:family="paragraph" style:parent-style-name="Standard">
      <style:paragraph-properties fo:margin-left="0mm" fo:margin-right="0mm" fo:line-height="200%" fo:text-indent="0mm" style:auto-text-indent="false"/>
    </style:style>
    <style:style style:name="P41" style:family="paragraph" style:parent-style-name="Standard">
      <style:paragraph-properties fo:margin-left="12.7mm" fo:margin-right="0mm" fo:margin-top="0mm" fo:margin-bottom="0mm" loext:contextual-spacing="false" fo:line-height="200%" fo:text-align="start" style:justify-single-word="false" fo:keep-together="auto" fo:orphans="0" fo:widows="0" fo:text-indent="-12.7mm" style:auto-text-indent="false" fo:padding="0mm" fo:border="none" fo:keep-with-next="auto"/>
    </style:style>
    <style:style style:name="P42" style:family="paragraph" style:parent-style-name="Standard">
      <style:paragraph-properties fo:margin-left="12.7mm" fo:margin-right="0mm" fo:margin-top="0mm" fo:margin-bottom="0mm" loext:contextual-spacing="false" fo:line-height="200%" fo:text-align="start" style:justify-single-word="false" fo:orphans="0" fo:widows="0" fo:text-indent="-12.7mm" style:auto-text-indent="false" fo:padding="0mm" fo:border="none"/>
    </style:style>
    <style:style style:name="P43" style:family="paragraph" style:parent-style-name="Standard">
      <style:paragraph-properties fo:margin-left="12.7mm" fo:margin-right="0mm" fo:margin-top="0mm" fo:margin-bottom="0mm" loext:contextual-spacing="false" fo:line-height="200%" fo:text-align="start" style:justify-single-word="false" fo:orphans="0" fo:widows="0" fo:text-indent="-12.7mm" style:auto-text-indent="false" fo:padding="0mm" fo:border="none"/>
      <style:text-properties officeooo:rsid="00b27c7a" officeooo:paragraph-rsid="00b27c7a"/>
    </style:style>
    <style:style style:name="P44" style:family="paragraph" style:parent-style-name="Table_20_Contents">
      <style:text-properties officeooo:rsid="00b2fb00" officeooo:paragraph-rsid="00b2fb00"/>
    </style:style>
    <style:style style:name="P45" style:family="paragraph" style:parent-style-name="Table_20_Contents">
      <style:paragraph-properties fo:text-align="center" style:justify-single-word="false"/>
      <style:text-properties officeooo:rsid="00b2fb00" officeooo:paragraph-rsid="00b2fb00"/>
    </style:style>
    <style:style style:name="P46" style:family="paragraph" style:parent-style-name="Table_20_Contents">
      <style:paragraph-properties fo:text-align="center" style:justify-single-word="false"/>
      <style:text-properties officeooo:rsid="00b48a3e" officeooo:paragraph-rsid="00b48a3e"/>
    </style:style>
    <style:style style:name="P47" style:family="paragraph" style:parent-style-name="Standard">
      <style:paragraph-properties fo:line-height="200%"/>
      <style:text-properties fo:font-size="12pt" style:font-size-asian="12pt" style:font-size-complex="12pt"/>
    </style:style>
    <style:style style:name="P48" style:family="paragraph" style:parent-style-name="Standard">
      <style:paragraph-properties fo:line-height="200%"/>
      <style:text-properties fo:font-size="12pt" officeooo:paragraph-rsid="000faa39" style:font-size-asian="12pt" style:font-size-complex="12pt"/>
    </style:style>
    <style:style style:name="P49" style:family="paragraph" style:parent-style-name="Standard">
      <style:paragraph-properties fo:line-height="200%"/>
      <style:text-properties fo:font-size="12pt" officeooo:paragraph-rsid="00ba83c5" style:font-size-asian="12pt" style:font-size-complex="12pt"/>
    </style:style>
    <style:style style:name="P50" style:family="paragraph" style:parent-style-name="Standard">
      <style:paragraph-properties fo:line-height="200%"/>
      <style:text-properties fo:font-size="12pt" officeooo:rsid="00a9d926" officeooo:paragraph-rsid="00a9d926" style:font-size-asian="12pt" style:font-size-complex="12pt"/>
    </style:style>
    <style:style style:name="P51" style:family="paragraph" style:parent-style-name="Standard">
      <style:paragraph-properties fo:line-height="200%"/>
      <style:text-properties fo:font-size="12pt" officeooo:rsid="00bd0fc7" officeooo:paragraph-rsid="00bd0fc7" style:font-size-asian="12pt" style:font-size-complex="12pt"/>
    </style:style>
    <style:style style:name="P52" style:family="paragraph" style:parent-style-name="Standard">
      <style:paragraph-properties fo:line-height="200%"/>
    </style:style>
    <style:style style:name="P53" style:family="paragraph" style:parent-style-name="Standard">
      <style:paragraph-properties fo:line-height="200%"/>
      <style:text-properties officeooo:paragraph-rsid="00108b55"/>
    </style:style>
    <style:style style:name="P54" style:family="paragraph" style:parent-style-name="Standard">
      <style:paragraph-properties fo:line-height="200%"/>
      <style:text-properties officeooo:paragraph-rsid="00b48a3e"/>
    </style:style>
    <style:style style:name="P55" style:family="paragraph" style:parent-style-name="Standard" style:master-page-name="Standard">
      <style:paragraph-properties fo:line-height="200%" fo:text-align="start" style:justify-single-word="false" style:page-number="1"/>
      <style:text-properties fo:font-size="13pt" style:font-size-asian="13pt" style:font-size-complex="13pt"/>
    </style:style>
    <style:style style:name="P56" style:family="paragraph" style:parent-style-name="Standard">
      <style:paragraph-properties fo:margin-left="12.7mm" fo:margin-right="0mm" fo:margin-top="0mm" fo:margin-bottom="0mm" loext:contextual-spacing="false" fo:line-height="200%" fo:text-align="start" style:justify-single-word="false" fo:keep-together="auto" fo:orphans="0" fo:widows="0" fo:text-indent="-12.7mm" style:auto-text-indent="false" fo:padding="0mm" fo:border="none" fo:keep-with-next="auto"/>
      <style:text-properties style:text-position="0% 100%" officeooo:rsid="00b27c7a" officeooo:paragraph-rsid="00b27c7a"/>
    </style:style>
    <style:style style:name="P57" style:family="paragraph" style:parent-style-name="Standard">
      <style:paragraph-properties fo:margin-left="12.7mm" fo:margin-right="0mm" fo:margin-top="0mm" fo:margin-bottom="0mm" loext:contextual-spacing="false" fo:line-height="200%" fo:text-align="start" style:justify-single-word="false" fo:orphans="0" fo:widows="0" fo:text-indent="-12.7mm" style:auto-text-indent="false" fo:padding="0mm" fo:border="none"/>
      <style:text-properties style:text-position="0% 100%"/>
    </style:style>
    <style:style style:name="P58" style:family="paragraph" style:parent-style-name="Standard">
      <style:paragraph-properties fo:margin-top="4.23mm" fo:margin-bottom="4.23mm" loext:contextual-spacing="false" fo:line-height="200%"/>
    </style:style>
    <style:style style:name="P59" style:family="paragraph" style:parent-style-name="Heading_20_2">
      <style:paragraph-properties fo:line-height="200%"/>
    </style:style>
    <style:style style:name="P60" style:family="paragraph" style:parent-style-name="Heading_20_6">
      <style:paragraph-properties fo:line-height="200%"/>
      <style:text-properties fo:font-size="12pt" fo:font-weight="bold" officeooo:rsid="00b2fb00" officeooo:paragraph-rsid="000faa39" style:font-size-asian="12pt" style:font-weight-asian="bold"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officeooo:rsid="00b54ca0" style:font-size-asian="12pt" style:font-size-complex="12pt"/>
    </style:style>
    <style:style style:name="T4" style:family="text">
      <style:text-properties fo:font-size="12pt" officeooo:rsid="00874e6d" style:font-size-asian="12pt" style:font-size-complex="12pt"/>
    </style:style>
    <style:style style:name="T5" style:family="text">
      <style:text-properties fo:font-size="12pt" officeooo:rsid="00108b55" style:font-size-asian="12pt" style:font-size-complex="12pt"/>
    </style:style>
    <style:style style:name="T6" style:family="text">
      <style:text-properties fo:font-size="12pt" fo:font-style="normal" fo:font-weight="normal" officeooo:rsid="00108c8e" style:font-size-asian="12pt" style:font-style-asian="normal" style:font-weight-asian="normal" style:font-size-complex="12pt" style:font-style-complex="normal" style:font-weight-complex="normal"/>
    </style:style>
    <style:style style:name="T7" style:family="text">
      <style:text-properties fo:font-size="12pt" officeooo:rsid="00108c8e" style:font-size-asian="12pt" style:font-size-complex="12pt"/>
    </style:style>
    <style:style style:name="T8" style:family="text">
      <style:text-properties fo:font-size="12pt" officeooo:rsid="00aeebaf" style:font-size-asian="12pt" style:font-size-complex="12pt"/>
    </style:style>
    <style:style style:name="T9" style:family="text">
      <style:text-properties fo:font-size="12pt" officeooo:rsid="00b04e42" style:font-size-asian="12pt" style:font-size-complex="12pt"/>
    </style:style>
    <style:style style:name="T10" style:family="text">
      <style:text-properties fo:font-size="12pt" officeooo:rsid="00b48a3e" style:font-size-asian="12pt" style:font-size-complex="12pt"/>
    </style:style>
    <style:style style:name="T11" style:family="text">
      <style:text-properties style:text-position="0% 100%" fo:font-size="12pt" style:font-size-asian="12pt" style:font-size-complex="12pt"/>
    </style:style>
    <style:style style:name="T12" style:family="text">
      <style:text-properties fo:font-size="12pt" officeooo:rsid="00b6b5d9" style:font-size-asian="12pt" style:font-size-complex="12pt"/>
    </style:style>
    <style:style style:name="T13" style:family="text">
      <style:text-properties fo:font-size="12pt" officeooo:rsid="00ba2ab8" style:font-size-asian="12pt" style:font-size-complex="12pt"/>
    </style:style>
    <style:style style:name="T14" style:family="text">
      <style:text-properties style:text-position="super 58%" fo:font-size="12pt" style:font-size-asian="12pt" style:font-size-complex="12pt"/>
    </style:style>
    <style:style style:name="T15" style:family="text">
      <style:text-properties style:text-position="sub 58%" fo:font-size="12pt" style:font-size-asian="12pt" style:font-size-complex="12pt"/>
    </style:style>
    <style:style style:name="T16" style:family="text">
      <style:text-properties fo:font-size="12pt" style:font-size-asian="12pt" style:font-size-complex="12pt"/>
    </style:style>
    <style:style style:name="T17" style:family="text">
      <style:text-properties fo:font-size="12pt" officeooo:rsid="00b54ca0" style:font-size-asian="12pt" style:font-size-complex="12pt"/>
    </style:style>
    <style:style style:name="T18" style:family="text">
      <style:text-properties fo:font-size="12pt" officeooo:rsid="00874e6d" style:font-size-asian="12pt" style:font-size-complex="12pt"/>
    </style:style>
    <style:style style:name="T19" style:family="text">
      <style:text-properties fo:font-size="12pt" officeooo:rsid="00108b55" style:font-size-asian="12pt" style:font-size-complex="12pt"/>
    </style:style>
    <style:style style:name="T20" style:family="text">
      <style:text-properties fo:font-size="12pt" officeooo:rsid="00108c8e" style:font-size-asian="12pt" style:font-size-complex="12pt"/>
    </style:style>
    <style:style style:name="T21" style:family="text">
      <style:text-properties fo:font-size="12pt" officeooo:rsid="00aeebaf" style:font-size-asian="12pt" style:font-size-complex="12pt"/>
    </style:style>
    <style:style style:name="T22" style:family="text">
      <style:text-properties fo:font-size="12pt" officeooo:rsid="00b04e42" style:font-size-asian="12pt" style:font-size-complex="12pt"/>
    </style:style>
    <style:style style:name="T23" style:family="text">
      <style:text-properties fo:font-size="12pt" officeooo:rsid="00b48a3e" style:font-size-asian="12pt" style:font-size-complex="12pt"/>
    </style:style>
    <style:style style:name="T24" style:family="text">
      <style:text-properties fo:font-size="12pt" officeooo:rsid="000faa39" style:font-size-asian="12pt" style:font-size-complex="12pt"/>
    </style:style>
    <style:style style:name="T25" style:family="text">
      <style:text-properties fo:font-size="12pt" officeooo:rsid="00120cef" style:font-size-asian="12pt" style:font-size-complex="12pt"/>
    </style:style>
    <style:style style:name="T26" style:family="text">
      <style:text-properties fo:font-size="12pt" officeooo:rsid="00179f6c" style:font-size-asian="12pt" style:font-size-complex="12pt"/>
    </style:style>
    <style:style style:name="T27" style:family="text">
      <style:text-properties fo:font-size="12pt" officeooo:rsid="0018b1b6" style:font-size-asian="12pt" style:font-size-complex="12pt"/>
    </style:style>
    <style:style style:name="T28" style:family="text">
      <style:text-properties fo:font-size="12pt" officeooo:rsid="001d10a6" style:font-size-asian="12pt" style:font-size-complex="12pt"/>
    </style:style>
    <style:style style:name="T29" style:family="text">
      <style:text-properties fo:font-size="12pt" officeooo:rsid="00a62eed" style:font-size-asian="12pt" style:font-size-complex="12pt"/>
    </style:style>
    <style:style style:name="T30" style:family="text">
      <style:text-properties fo:font-size="12pt" officeooo:rsid="00a66bb6" style:font-size-asian="12pt" style:font-size-complex="12pt"/>
    </style:style>
    <style:style style:name="T31" style:family="text">
      <style:text-properties fo:font-size="12pt" officeooo:rsid="00a80ad2" style:font-size-asian="12pt" style:font-size-complex="12pt"/>
    </style:style>
    <style:style style:name="T32" style:family="text">
      <style:text-properties fo:font-size="12pt" officeooo:rsid="00a9d926" style:font-size-asian="12pt" style:font-size-complex="12pt"/>
    </style:style>
    <style:style style:name="T33" style:family="text">
      <style:text-properties fo:font-size="12pt" officeooo:rsid="00ab1ee4" style:font-size-asian="12pt" style:font-size-complex="12pt"/>
    </style:style>
    <style:style style:name="T34" style:family="text">
      <style:text-properties fo:font-size="12pt" officeooo:rsid="00acb898" style:font-size-asian="12pt" style:font-size-complex="12pt"/>
    </style:style>
    <style:style style:name="T35" style:family="text">
      <style:text-properties fo:font-size="12pt" officeooo:rsid="00ad4be7" style:font-size-asian="12pt" style:font-size-complex="12pt"/>
    </style:style>
    <style:style style:name="T36" style:family="text">
      <style:text-properties fo:font-size="12pt" officeooo:rsid="00b2122e" style:font-size-asian="12pt" style:font-size-complex="12pt"/>
    </style:style>
    <style:style style:name="T37" style:family="text">
      <style:text-properties fo:font-size="12pt" officeooo:rsid="00b27c7a" style:font-size-asian="12pt" style:font-size-complex="12pt"/>
    </style:style>
    <style:style style:name="T38" style:family="text">
      <style:text-properties fo:font-size="12pt" officeooo:rsid="00b2fb00" style:font-size-asian="12pt" style:font-size-complex="12pt"/>
    </style:style>
    <style:style style:name="T39" style:family="text">
      <style:text-properties fo:font-size="12pt" officeooo:rsid="00b6b5d9" style:font-size-asian="12pt" style:font-size-complex="12pt"/>
    </style:style>
    <style:style style:name="T40" style:family="text">
      <style:text-properties fo:font-size="12pt" officeooo:rsid="00b82184" style:font-size-asian="12pt" style:font-size-complex="12pt"/>
    </style:style>
    <style:style style:name="T41" style:family="text">
      <style:text-properties fo:font-size="12pt" officeooo:rsid="00ba2ab8" style:font-size-asian="12pt" style:font-size-complex="12pt"/>
    </style:style>
    <style:style style:name="T42" style:family="text">
      <style:text-properties fo:font-size="12pt" officeooo:rsid="00ba83c5" style:font-size-asian="12pt" style:font-size-complex="12pt"/>
    </style:style>
    <style:style style:name="T43" style:family="text">
      <style:text-properties fo:font-size="12pt" fo:font-style="normal" fo:font-weight="normal" officeooo:rsid="00108c8e" style:font-size-asian="12pt" style:font-style-asian="normal" style:font-weight-asian="normal" style:font-size-complex="12pt" style:font-style-complex="normal" style:font-weight-complex="normal"/>
    </style:style>
    <style:style style:name="T44" style:family="text">
      <style:text-properties fo:font-size="12pt" fo:font-style="normal" officeooo:rsid="00108c8e" style:font-size-asian="12pt" style:font-style-asian="normal" style:font-size-complex="12pt" style:font-style-complex="normal"/>
    </style:style>
    <style:style style:name="T45" style:family="text">
      <style:text-properties fo:font-size="12pt" fo:font-style="normal" officeooo:rsid="0018b1b6" style:font-size-asian="12pt" style:font-style-asian="normal" style:font-size-complex="12pt" style:font-style-complex="normal"/>
    </style:style>
    <style:style style:name="T46" style:family="text">
      <style:text-properties fo:font-size="12pt" fo:font-style="normal" officeooo:rsid="00b2fb00" style:font-size-asian="12pt" style:font-style-asian="normal" style:font-size-complex="12pt" style:font-style-complex="normal"/>
    </style:style>
    <style:style style:name="T47" style:family="text">
      <style:text-properties fo:font-size="12pt" fo:font-style="italic" style:font-size-asian="12pt" style:font-style-asian="italic" style:font-size-complex="12pt"/>
    </style:style>
    <style:style style:name="T48" style:family="text">
      <style:text-properties fo:font-size="12pt" fo:font-style="italic" officeooo:rsid="0087c5c9" style:font-size-asian="12pt" style:font-style-asian="italic" style:font-size-complex="12pt" style:font-style-complex="italic"/>
    </style:style>
    <style:style style:name="T49" style:family="text">
      <style:text-properties fo:font-size="12pt" fo:font-style="italic" officeooo:rsid="00a80ad2" style:font-size-asian="12pt" style:font-style-asian="italic" style:font-size-complex="12pt" style:font-style-complex="italic"/>
    </style:style>
    <style:style style:name="T50" style:family="text">
      <style:text-properties fo:font-size="12pt" fo:font-style="italic" officeooo:rsid="00b04e42" style:font-size-asian="12pt" style:font-style-asian="italic" style:font-size-complex="12pt" style:font-style-complex="italic"/>
    </style:style>
    <style:style style:name="T51" style:family="text">
      <style:text-properties fo:font-size="12pt" fo:font-style="italic" officeooo:rsid="00b2fb00" style:font-size-asian="12pt" style:font-style-asian="italic" style:font-size-complex="12pt" style:font-style-complex="italic"/>
    </style:style>
    <style:style style:name="T52" style:family="text">
      <style:text-properties fo:font-size="12pt" fo:font-style="italic" officeooo:rsid="00b27c7a" style:font-size-asian="12pt" style:font-size-complex="12pt"/>
    </style:style>
    <style:style style:name="T53" style:family="text">
      <style:text-properties fo:font-size="12pt" fo:background-color="#ffffff" loext:char-shading-value="0" style:font-size-asian="12pt" style:font-size-complex="12pt"/>
    </style:style>
    <style:style style:name="T54" style:family="text">
      <style:text-properties fo:font-size="12pt" fo:font-weight="bold" style:font-size-asian="12pt" style:font-weight-asian="bold" style:font-size-complex="12pt"/>
    </style:style>
    <style:style style:name="T55" style:family="text">
      <style:text-properties style:text-position="0% 100%"/>
    </style:style>
    <style:style style:name="T56" style:family="text">
      <style:text-properties style:text-position="0% 100%" fo:font-size="12pt" style:font-size-asian="12pt" style:font-size-complex="12pt"/>
    </style:style>
    <style:style style:name="T57" style:family="text">
      <style:text-properties style:text-position="0% 100%" fo:font-size="12pt" officeooo:rsid="00120cef" style:font-size-asian="12pt" style:font-size-complex="12pt"/>
    </style:style>
    <style:style style:name="T58" style:family="text">
      <style:text-properties style:text-position="0% 100%" fo:font-size="12pt" officeooo:rsid="00179f6c" style:font-size-asian="12pt" style:font-size-complex="12pt"/>
    </style:style>
    <style:style style:name="T59" style:family="text">
      <style:text-properties style:text-position="0% 100%" fo:font-size="12pt" officeooo:rsid="0018b1b6" style:font-size-asian="12pt" style:font-size-complex="12pt"/>
    </style:style>
    <style:style style:name="T60" style:family="text">
      <style:text-properties style:text-position="0% 100%" fo:font-size="12pt" fo:font-style="italic" style:font-size-asian="12pt" style:font-style-asian="italic" style:font-size-complex="12pt"/>
    </style:style>
    <style:style style:name="T61" style:family="text">
      <style:text-properties style:text-position="0% 100%" fo:font-style="italic" style:font-style-asian="italic"/>
    </style:style>
    <style:style style:name="T62" style:family="text">
      <style:text-properties style:text-position="0% 100%" fo:font-style="italic" style:font-style-asian="italic" style:font-style-complex="italic"/>
    </style:style>
    <style:style style:name="T63" style:family="text">
      <style:text-properties style:text-position="0% 100%" officeooo:rsid="00b27c7a"/>
    </style:style>
    <style:style style:name="T64" style:family="text">
      <style:text-properties style:text-position="0% 100%" officeooo:rsid="00b2fb00"/>
    </style:style>
    <style:style style:name="T65" style:family="text">
      <style:text-properties style:text-position="0% 100%" fo:font-style="normal" style:font-style-asian="normal" style:font-style-complex="normal"/>
    </style:style>
    <style:style style:name="T66" style:family="text">
      <style:text-properties style:text-position="0% 100%" fo:font-style="normal" officeooo:rsid="00b2fb00" style:font-style-asian="normal" style:font-style-complex="normal"/>
    </style:style>
    <style:style style:name="T67" style:family="text">
      <style:text-properties style:text-position="sub 58%" fo:font-size="12pt" style:font-size-asian="12pt" style:font-size-complex="12pt"/>
    </style:style>
    <style:style style:name="T68" style:family="text">
      <style:text-properties style:text-position="sub 58%" fo:font-size="12pt" fo:font-weight="bold" style:font-size-asian="12pt" style:font-weight-asian="bold" style:font-size-complex="12pt"/>
    </style:style>
    <style:style style:name="T69" style:family="text">
      <style:text-properties fo:font-size="14pt" style:font-size-asian="14pt" style:font-size-complex="14pt"/>
    </style:style>
    <style:style style:name="T70" style:family="text">
      <style:text-properties style:text-position="super 58%" fo:font-size="14pt" style:font-size-asian="14pt" style:font-size-complex="14pt"/>
    </style:style>
    <style:style style:name="T71" style:family="text">
      <style:text-properties style:text-position="super 58%" fo:font-size="12pt" style:font-size-asian="12pt" style:font-size-complex="12pt"/>
    </style:style>
    <style:style style:name="T72" style:family="text">
      <style:text-properties fo:color="#1155cc" fo:font-size="12pt" style:text-underline-style="solid" style:text-underline-width="auto" style:text-underline-color="font-color" style:font-size-asian="12pt" style:font-size-complex="12pt"/>
    </style:style>
    <style:style style:name="T73" style:family="text">
      <style:text-properties fo:font-weight="bold" style:font-weight-asian="bold"/>
    </style:style>
    <style:style style:name="T74" style:family="text">
      <style:text-properties fo:font-weight="bold" style:font-weight-asian="bold" style:font-weight-complex="bold"/>
    </style:style>
    <style:style style:name="T75" style:family="text">
      <style:text-properties fo:font-weight="bold" officeooo:rsid="00b48a3e" style:font-weight-asian="bold"/>
    </style:style>
    <style:style style:name="T76" style:family="text">
      <style:text-properties fo:color="#000000"/>
    </style:style>
    <style:style style:name="T77" style:family="text">
      <style:text-properties fo:color="#000000" fo:font-weight="bold" style:font-weight-asian="bold"/>
    </style:style>
    <style:style style:name="T78" style:family="text">
      <style:text-properties fo:color="#000000" fo:font-size="12pt" style:font-size-asian="12pt" style:font-size-complex="12pt"/>
    </style:style>
    <style:style style:name="T79" style:family="text">
      <style:text-properties fo:font-style="normal" style:font-style-asian="normal" style:font-style-complex="normal"/>
    </style:style>
    <style:style style:name="T80"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81" style:family="text">
      <style:text-properties officeooo:rsid="00b6b5d9"/>
    </style:style>
    <style:style style:name="T82" style:family="text">
      <style:text-properties officeooo:rsid="00ba83c5"/>
    </style:style>
    <style:style style:name="T83" style:family="text">
      <style:text-properties officeooo:rsid="00bd0fc7"/>
    </style:style>
    <style:style style:name="T84" style:family="text">
      <style:text-properties officeooo:rsid="00be4baa"/>
    </style:style>
    <style:style style:name="fr1" style:family="graphic" style:parent-style-name="Formula">
      <style:graphic-properties fo:margin-left="0mm" fo:margin-right="0mm" fo:margin-top="0mm" fo:margin-bottom="0mm" style:vertical-pos="middle" style:vertical-rel="text" style:horizontal-pos="from-left" style:horizontal-rel="paragraph-content" draw:ole-draw-aspect="1" draw:visible-area-top="0mm" draw:visible-area-width="100mm" draw:visible-area-height="100mm"/>
    </style:style>
    <style:style style:name="fr2" style:family="graphic" style:parent-style-name="Formula">
      <style:graphic-properties fo:margin-left="0mm" fo:margin-right="0mm" fo:margin-top="0mm" fo:margin-bottom="0mm"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mm" fo:margin-right="0mm" fo:margin-top="0mm" fo:margin-bottom="0mm"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94833153847664" text:id="ct94833153847664">
          <text:insertion>
            <office:change-info>
              <dc:creator>Unknown Author</dc:creator>
              <dc:date>2021-06-17T15:56:29</dc:date>
            </office:change-info>
          </text:insertion>
        </text:changed-region>
        <text:changed-region xml:id="ct94833178180512" text:id="ct94833178180512">
          <text:deletion>
            <office:change-info>
              <dc:creator>Unknown Author</dc:creator>
              <dc:date>2021-07-13T13:09:04</dc:date>
            </office:change-info>
            <text:p text:style-name="P1"><text:span text:style-name="T1">the </text:span></text:p>
          </text:deletion>
        </text:changed-region>
        <text:changed-region xml:id="ct94833177598384" text:id="ct94833177598384">
          <text:insertion>
            <office:change-info>
              <dc:creator>Unknown Author</dc:creator>
              <dc:date>2021-07-13T13:09:07</dc:date>
            </office:change-info>
          </text:insertion>
        </text:changed-region>
        <text:changed-region xml:id="ct94833174340592" text:id="ct94833174340592">
          <text:deletion>
            <office:change-info>
              <dc:creator>Unknown Author</dc:creator>
              <dc:date>2021-07-13T13:09:15</dc:date>
            </office:change-info>
            <text:p text:style-name="P1"><text:span text:style-name="T1">the maize (</text:span><text:span text:style-name="T2">Zea mays ssp. </text:span></text:p>
          </text:deletion>
        </text:changed-region>
        <text:changed-region xml:id="ct94833174132512" text:id="ct94833174132512">
          <text:insertion>
            <office:change-info>
              <dc:creator>Unknown Author</dc:creator>
              <dc:date>2021-07-13T13:09:31</dc:date>
            </office:change-info>
          </text:insertion>
        </text:changed-region>
        <text:changed-region xml:id="ct94833177659232" text:id="ct94833177659232">
          <text:deletion>
            <office:change-info>
              <dc:creator>Unknown Author</dc:creator>
              <dc:date>2021-07-13T13:09:15</dc:date>
            </office:change-info>
            <text:p text:style-name="P1"><text:span text:style-name="T2">ays)</text:span></text:p>
          </text:deletion>
        </text:changed-region>
        <text:changed-region xml:id="ct94833174365952" text:id="ct94833174365952">
          <text:insertion>
            <office:change-info>
              <dc:creator>Unknown Author</dc:creator>
              <dc:date>2021-07-13T13:09:15</dc:date>
            </office:change-info>
          </text:insertion>
        </text:changed-region>
        <text:changed-region xml:id="ct94833177659008" text:id="ct94833177659008">
          <text:insertion>
            <office:change-info>
              <dc:creator>Unknown Author</dc:creator>
              <dc:date>2021-07-13T13:09:22</dc:date>
            </office:change-info>
          </text:insertion>
        </text:changed-region>
        <text:changed-region xml:id="ct94833157676960" text:id="ct94833157676960">
          <text:deletion>
            <office:change-info>
              <dc:creator>Unknown Author</dc:creator>
              <dc:date>2021-07-13T13:09:40</dc:date>
            </office:change-info>
            <text:p text:style-name="P1"><text:span text:style-name="T1">ed</text:span></text:p>
          </text:deletion>
        </text:changed-region>
        <text:changed-region xml:id="ct94833150614720" text:id="ct94833150614720">
          <text:deletion>
            <office:change-info>
              <dc:creator>Unknown Author</dc:creator>
              <dc:date>2021-07-13T13:10:06</dc:date>
            </office:change-info>
            <text:p text:style-name="P1"><text:span text:style-name="T1">Extending the range of parameters, w</text:span></text:p>
          </text:deletion>
        </text:changed-region>
        <text:changed-region xml:id="ct94833157678384" text:id="ct94833157678384">
          <text:insertion>
            <office:change-info>
              <dc:creator>Unknown Author</dc:creator>
              <dc:date>2021-07-13T13:10:06</dc:date>
            </office:change-info>
          </text:insertion>
        </text:changed-region>
        <text:changed-region xml:id="ct94833156944672" text:id="ct94833156944672">
          <text:deletion>
            <office:change-info>
              <dc:creator>Unknown Author</dc:creator>
              <dc:date>2021-07-13T13:10:20</dc:date>
            </office:change-info>
            <text:p text:style-name="P1"><text:span text:style-name="T1">and <text:s/></text:span></text:p>
          </text:deletion>
        </text:changed-region>
        <text:changed-region xml:id="ct94833153794064" text:id="ct94833153794064">
          <text:insertion>
            <office:change-info>
              <dc:creator>Unknown Author</dc:creator>
              <dc:date>2021-06-17T16:28:04</dc:date>
            </office:change-info>
          </text:insertion>
        </text:changed-region>
        <text:changed-region xml:id="ct94833153808640" text:id="ct94833153808640">
          <text:insertion>
            <office:change-info>
              <dc:creator>Unknown Author</dc:creator>
              <dc:date>2021-06-17T17:22:51</dc:date>
            </office:change-info>
          </text:insertion>
        </text:changed-region>
        <text:changed-region xml:id="ct94833153774896" text:id="ct94833153774896">
          <text:insertion>
            <office:change-info>
              <dc:creator>Unknown Author</dc:creator>
              <dc:date>2021-06-17T17:23:00</dc:date>
            </office:change-info>
          </text:insertion>
        </text:changed-region>
        <text:changed-region xml:id="ct94833154169104" text:id="ct94833154169104">
          <text:insertion>
            <office:change-info>
              <dc:creator>Unknown Author</dc:creator>
              <dc:date>2021-06-22T16:52:08</dc:date>
            </office:change-info>
          </text:insertion>
        </text:changed-region>
        <text:changed-region xml:id="ct94833154541888" text:id="ct94833154541888">
          <text:insertion>
            <office:change-info>
              <dc:creator>Unknown Author</dc:creator>
              <dc:date>2021-06-22T16:52:18</dc:date>
            </office:change-info>
          </text:insertion>
        </text:changed-region>
        <text:changed-region xml:id="ct94833154486816" text:id="ct94833154486816">
          <text:insertion>
            <office:change-info>
              <dc:creator>Unknown Author</dc:creator>
              <dc:date>2021-06-22T16:53:00</dc:date>
            </office:change-info>
          </text:insertion>
        </text:changed-region>
        <text:changed-region xml:id="ct94833154487184" text:id="ct94833154487184">
          <text:deletion>
            <office:change-info>
              <dc:creator>Unknown Author</dc:creator>
              <dc:date>2021-06-22T16:54:01</dc:date>
            </office:change-info>
            <text:p text:style-name="P2"><text:span text:style-name="T3"><text:s/>our s</text:span></text:p>
          </text:deletion>
        </text:changed-region>
        <text:changed-region xml:id="ct94833154494576" text:id="ct94833154494576">
          <text:insertion>
            <office:change-info>
              <dc:creator>Unknown Author</dc:creator>
              <dc:date>2021-06-22T16:54:01</dc:date>
            </office:change-info>
          </text:insertion>
        </text:changed-region>
        <text:changed-region xml:id="ct94833154585056" text:id="ct94833154585056">
          <text:insertion>
            <office:change-info>
              <dc:creator>Unknown Author</dc:creator>
              <dc:date>2021-06-22T13:19:48</dc:date>
            </office:change-info>
          </text:insertion>
        </text:changed-region>
        <text:changed-region xml:id="ct94833154632032" text:id="ct94833154632032">
          <text:insertion>
            <office:change-info>
              <dc:creator>Unknown Author</dc:creator>
              <dc:date>2021-06-22T13:20:00</dc:date>
            </office:change-info>
          </text:insertion>
        </text:changed-region>
        <text:changed-region xml:id="ct94833154676112" text:id="ct94833154676112">
          <text:deletion>
            <office:change-info>
              <dc:creator>Unknown Author</dc:creator>
              <dc:date>2021-06-17T16:27:16</dc:date>
            </office:change-info>
            <text:p text:style-name="P2"><text:span text:style-name="T1">(</text:span></text:p>
          </text:deletion>
        </text:changed-region>
        <text:changed-region xml:id="ct94833154679072" text:id="ct94833154679072">
          <text:insertion>
            <office:change-info>
              <dc:creator>Unknown Author</dc:creator>
              <dc:date>2021-06-17T16:27:17</dc:date>
            </office:change-info>
          </text:insertion>
        </text:changed-region>
        <text:changed-region xml:id="ct94833154681600" text:id="ct94833154681600">
          <text:deletion>
            <office:change-info>
              <dc:creator>Unknown Author</dc:creator>
              <dc:date>2021-06-18T12:50:49</dc:date>
            </office:change-info>
            <text:p text:style-name="P2"><text:span text:style-name="T1">of the transcription factor</text:span></text:p>
          </text:deletion>
        </text:changed-region>
        <text:changed-region xml:id="ct94833154685376" text:id="ct94833154685376">
          <text:insertion>
            <office:change-info>
              <dc:creator>Unknown Author</dc:creator>
              <dc:date>2021-06-18T12:50:49</dc:date>
            </office:change-info>
          </text:insertion>
        </text:changed-region>
        <text:changed-region xml:id="ct94833154685808" text:id="ct94833154685808">
          <text:deletion>
            <office:change-info>
              <dc:creator>Unknown Author</dc:creator>
              <dc:date>2021-06-17T16:27:22</dc:date>
            </office:change-info>
            <text:p text:style-name="P2"><text:span text:style-name="T4">)</text:span></text:p>
          </text:deletion>
        </text:changed-region>
        <text:changed-region xml:id="ct94833154686032" text:id="ct94833154686032">
          <text:deletion>
            <office:change-info>
              <dc:creator>Unknown Author</dc:creator>
              <dc:date>2021-06-17T15:59:44</dc:date>
            </office:change-info>
            <text:p text:style-name="P2"><text:span text:style-name="T1">24</text:span></text:p>
          </text:deletion>
        </text:changed-region>
        <text:changed-region xml:id="ct94833154793568" text:id="ct94833154793568">
          <text:insertion>
            <office:change-info>
              <dc:creator>Unknown Author</dc:creator>
              <dc:date>2021-06-17T15:59:44</dc:date>
            </office:change-info>
          </text:insertion>
        </text:changed-region>
        <text:changed-region xml:id="ct94833154671136" text:id="ct94833154671136">
          <text:insertion>
            <office:change-info>
              <dc:creator>Unknown Author</dc:creator>
              <dc:date>2021-06-22T13:19:19</dc:date>
            </office:change-info>
          </text:insertion>
        </text:changed-region>
        <text:changed-region xml:id="ct94833154793792" text:id="ct94833154793792">
          <text:deletion>
            <office:change-info>
              <dc:creator>Unknown Author</dc:creator>
              <dc:date>2021-06-17T16:00:02</dc:date>
            </office:change-info>
            <text:p text:style-name="P2"><text:span text:style-name="T1">indicates an unstable gene network.</text:span></text:p>
          </text:deletion>
        </text:changed-region>
        <text:changed-region xml:id="ct94833154462592" text:id="ct94833154462592">
          <text:insertion>
            <office:change-info>
              <dc:creator>Unknown Author</dc:creator>
              <dc:date>2021-06-17T16:00:02</dc:date>
            </office:change-info>
          </text:insertion>
        </text:changed-region>
        <text:changed-region xml:id="ct94833154627680" text:id="ct94833154627680">
          <text:insertion>
            <office:change-info>
              <dc:creator>Unknown Author</dc:creator>
              <dc:date>2021-06-17T16:01:05</dc:date>
            </office:change-info>
          </text:insertion>
        </text:changed-region>
        <text:changed-region xml:id="ct94833154821072" text:id="ct94833154821072">
          <text:insertion>
            <office:change-info>
              <dc:creator>Unknown Author</dc:creator>
              <dc:date>2021-06-17T16:03:48</dc:date>
            </office:change-info>
          </text:insertion>
        </text:changed-region>
        <text:changed-region xml:id="ct94833154759856" text:id="ct94833154759856">
          <text:insertion>
            <office:change-info>
              <dc:creator>Unknown Author</dc:creator>
              <dc:date>2021-06-17T16:04:00</dc:date>
            </office:change-info>
          </text:insertion>
        </text:changed-region>
        <text:changed-region xml:id="ct94833154270064" text:id="ct94833154270064">
          <text:deletion>
            <office:change-info>
              <dc:creator>Unknown Author</dc:creator>
              <dc:date>2021-06-17T16:04:05</dc:date>
            </office:change-info>
            <text:p text:style-name="P2"><text:span text:style-name="T5"><text:s/>(</text:span></text:p>
          </text:deletion>
        </text:changed-region>
        <text:changed-region xml:id="ct94833154746400" text:id="ct94833154746400">
          <text:deletion>
            <office:change-info>
              <dc:creator>Unknown Author</dc:creator>
              <dc:date>2021-06-17T16:04:10</dc:date>
            </office:change-info>
            <text:p text:style-name="P2"><text:span text:style-name="T1">)</text:span></text:p>
          </text:deletion>
        </text:changed-region>
        <text:changed-region xml:id="ct94833154697296" text:id="ct94833154697296">
          <text:insertion>
            <office:change-info>
              <dc:creator>Unknown Author</dc:creator>
              <dc:date>2021-06-17T16:04:11</dc:date>
            </office:change-info>
          </text:insertion>
        </text:changed-region>
        <text:changed-region xml:id="ct94833154541584" text:id="ct94833154541584">
          <text:deletion>
            <office:change-info>
              <dc:creator>Unknown Author</dc:creator>
              <dc:date>2021-06-17T16:04:10</dc:date>
            </office:change-info>
            <text:p text:style-name="P2"><text:span text:style-name="T1"><text:s/></text:span></text:p>
          </text:deletion>
        </text:changed-region>
        <text:changed-region xml:id="ct94833154846880" text:id="ct94833154846880">
          <text:insertion>
            <office:change-info>
              <dc:creator>Unknown Author</dc:creator>
              <dc:date>2021-06-17T16:05:06</dc:date>
            </office:change-info>
          </text:insertion>
        </text:changed-region>
        <text:changed-region xml:id="ct94833154851856" text:id="ct94833154851856">
          <text:insertion>
            <office:change-info>
              <dc:creator>Unknown Author</dc:creator>
              <dc:date>2021-06-17T16:06:06</dc:date>
            </office:change-info>
          </text:insertion>
        </text:changed-region>
        <text:changed-region xml:id="ct94833154852160" text:id="ct94833154852160">
          <text:deletion>
            <office:change-info>
              <dc:creator>Unknown Author</dc:creator>
              <dc:date>2021-06-17T16:06:53</dc:date>
            </office:change-info>
            <text:p text:style-name="P2"><text:span text:style-name="T6">Even</text:span></text:p>
          </text:deletion>
        </text:changed-region>
        <text:changed-region xml:id="ct94833154850528" text:id="ct94833154850528">
          <text:insertion>
            <office:change-info>
              <dc:creator>Unknown Author</dc:creator>
              <dc:date>2021-06-17T16:06:53</dc:date>
            </office:change-info>
          </text:insertion>
        </text:changed-region>
        <text:changed-region xml:id="ct94833154274960" text:id="ct94833154274960">
          <text:deletion>
            <office:change-info>
              <dc:creator>Unknown Author</dc:creator>
              <dc:date>2021-06-17T16:07:34</dc:date>
            </office:change-info>
            <text:p text:style-name="P2"><text:span text:style-name="T1">were</text:span></text:p>
          </text:deletion>
        </text:changed-region>
        <text:changed-region xml:id="ct94833154852640" text:id="ct94833154852640">
          <text:insertion>
            <office:change-info>
              <dc:creator>Unknown Author</dc:creator>
              <dc:date>2021-06-17T16:07:34</dc:date>
            </office:change-info>
          </text:insertion>
        </text:changed-region>
        <text:changed-region xml:id="ct94833154861008" text:id="ct94833154861008">
          <text:insertion>
            <office:change-info>
              <dc:creator>Unknown Author</dc:creator>
              <dc:date>2021-06-17T16:07:04</dc:date>
            </office:change-info>
          </text:insertion>
        </text:changed-region>
        <text:changed-region xml:id="ct94833154860000" text:id="ct94833154860000">
          <text:insertion>
            <office:change-info>
              <dc:creator>Unknown Author</dc:creator>
              <dc:date>2021-06-17T16:10:26</dc:date>
            </office:change-info>
          </text:insertion>
        </text:changed-region>
        <text:changed-region xml:id="ct94833154861344" text:id="ct94833154861344">
          <text:insertion>
            <office:change-info>
              <dc:creator>Unknown Author</dc:creator>
              <dc:date>2021-06-17T16:11:18</dc:date>
            </office:change-info>
          </text:insertion>
        </text:changed-region>
        <text:changed-region xml:id="ct94833154861648" text:id="ct94833154861648">
          <text:deletion>
            <office:change-info>
              <dc:creator>Unknown Author</dc:creator>
              <dc:date>2021-06-17T16:15:03</dc:date>
            </office:change-info>
            <text:p text:style-name="P2"><text:span text:style-name="T7">non-linearities in the gene network model are expected to generate a substantial amount of interactions (including dominance, epistasis, and pleiotropy) at the phenotypic (gene expression) level. </text:span></text:p>
          </text:deletion>
        </text:changed-region>
        <text:changed-region xml:id="ct94833154822464" text:id="ct94833154822464">
          <text:insertion>
            <office:change-info>
              <dc:creator>Unknown Author</dc:creator>
              <dc:date>2021-06-17T16:01:30</dc:date>
            </office:change-info>
          </text:insertion>
        </text:changed-region>
        <text:changed-region xml:id="ct94833154862720" text:id="ct94833154862720">
          <text:deletion>
            <office:change-info>
              <dc:creator>Unknown Author</dc:creator>
              <dc:date>2021-06-17T16:01:41</dc:date>
            </office:change-info>
            <text:p text:style-name="P2"><text:span text:style-name="T5">unstable networks</text:span></text:p>
          </text:deletion>
        </text:changed-region>
        <text:changed-region xml:id="ct94833154891664" text:id="ct94833154891664">
          <text:deletion>
            <office:change-info>
              <dc:creator>Unknown Author</dc:creator>
              <dc:date>2021-06-17T16:01:57</dc:date>
            </office:change-info>
            <text:p text:style-name="P2"><text:span text:style-name="T1">on unstable networks</text:span></text:p>
          </text:deletion>
        </text:changed-region>
        <text:changed-region xml:id="ct94833154893008" text:id="ct94833154893008">
          <text:insertion>
            <office:change-info>
              <dc:creator>Unknown Author</dc:creator>
              <dc:date>2021-06-17T16:01:57</dc:date>
            </office:change-info>
          </text:insertion>
        </text:changed-region>
        <text:changed-region xml:id="ct94833154894496" text:id="ct94833154894496">
          <text:insertion>
            <office:change-info>
              <dc:creator>Unknown Author</dc:creator>
              <dc:date>2021-06-17T16:02:00</dc:date>
            </office:change-info>
          </text:insertion>
        </text:changed-region>
        <text:changed-region xml:id="ct94833155010016" text:id="ct94833155010016">
          <text:insertion>
            <office:change-info>
              <dc:creator>Unknown Author</dc:creator>
              <dc:date>2021-06-17T17:24:21</dc:date>
            </office:change-info>
          </text:insertion>
        </text:changed-region>
        <text:changed-region xml:id="ct94833155035376" text:id="ct94833155035376">
          <text:insertion>
            <office:change-info>
              <dc:creator>Unknown Author</dc:creator>
              <dc:date>2021-06-17T17:25:09</dc:date>
            </office:change-info>
          </text:insertion>
        </text:changed-region>
        <text:changed-region xml:id="ct94833155036416" text:id="ct94833155036416">
          <text:insertion>
            <office:change-info>
              <dc:creator>Unknown Author</dc:creator>
              <dc:date>2021-06-17T17:27:11</dc:date>
            </office:change-info>
          </text:insertion>
        </text:changed-region>
        <text:changed-region xml:id="ct94833154893808" text:id="ct94833154893808">
          <text:insertion>
            <office:change-info>
              <dc:creator>Unknown Author</dc:creator>
              <dc:date>2021-06-17T17:28:07</dc:date>
            </office:change-info>
          </text:insertion>
        </text:changed-region>
        <text:changed-region xml:id="ct94833155001840" text:id="ct94833155001840">
          <text:insertion>
            <office:change-info>
              <dc:creator>Unknown Author</dc:creator>
              <dc:date>2021-06-17T17:29:43</dc:date>
            </office:change-info>
          </text:insertion>
        </text:changed-region>
        <text:changed-region xml:id="ct94833154879872" text:id="ct94833154879872">
          <text:insertion>
            <office:change-info>
              <dc:creator>Unknown Author</dc:creator>
              <dc:date>2021-06-17T17:30:00</dc:date>
            </office:change-info>
          </text:insertion>
        </text:changed-region>
        <text:changed-region xml:id="ct94833155039504" text:id="ct94833155039504">
          <text:deletion>
            <office:change-info>
              <dc:creator>Unknown Author</dc:creator>
              <dc:date>2021-06-22T15:58:24</dc:date>
            </office:change-info>
            <text:p text:style-name="P3"><text:span text:style-name="T1">the </text:span></text:p>
          </text:deletion>
        </text:changed-region>
        <text:changed-region xml:id="ct94833155039728" text:id="ct94833155039728">
          <text:deletion>
            <office:change-info>
              <dc:creator>Unknown Author</dc:creator>
              <dc:date>2021-06-22T15:58:28</dc:date>
            </office:change-info>
            <text:p text:style-name="P3"><text:span text:style-name="T1">maize </text:span></text:p>
          </text:deletion>
        </text:changed-region>
        <text:changed-region xml:id="ct94833155039952" text:id="ct94833155039952">
          <text:insertion>
            <office:change-info>
              <dc:creator>Unknown Author</dc:creator>
              <dc:date>2021-06-22T15:58:31</dc:date>
            </office:change-info>
          </text:insertion>
        </text:changed-region>
        <text:changed-region xml:id="ct94833155040176" text:id="ct94833155040176">
          <text:deletion>
            <office:change-info>
              <dc:creator>Unknown Author</dc:creator>
              <dc:date>2021-06-22T15:58:35</dc:date>
            </office:change-info>
            <text:p text:style-name="P3"><text:span text:style-name="T8"><text:s/>as a reference.</text:span></text:p>
          </text:deletion>
        </text:changed-region>
        <text:changed-region xml:id="ct94833155040496" text:id="ct94833155040496">
          <text:insertion>
            <office:change-info>
              <dc:creator>Unknown Author</dc:creator>
              <dc:date>2021-06-22T15:58:51</dc:date>
            </office:change-info>
          </text:insertion>
        </text:changed-region>
        <text:changed-region xml:id="ct94833155040720" text:id="ct94833155040720">
          <text:deletion>
            <office:change-info>
              <dc:creator>Unknown Author</dc:creator>
              <dc:date>2021-06-22T15:58:51</dc:date>
            </office:change-info>
            <text:p text:style-name="P3"><text:span text:style-name="T8">is</text:span></text:p>
          </text:deletion>
        </text:changed-region>
        <text:changed-region xml:id="ct94833155042576" text:id="ct94833155042576">
          <text:insertion>
            <office:change-info>
              <dc:creator>Unknown Author</dc:creator>
              <dc:date>2021-06-22T15:59:00</dc:date>
            </office:change-info>
          </text:insertion>
        </text:changed-region>
        <text:changed-region xml:id="ct94833155042896" text:id="ct94833155042896">
          <text:insertion>
            <office:change-info>
              <dc:creator>Unknown Author</dc:creator>
              <dc:date>2021-06-22T15:58:44</dc:date>
            </office:change-info>
          </text:insertion>
        </text:changed-region>
        <text:changed-region xml:id="ct94833155043504" text:id="ct94833155043504">
          <text:insertion>
            <office:change-info>
              <dc:creator>Unknown Author</dc:creator>
              <dc:date>2021-06-22T15:59:36</dc:date>
            </office:change-info>
          </text:insertion>
        </text:changed-region>
        <text:changed-region xml:id="ct94833155043728" text:id="ct94833155043728">
          <text:deletion>
            <office:change-info>
              <dc:creator>Unknown Author</dc:creator>
              <dc:date>2021-06-22T15:59:52</dc:date>
            </office:change-info>
            <text:p text:style-name="P3"><text:span text:style-name="T9">includes </text:span></text:p>
          </text:deletion>
        </text:changed-region>
        <text:changed-region xml:id="ct94833155044224" text:id="ct94833155044224">
          <text:insertion>
            <office:change-info>
              <dc:creator>Unknown Author</dc:creator>
              <dc:date>2021-06-22T15:59:57</dc:date>
            </office:change-info>
          </text:insertion>
        </text:changed-region>
        <text:changed-region xml:id="ct94833154293584" text:id="ct94833154293584">
          <text:insertion>
            <office:change-info>
              <dc:creator>Unknown Author</dc:creator>
              <dc:date>2021-06-22T16:48:52</dc:date>
            </office:change-info>
          </text:insertion>
        </text:changed-region>
        <text:changed-region xml:id="ct94833154290224" text:id="ct94833154290224">
          <text:deletion>
            <office:change-info>
              <dc:creator>Unknown Author</dc:creator>
              <dc:date>2021-06-22T16:49:00</dc:date>
            </office:change-info>
            <text:p text:style-name="P3"><text:span text:style-name="T10">ratio of the size of the bottlenecked population to the duration of the bottleneck equals to</text:span></text:p>
          </text:deletion>
        </text:changed-region>
        <text:changed-region xml:id="ct94833155056144" text:id="ct94833155056144">
          <text:deletion>
            <office:change-info>
              <dc:creator>Unknown Author</dc:creator>
              <dc:date>2021-06-22T16:47:18</dc:date>
            </office:change-info>
            <text:p text:style-name="P3"><text:span text:style-name="T2">k</text:span></text:p>
          </text:deletion>
        </text:changed-region>
        <text:changed-region xml:id="ct94833155065968" text:id="ct94833155065968">
          <text:insertion>
            <office:change-info>
              <dc:creator>Unknown Author</dc:creator>
              <dc:date>2021-06-22T16:47:29</dc:date>
            </office:change-info>
          </text:insertion>
        </text:changed-region>
        <text:changed-region xml:id="ct94833155066272" text:id="ct94833155066272">
          <text:deletion>
            <office:change-info>
              <dc:creator>Unknown Author</dc:creator>
              <dc:date>2021-06-22T16:47:29</dc:date>
            </office:change-info>
            <text:p text:style-name="P3"><text:span text:style-name="T11">.</text:span></text:p>
          </text:deletion>
        </text:changed-region>
        <text:changed-region xml:id="ct94833155091600" text:id="ct94833155091600">
          <text:insertion>
            <office:change-info>
              <dc:creator>Unknown Author</dc:creator>
              <dc:date>2021-06-22T16:47:41</dc:date>
            </office:change-info>
          </text:insertion>
        </text:changed-region>
        <text:changed-region xml:id="ct94833155093248" text:id="ct94833155093248">
          <text:insertion>
            <office:change-info>
              <dc:creator>Unknown Author</dc:creator>
              <dc:date>2021-06-22T16:48:19</dc:date>
            </office:change-info>
          </text:insertion>
        </text:changed-region>
        <text:changed-region xml:id="ct94833155096224" text:id="ct94833155096224">
          <text:insertion>
            <office:change-info>
              <dc:creator>Unknown Author</dc:creator>
              <dc:date>2021-06-22T16:01:13</dc:date>
            </office:change-info>
          </text:insertion>
        </text:changed-region>
        <text:changed-region xml:id="ct94833155205712" text:id="ct94833155205712">
          <text:insertion>
            <office:change-info>
              <dc:creator>Unknown Author</dc:creator>
              <dc:date>2021-06-22T16:01:52</dc:date>
            </office:change-info>
          </text:insertion>
        </text:changed-region>
        <text:changed-region xml:id="ct94833155210880" text:id="ct94833155210880">
          <text:insertion>
            <office:change-info>
              <dc:creator>Unknown Author</dc:creator>
              <dc:date>2021-06-22T16:02:14</dc:date>
            </office:change-info>
          </text:insertion>
        </text:changed-region>
        <text:changed-region xml:id="ct94833155211360" text:id="ct94833155211360">
          <text:insertion>
            <office:change-info>
              <dc:creator>Unknown Author</dc:creator>
              <dc:date>2021-06-22T16:12:41</dc:date>
            </office:change-info>
          </text:insertion>
        </text:changed-region>
        <text:changed-region xml:id="ct94833155212544" text:id="ct94833155212544">
          <text:insertion>
            <office:change-info>
              <dc:creator>Unknown Author</dc:creator>
              <dc:date>2021-06-22T16:04:11</dc:date>
            </office:change-info>
          </text:insertion>
        </text:changed-region>
        <text:changed-region xml:id="ct94833155217120" text:id="ct94833155217120">
          <text:insertion>
            <office:change-info>
              <dc:creator>Unknown Author</dc:creator>
              <dc:date>2021-06-22T16:25:00</dc:date>
            </office:change-info>
          </text:insertion>
        </text:changed-region>
        <text:changed-region xml:id="ct94833155223680" text:id="ct94833155223680">
          <text:insertion>
            <office:change-info>
              <dc:creator>Unknown Author</dc:creator>
              <dc:date>2021-06-22T16:04:11</dc:date>
            </office:change-info>
          </text:insertion>
        </text:changed-region>
        <text:changed-region xml:id="ct94833155221616" text:id="ct94833155221616">
          <text:insertion>
            <office:change-info>
              <dc:creator>Unknown Author</dc:creator>
              <dc:date>2021-06-22T16:05:05</dc:date>
            </office:change-info>
          </text:insertion>
        </text:changed-region>
        <text:changed-region xml:id="ct94833155230448" text:id="ct94833155230448">
          <text:insertion>
            <office:change-info>
              <dc:creator>Unknown Author</dc:creator>
              <dc:date>2021-06-22T16:07:22</dc:date>
            </office:change-info>
          </text:insertion>
        </text:changed-region>
        <text:changed-region xml:id="ct94833155226080" text:id="ct94833155226080">
          <text:insertion>
            <office:change-info>
              <dc:creator>Unknown Author</dc:creator>
              <dc:date>2021-06-22T16:08:00</dc:date>
            </office:change-info>
          </text:insertion>
        </text:changed-region>
        <text:changed-region xml:id="ct94833155227920" text:id="ct94833155227920">
          <text:insertion>
            <office:change-info>
              <dc:creator>Unknown Author</dc:creator>
              <dc:date>2021-06-22T16:10:12</dc:date>
            </office:change-info>
          </text:insertion>
        </text:changed-region>
        <text:changed-region xml:id="ct94833155230672" text:id="ct94833155230672">
          <text:insertion>
            <office:change-info>
              <dc:creator>Unknown Author</dc:creator>
              <dc:date>2021-06-22T16:29:08</dc:date>
            </office:change-info>
          </text:insertion>
        </text:changed-region>
        <text:changed-region xml:id="ct94833155233984" text:id="ct94833155233984">
          <text:insertion>
            <office:change-info>
              <dc:creator>Unknown Author</dc:creator>
              <dc:date>2021-06-22T16:32:36</dc:date>
            </office:change-info>
          </text:insertion>
        </text:changed-region>
        <text:changed-region xml:id="ct94833155235344" text:id="ct94833155235344">
          <text:insertion>
            <office:change-info>
              <dc:creator>Unknown Author</dc:creator>
              <dc:date>2021-06-22T16:10:12</dc:date>
            </office:change-info>
          </text:insertion>
        </text:changed-region>
        <text:changed-region xml:id="ct94833155240912" text:id="ct94833155240912">
          <text:insertion>
            <office:change-info>
              <dc:creator>Unknown Author</dc:creator>
              <dc:date>2021-06-22T16:11:06</dc:date>
            </office:change-info>
          </text:insertion>
        </text:changed-region>
        <text:changed-region xml:id="ct94833155247936" text:id="ct94833155247936">
          <text:insertion>
            <office:change-info>
              <dc:creator>Unknown Author</dc:creator>
              <dc:date>2021-06-22T16:22:06</dc:date>
            </office:change-info>
          </text:insertion>
        </text:changed-region>
        <text:changed-region xml:id="ct94833155248160" text:id="ct94833155248160">
          <text:insertion>
            <office:change-info>
              <dc:creator>Unknown Author</dc:creator>
              <dc:date>2021-06-22T16:11:06</dc:date>
            </office:change-info>
          </text:insertion>
        </text:changed-region>
        <text:changed-region xml:id="ct94833155255408" text:id="ct94833155255408">
          <text:insertion>
            <office:change-info>
              <dc:creator>Unknown Author</dc:creator>
              <dc:date>2021-06-22T16:17:12</dc:date>
            </office:change-info>
          </text:insertion>
        </text:changed-region>
        <text:changed-region xml:id="ct94833155250352" text:id="ct94833155250352">
          <text:deletion>
            <office:change-info>
              <dc:creator>Unknown Author</dc:creator>
              <dc:date>2021-06-22T16:16:19</dc:date>
            </office:change-info>
            <text:p text:style-name="P3"><text:span text:style-name="T9">(</text:span></text:p>
          </text:deletion>
        </text:changed-region>
        <text:changed-region xml:id="ct94833155250048" text:id="ct94833155250048">
          <text:deletion>
            <office:change-info>
              <dc:creator>Unknown Author</dc:creator>
              <dc:date>2021-06-22T16:10:11</dc:date>
            </office:change-info>
            <text:p text:style-name="P3"><text:span text:style-name="T9"><text:s/></text:span></text:p>
          </text:deletion>
        </text:changed-region>
        <text:changed-region xml:id="ct94833180494368" text:id="ct94833180494368">
          <text:deletion>
            <office:change-info>
              <dc:creator>Unknown Author</dc:creator>
              <dc:date>2021-07-13T13:12:12</dc:date>
            </office:change-info>
            <text:p text:style-name="P3"><text:span text:style-name="T9">Figure S1</text:span></text:p>
          </text:deletion>
        </text:changed-region>
        <text:changed-region xml:id="ct94833155251152" text:id="ct94833155251152">
          <text:deletion>
            <office:change-info>
              <dc:creator>Unknown Author</dc:creator>
              <dc:date>2021-06-22T16:17:31</dc:date>
            </office:change-info>
            <text:p text:style-name="P3"><text:span text:style-name="T9">)</text:span></text:p>
          </text:deletion>
        </text:changed-region>
        <text:changed-region xml:id="ct94833180691200" text:id="ct94833180691200">
          <text:deletion>
            <office:change-info>
              <dc:creator>Unknown Author</dc:creator>
              <dc:date>2021-07-13T13:12:35</dc:date>
            </office:change-info>
            <text:p text:style-name="P4">default</text:p>
          </text:deletion>
        </text:changed-region>
        <text:changed-region xml:id="ct94833155249744" text:id="ct94833155249744">
          <text:insertion>
            <office:change-info>
              <dc:creator>Unknown Author</dc:creator>
              <dc:date>2021-07-13T13:12:35</dc:date>
            </office:change-info>
          </text:insertion>
        </text:changed-region>
        <text:changed-region xml:id="ct94833181318096" text:id="ct94833181318096">
          <text:deletion>
            <office:change-info>
              <dc:creator>Unknown Author</dc:creator>
              <dc:date>2021-07-13T13:13:58</dc:date>
            </office:change-info>
            <text:p text:style-name="P2"><text:span text:style-name="T1">an outcrosser crop</text:span></text:p>
          </text:deletion>
        </text:changed-region>
        <text:changed-region xml:id="ct94833174228480" text:id="ct94833174228480">
          <text:insertion>
            <office:change-info>
              <dc:creator>Unknown Author</dc:creator>
              <dc:date>2021-07-13T13:13:58</dc:date>
            </office:change-info>
          </text:insertion>
        </text:changed-region>
        <text:changed-region xml:id="ct94833180959120" text:id="ct94833180959120">
          <text:deletion>
            <office:change-info>
              <dc:creator>Unknown Author</dc:creator>
              <dc:date>2021-07-13T13:14:08</dc:date>
            </office:change-info>
            <text:p text:style-name="P2"><text:span text:style-name="T1">moderate </text:span></text:p>
          </text:deletion>
        </text:changed-region>
        <text:changed-region xml:id="ct94833176904896" text:id="ct94833176904896">
          <text:insertion>
            <office:change-info>
              <dc:creator>Unknown Author</dc:creator>
              <dc:date>2021-07-13T13:14:30</dc:date>
            </office:change-info>
          </text:insertion>
        </text:changed-region>
        <text:changed-region xml:id="ct94833180879792" text:id="ct94833180879792">
          <text:insertion>
            <office:change-info>
              <dc:creator>Unknown Author</dc:creator>
              <dc:date>2021-07-13T13:15:13</dc:date>
            </office:change-info>
          </text:insertion>
        </text:changed-region>
        <text:changed-region xml:id="ct94833177235056" text:id="ct94833177235056">
          <text:insertion>
            <office:change-info>
              <dc:creator>Unknown Author</dc:creator>
              <dc:date>2021-07-13T13:16:00</dc:date>
            </office:change-info>
          </text:insertion>
        </text:changed-region>
        <text:changed-region xml:id="ct94833176981312" text:id="ct94833176981312">
          <text:insertion>
            <office:change-info>
              <dc:creator>Unknown Author</dc:creator>
              <dc:date>2021-07-13T13:16:14</dc:date>
            </office:change-info>
          </text:insertion>
        </text:changed-region>
        <text:changed-region xml:id="ct94833155220288" text:id="ct94833155220288">
          <text:deletion>
            <office:change-info>
              <dc:creator>Unknown Author</dc:creator>
              <dc:date>2021-07-13T13:16:14</dc:date>
            </office:change-info>
            <text:p text:style-name="P2"><text:span text:style-name="T12">is</text:span></text:p>
          </text:deletion>
        </text:changed-region>
        <text:changed-region xml:id="ct94833176763632" text:id="ct94833176763632">
          <text:insertion>
            <office:change-info>
              <dc:creator>Unknown Author</dc:creator>
              <dc:date>2021-07-13T13:16:17</dc:date>
            </office:change-info>
          </text:insertion>
        </text:changed-region>
        <text:changed-region xml:id="ct94833182830272" text:id="ct94833182830272">
          <text:deletion>
            <office:change-info>
              <dc:creator>Unknown Author</dc:creator>
              <dc:date>2021-07-13T13:23:56</dc:date>
            </office:change-info>
            <text:p text:style-name="P2"><text:span text:style-name="T1"><text:s/>both in a brief reduction of the </text:span><text:span text:style-name="T1"><draw:frame draw:style-name="fr1" draw:name="70" text:anchor-type="as-char" svg:width="10mm" svg:height="5.31mm" draw:z-index="100"><draw:object-ole xlink:href="./Object 97" xlink:type="simple" xlink:show="embed" xlink:actuate="onLoad"/><draw:image xlink:href="./ObjectReplacements/Object 97" xlink:type="simple" xlink:show="embed" xlink:actuate="onLoad"/><svg:desc>OLE-object</svg:desc></draw:frame></text:span><text:span text:style-name="T1"><text:s/>ratio (&lt;1) (Figure S1), and</text:span></text:p>
          </text:deletion>
        </text:changed-region>
        <text:changed-region xml:id="ct94833185559808" text:id="ct94833185559808">
          <text:insertion>
            <office:change-info>
              <dc:creator>Unknown Author</dc:creator>
              <dc:date>2021-07-13T13:24:37</dc:date>
            </office:change-info>
          </text:insertion>
        </text:changed-region>
        <text:changed-region xml:id="ct139937752027152" text:id="ct139937752027152">
          <text:deletion>
            <office:change-info>
              <dc:creator>Unknown Author</dc:creator>
              <dc:date>2021-07-13T13:24:54</dc:date>
            </office:change-info>
            <text:p text:style-name="P2"><text:span text:style-name="T1">s</text:span></text:p>
          </text:deletion>
        </text:changed-region>
        <text:changed-region xml:id="ct94833183099888" text:id="ct94833183099888">
          <text:deletion>
            <office:change-info>
              <dc:creator>Unknown Author</dc:creator>
              <dc:date>2021-07-13T13:24:59</dc:date>
            </office:change-info>
            <text:p text:style-name="P2"><text:span text:style-name="T1">had </text:span></text:p>
          </text:deletion>
        </text:changed-region>
        <text:changed-region xml:id="ct94833157310320" text:id="ct94833157310320">
          <text:deletion>
            <office:change-info>
              <dc:creator>Unknown Author</dc:creator>
              <dc:date>2021-07-13T13:25:01</dc:date>
            </office:change-info>
            <text:p text:style-name="P2"><text:span text:style-name="T1">ed</text:span></text:p>
          </text:deletion>
        </text:changed-region>
        <text:changed-region xml:id="ct94833183986960" text:id="ct94833183986960">
          <text:deletion>
            <office:change-info>
              <dc:creator>Unknown Author</dc:creator>
              <dc:date>2021-07-13T13:27:34</dc:date>
            </office:change-info>
            <text:p text:style-name="P2"><text:span text:style-name="T1">－depending on gene type － </text:span></text:p>
          </text:deletion>
        </text:changed-region>
        <text:changed-region xml:id="ct94833181138320" text:id="ct94833181138320">
          <text:deletion>
            <office:change-info>
              <dc:creator>Unknown Author</dc:creator>
              <dc:date>2021-07-13T13:27:55</dc:date>
            </office:change-info>
            <text:p text:style-name="P2"><text:span text:style-name="T1">The genes for which the </text:span><text:span text:style-name="T2">cis</text:span><text:span text:style-name="T1">-regulatory regions evolved the most were genes which expression was plastic before the bottleneck. These genes were also affected by a second wave of accelerated evolution by the end of the bottleneck. </text:span></text:p>
          </text:deletion>
        </text:changed-region>
        <text:changed-region xml:id="ct94833184515216" text:id="ct94833184515216">
          <text:deletion>
            <office:change-info>
              <dc:creator>Unknown Author</dc:creator>
              <dc:date>2021-07-13T13:29:30</dc:date>
            </office:change-info>
            <text:p text:style-name="P2"><text:span text:style-name="T1">S11D and </text:span></text:p>
          </text:deletion>
        </text:changed-region>
        <text:changed-region xml:id="ct94833184514656" text:id="ct94833184514656">
          <text:deletion>
            <office:change-info>
              <dc:creator>Unknown Author</dc:creator>
              <dc:date>2021-07-13T13:48:59</dc:date>
            </office:change-info>
            <text:p text:style-name="P2"><text:span text:style-name="T1">defined</text:span></text:p>
          </text:deletion>
        </text:changed-region>
        <text:changed-region xml:id="ct94833182960000" text:id="ct94833182960000">
          <text:insertion>
            <office:change-info>
              <dc:creator>Unknown Author</dc:creator>
              <dc:date>2021-07-13T13:48:59</dc:date>
            </office:change-info>
          </text:insertion>
        </text:changed-region>
        <text:changed-region xml:id="ct94833184779856" text:id="ct94833184779856">
          <text:insertion>
            <office:change-info>
              <dc:creator>Unknown Author</dc:creator>
              <dc:date>2021-07-13T13:49:00</dc:date>
            </office:change-info>
          </text:insertion>
        </text:changed-region>
        <text:changed-region xml:id="ct94833166557408" text:id="ct94833166557408">
          <text:insertion>
            <office:change-info>
              <dc:creator>Unknown Author</dc:creator>
              <dc:date>2021-07-13T13:48:09</dc:date>
            </office:change-info>
          </text:insertion>
        </text:changed-region>
        <text:changed-region xml:id="ct94833157111056" text:id="ct94833157111056">
          <text:insertion>
            <office:change-info>
              <dc:creator>Unknown Author</dc:creator>
              <dc:date>2021-07-13T13:48:22</dc:date>
            </office:change-info>
          </text:insertion>
        </text:changed-region>
        <text:changed-region xml:id="ct94833184022048" text:id="ct94833184022048">
          <text:deletion>
            <office:change-info>
              <dc:creator>Unknown Author</dc:creator>
              <dc:date>2021-07-13T13:49:34</dc:date>
            </office:change-info>
            <text:p text:style-name="P2"><text:span text:style-name="T2">cis</text:span><text:span text:style-name="T1">-regulatory sites of the network</text:span></text:p>
          </text:deletion>
        </text:changed-region>
        <text:changed-region xml:id="ct94833157812448" text:id="ct94833157812448">
          <text:insertion>
            <office:change-info>
              <dc:creator>Unknown Author</dc:creator>
              <dc:date>2021-07-13T13:49:34</dc:date>
            </office:change-info>
          </text:insertion>
        </text:changed-region>
        <text:changed-region xml:id="ct94833157829296" text:id="ct94833157829296">
          <text:deletion>
            <office:change-info>
              <dc:creator>Unknown Author</dc:creator>
              <dc:date>2021-07-13T13:49:52</dc:date>
            </office:change-info>
            <text:p text:style-name="P2"><text:span text:style-name="T1">We focused here on the subset of </text:span><text:span text:style-name="T2">cis</text:span><text:span text:style-name="T1">-regulatory sites that were the targets of low-expressed genes in the network (average expression &lt; 0.1 over the whole time series), considering <text:s/>these sites as neutral (but in total linkage disequilibrium with non-neutral </text:span><text:span text:style-name="T2">cis</text:span><text:span text:style-name="T1">-regulatory sites). </text:span></text:p>
          </text:deletion>
        </text:changed-region>
        <text:changed-region xml:id="ct94833182574368" text:id="ct94833182574368">
          <text:insertion>
            <office:change-info>
              <dc:creator>Unknown Author</dc:creator>
              <dc:date>2021-07-13T13:49:59</dc:date>
            </office:change-info>
          </text:insertion>
        </text:changed-region>
        <text:changed-region xml:id="ct94833156782960" text:id="ct94833156782960">
          <text:insertion>
            <office:change-info>
              <dc:creator>Unknown Author</dc:creator>
              <dc:date>2021-07-13T13:55:13</dc:date>
            </office:change-info>
          </text:insertion>
        </text:changed-region>
        <text:changed-region xml:id="ct94833182929488" text:id="ct94833182929488">
          <text:deletion>
            <office:change-info>
              <dc:creator>Unknown Author</dc:creator>
              <dc:date>2021-07-13T13:55:11</dc:date>
            </office:change-info>
            <text:p text:style-name="P2"><text:span text:style-name="T13">6</text:span></text:p>
          </text:deletion>
        </text:changed-region>
        <text:changed-region xml:id="ct94833180931072" text:id="ct94833180931072">
          <text:deletion>
            <office:change-info>
              <dc:creator>Unknown Author</dc:creator>
              <dc:date>2021-07-13T13:55:17</dc:date>
            </office:change-info>
            <text:p text:style-name="P2"><text:span text:style-name="T1">(from ~1 x10</text:span><text:span text:style-name="T14">-4</text:span><text:span text:style-name="T1"> to ~0.4x10</text:span><text:span text:style-name="T14">-4</text:span><text:span text:style-name="T1">) </text:span></text:p>
          </text:deletion>
        </text:changed-region>
        <text:changed-region xml:id="ct94833184128064" text:id="ct94833184128064">
          <text:deletion>
            <office:change-info>
              <dc:creator>Unknown Author</dc:creator>
              <dc:date>2021-07-13T13:59:22</dc:date>
            </office:change-info>
            <text:p text:style-name="P5"><text:s/>the former</text:p>
          </text:deletion>
        </text:changed-region>
        <text:changed-region xml:id="ct94833182596992" text:id="ct94833182596992">
          <text:insertion>
            <office:change-info>
              <dc:creator>Unknown Author</dc:creator>
              <dc:date>2021-07-13T13:59:22</dc:date>
            </office:change-info>
          </text:insertion>
        </text:changed-region>
        <text:changed-region xml:id="ct94833174160016" text:id="ct94833174160016">
          <text:insertion>
            <office:change-info>
              <dc:creator>Unknown Author</dc:creator>
              <dc:date>2021-07-13T13:59:41</dc:date>
            </office:change-info>
          </text:insertion>
        </text:changed-region>
        <text:changed-region xml:id="ct94833184721632" text:id="ct94833184721632">
          <text:deletion>
            <office:change-info>
              <dc:creator>Unknown Author</dc:creator>
              <dc:date>2021-07-13T13:59:48</dc:date>
            </office:change-info>
            <text:p text:style-name="P5">d</text:p>
          </text:deletion>
        </text:changed-region>
        <text:changed-region xml:id="ct94833181165984" text:id="ct94833181165984">
          <text:insertion>
            <office:change-info>
              <dc:creator>Unknown Author</dc:creator>
              <dc:date>2021-07-13T13:59:57</dc:date>
            </office:change-info>
          </text:insertion>
        </text:changed-region>
        <text:changed-region xml:id="ct94833184254640" text:id="ct94833184254640">
          <text:deletion>
            <office:change-info>
              <dc:creator>Unknown Author</dc:creator>
              <dc:date>2021-07-13T14:00:05</dc:date>
            </office:change-info>
            <text:p text:style-name="P5"><text:s/>before reaching progressively its original level about 6000 generations after the end of the bottleneck (Figure 3B). Note that the recovery was faster than for diversity because the expression level was directly targeted by stabilizing selection.</text:p>
          </text:deletion>
        </text:changed-region>
        <text:changed-region xml:id="ct94833175706656" text:id="ct94833175706656">
          <text:deletion>
            <office:change-info>
              <dc:creator>Unknown Author</dc:creator>
              <dc:date>2021-07-13T14:00:19</dc:date>
            </office:change-info>
            <text:p text:style-name="P5"><text:s/>(Figure S5)</text:p>
          </text:deletion>
        </text:changed-region>
        <text:changed-region xml:id="ct94833178031648" text:id="ct94833178031648">
          <text:insertion>
            <office:change-info>
              <dc:creator>Unknown Author</dc:creator>
              <dc:date>2021-07-13T14:00:38</dc:date>
            </office:change-info>
          </text:insertion>
        </text:changed-region>
        <text:changed-region xml:id="ct94833157963952" text:id="ct94833157963952">
          <text:deletion>
            <office:change-info>
              <dc:creator>Unknown Author</dc:creator>
              <dc:date>2021-07-13T14:02:40</dc:date>
            </office:change-info>
            <text:p text:style-name="P5"/>
            <text:p text:style-name="P6"/>
            <text:p text:style-name="P5">In the default scenario, adaptation proceeded in two waves: one immediately following the selection switch, and one, albeit much reduced, at the end of the bottleneck. The second wave was absent in simulations without bottleneck, confirming that the bottleneck slowed down the expression response to anthropogenic selection. In sum, the d</text:p>
          </text:deletion>
        </text:changed-region>
        <text:changed-region xml:id="ct94833182769888" text:id="ct94833182769888">
          <text:insertion>
            <office:change-info>
              <dc:creator>Unknown Author</dc:creator>
              <dc:date>2021-07-13T14:02:40</dc:date>
            </office:change-info>
          </text:insertion>
        </text:changed-region>
        <text:changed-region xml:id="ct94833156933568" text:id="ct94833156933568">
          <text:deletion>
            <office:change-info>
              <dc:creator>Unknown Author</dc:creator>
              <dc:date>2021-07-13T14:02:45</dc:date>
            </office:change-info>
            <text:p text:style-name="P5">, as we simulated it,</text:p>
          </text:deletion>
        </text:changed-region>
        <text:changed-region xml:id="ct94833157828368" text:id="ct94833157828368">
          <text:insertion>
            <office:change-info>
              <dc:creator>Unknown Author</dc:creator>
              <dc:date>2021-07-13T14:02:48</dc:date>
            </office:change-info>
          </text:insertion>
        </text:changed-region>
        <text:changed-region xml:id="ct94833186362368" text:id="ct94833186362368">
          <text:deletion>
            <office:change-info>
              <dc:creator>Unknown Author</dc:creator>
              <dc:date>2021-07-13T14:03:26</dc:date>
            </office:change-info>
            <text:p text:style-name="P5">ed</text:p>
          </text:deletion>
        </text:changed-region>
        <text:changed-region xml:id="ct94833157190656" text:id="ct94833157190656">
          <text:insertion>
            <office:change-info>
              <dc:creator>Unknown Author</dc:creator>
              <dc:date>2021-07-13T14:03:26</dc:date>
            </office:change-info>
          </text:insertion>
        </text:changed-region>
        <text:changed-region xml:id="ct94833185591824" text:id="ct94833185591824">
          <text:deletion>
            <office:change-info>
              <dc:creator>Unknown Author</dc:creator>
              <dc:date>2021-07-13T14:04:57</dc:date>
            </office:change-info>
            <text:p text:style-name="P7"><text:span text:style-name="T1">a loss of observable </text:span></text:p>
          </text:deletion>
        </text:changed-region>
        <text:changed-region xml:id="ct94833182959616" text:id="ct94833182959616">
          <text:insertion>
            <office:change-info>
              <dc:creator>Unknown Author</dc:creator>
              <dc:date>2021-07-13T14:04:57</dc:date>
            </office:change-info>
          </text:insertion>
        </text:changed-region>
        <text:changed-region xml:id="ct94833157098592" text:id="ct94833157098592">
          <text:insertion>
            <office:change-info>
              <dc:creator>Unknown Author</dc:creator>
              <dc:date>2021-07-13T14:05:10</dc:date>
            </office:change-info>
          </text:insertion>
        </text:changed-region>
        <text:changed-region xml:id="ct94833184141216" text:id="ct94833184141216">
          <text:insertion>
            <office:change-info>
              <dc:creator>Unknown Author</dc:creator>
              <dc:date>2021-07-13T14:47:12</dc:date>
            </office:change-info>
          </text:insertion>
        </text:changed-region>
        <text:changed-region xml:id="ct94833157398032" text:id="ct94833157398032">
          <text:insertion>
            <office:change-info>
              <dc:creator>Unknown Author</dc:creator>
              <dc:date>2021-07-13T14:48:20</dc:date>
            </office:change-info>
          </text:insertion>
        </text:changed-region>
        <text:changed-region xml:id="ct94833177605824" text:id="ct94833177605824">
          <text:insertion>
            <office:change-info>
              <dc:creator>Unknown Author</dc:creator>
              <dc:date>2021-07-13T15:16:05</dc:date>
            </office:change-info>
          </text:insertion>
        </text:changed-region>
        <text:changed-region xml:id="ct94833157158112" text:id="ct94833157158112">
          <text:insertion>
            <office:change-info>
              <dc:creator>Unknown Author</dc:creator>
              <dc:date>2021-07-13T15:17:00</dc:date>
            </office:change-info>
          </text:insertion>
        </text:changed-region>
        <text:changed-region xml:id="ct94833157626544" text:id="ct94833157626544">
          <text:insertion>
            <office:change-info>
              <dc:creator>Unknown Author</dc:creator>
              <dc:date>2021-07-13T15:18:00</dc:date>
            </office:change-info>
          </text:insertion>
        </text:changed-region>
        <text:changed-region xml:id="ct94833156965328" text:id="ct94833156965328">
          <text:insertion>
            <office:change-info>
              <dc:creator>Unknown Author</dc:creator>
              <dc:date>2021-07-13T15:19:02</dc:date>
            </office:change-info>
          </text:insertion>
        </text:changed-region>
        <text:changed-region xml:id="ct94833157502160" text:id="ct94833157502160">
          <text:insertion>
            <office:change-info>
              <dc:creator>Unknown Author</dc:creator>
              <dc:date>2021-07-13T15:10:58</dc:date>
            </office:change-info>
          </text:insertion>
        </text:changed-region>
        <text:changed-region xml:id="ct94833174643200" text:id="ct94833174643200">
          <text:insertion>
            <office:change-info>
              <dc:creator>Unknown Author</dc:creator>
              <dc:date>2021-07-13T15:11:00</dc:date>
            </office:change-info>
          </text:insertion>
        </text:changed-region>
        <text:changed-region xml:id="ct94833186082464" text:id="ct94833186082464">
          <text:insertion>
            <office:change-info>
              <dc:creator>Unknown Author</dc:creator>
              <dc:date>2021-07-13T15:12:25</dc:date>
            </office:change-info>
          </text:insertion>
        </text:changed-region>
        <text:changed-region xml:id="ct94833183776128" text:id="ct94833183776128">
          <text:insertion>
            <office:change-info>
              <dc:creator>Unknown Author</dc:creator>
              <dc:date>2021-07-13T15:13:00</dc:date>
            </office:change-info>
          </text:insertion>
        </text:changed-region>
        <text:changed-region xml:id="ct94833184432688" text:id="ct94833184432688">
          <text:insertion>
            <office:change-info>
              <dc:creator>Unknown Author</dc:creator>
              <dc:date>2021-07-13T15:14:00</dc:date>
            </office:change-info>
          </text:insertion>
        </text:changed-region>
        <text:changed-region xml:id="ct94833186383728" text:id="ct94833186383728">
          <text:insertion>
            <office:change-info>
              <dc:creator>Unknown Author</dc:creator>
              <dc:date>2021-07-13T15:20:09</dc:date>
            </office:change-info>
          </text:insertion>
        </text:changed-region>
        <text:changed-region xml:id="ct94833157537280" text:id="ct94833157537280">
          <text:insertion>
            <office:change-info>
              <dc:creator>Unknown Author</dc:creator>
              <dc:date>2021-07-13T15:44:37</dc:date>
            </office:change-info>
          </text:insertion>
        </text:changed-region>
        <text:changed-region xml:id="ct94833185678336" text:id="ct94833185678336">
          <text:insertion>
            <office:change-info>
              <dc:creator>Unknown Author</dc:creator>
              <dc:date>2021-07-13T15:45:00</dc:date>
            </office:change-info>
          </text:insertion>
        </text:changed-region>
        <text:changed-region xml:id="ct94833177086384" text:id="ct94833177086384">
          <text:insertion>
            <office:change-info>
              <dc:creator>Unknown Author</dc:creator>
              <dc:date>2021-07-13T15:47:49</dc:date>
            </office:change-info>
          </text:insertion>
        </text:changed-region>
        <text:changed-region xml:id="ct94833185873408" text:id="ct94833185873408">
          <text:insertion>
            <office:change-info>
              <dc:creator>Unknown Author</dc:creator>
              <dc:date>2021-07-13T15:48:00</dc:date>
            </office:change-info>
          </text:insertion>
        </text:changed-region>
        <text:changed-region xml:id="ct94833145851680" text:id="ct94833145851680">
          <text:insertion>
            <office:change-info>
              <dc:creator>Unknown Author</dc:creator>
              <dc:date>2021-07-13T15:51:17</dc:date>
            </office:change-info>
          </text:insertion>
        </text:changed-region>
        <text:changed-region xml:id="ct94833182981952" text:id="ct94833182981952">
          <text:insertion>
            <office:change-info>
              <dc:creator>Unknown Author</dc:creator>
              <dc:date>2021-07-13T15:52:01</dc:date>
            </office:change-info>
          </text:insertion>
        </text:changed-region>
        <text:changed-region xml:id="ct94833176804976" text:id="ct94833176804976">
          <text:insertion>
            <office:change-info>
              <dc:creator>Unknown Author</dc:creator>
              <dc:date>2021-07-13T15:53:15</dc:date>
            </office:change-info>
          </text:insertion>
        </text:changed-region>
        <text:changed-region xml:id="ct94833177081632" text:id="ct94833177081632">
          <text:insertion>
            <office:change-info>
              <dc:creator>Unknown Author</dc:creator>
              <dc:date>2021-07-13T15:54:00</dc:date>
            </office:change-info>
          </text:insertion>
        </text:changed-region>
        <text:changed-region xml:id="ct94833184238592" text:id="ct94833184238592">
          <text:insertion>
            <office:change-info>
              <dc:creator>Unknown Author</dc:creator>
              <dc:date>2021-07-13T15:55:51</dc:date>
            </office:change-info>
          </text:insertion>
        </text:changed-region>
        <text:changed-region xml:id="ct94833201087360" text:id="ct94833201087360">
          <text:insertion>
            <office:change-info>
              <dc:creator>Unknown Author</dc:creator>
              <dc:date>2021-07-13T15:56:00</dc:date>
            </office:change-info>
          </text:insertion>
        </text:changed-region>
        <text:changed-region xml:id="ct94833155252752" text:id="ct94833155252752">
          <text:insertion>
            <office:change-info>
              <dc:creator>Unknown Author</dc:creator>
              <dc:date>2021-06-22T12:58:46</dc:date>
            </office:change-info>
          </text:insertion>
        </text:changed-region>
        <text:changed-region xml:id="ct94833155312848" text:id="ct94833155312848">
          <text:deletion>
            <office:change-info>
              <dc:creator>Unknown Author</dc:creator>
              <dc:date>2021-06-22T12:58:46</dc:date>
            </office:change-info>
            <text:p text:style-name="P2"><text:span text:style-name="T1">1-1/2N</text:span><text:span text:style-name="T15">e</text:span><text:span text:style-name="T1">)</text:span></text:p>
          </text:deletion>
        </text:changed-region>
        <text:changed-region xml:id="ct94833155554128" text:id="ct94833155554128">
          <text:insertion>
            <office:change-info>
              <dc:creator>Unknown Author</dc:creator>
              <dc:date>2021-06-21T18:20:20</dc:date>
            </office:change-info>
          </text:insertion>
        </text:changed-region>
        <text:changed-region xml:id="ct94833155584048" text:id="ct94833155584048">
          <text:insertion>
            <office:change-info>
              <dc:creator>Unknown Author</dc:creator>
              <dc:date>2021-06-21T18:21:00</dc:date>
            </office:change-info>
          </text:insertion>
        </text:changed-region>
        <text:changed-region xml:id="ct94833155623808" text:id="ct94833155623808">
          <text:insertion>
            <office:change-info>
              <dc:creator>Unknown Author</dc:creator>
              <dc:date>2021-06-22T13:06:17</dc:date>
            </office:change-info>
          </text:insertion>
        </text:changed-region>
        <text:changed-region xml:id="ct94833155629136" text:id="ct94833155629136">
          <text:insertion>
            <office:change-info>
              <dc:creator>Unknown Author</dc:creator>
              <dc:date>2021-06-22T13:08:24</dc:date>
            </office:change-info>
          </text:insertion>
        </text:changed-region>
        <text:changed-region xml:id="ct94833155630624" text:id="ct94833155630624">
          <text:insertion>
            <office:change-info>
              <dc:creator>Unknown Author</dc:creator>
              <dc:date>2021-06-22T13:09:00</dc:date>
            </office:change-info>
          </text:insertion>
        </text:changed-region>
        <text:changed-region xml:id="ct94833155630848" text:id="ct94833155630848">
          <text:insertion>
            <office:change-info>
              <dc:creator>Unknown Author</dc:creator>
              <dc:date>2021-06-22T13:10:17</dc:date>
            </office:change-info>
          </text:insertion>
        </text:changed-region>
        <text:changed-region xml:id="ct94833155631328" text:id="ct94833155631328">
          <text:insertion>
            <office:change-info>
              <dc:creator>Unknown Author</dc:creator>
              <dc:date>2021-06-22T13:11:04</dc:date>
            </office:change-info>
          </text:insertion>
        </text:changed-region>
        <text:changed-region xml:id="ct94833155636448" text:id="ct94833155636448">
          <text:insertion>
            <office:change-info>
              <dc:creator>Unknown Author</dc:creator>
              <dc:date>2021-06-22T13:12:02</dc:date>
            </office:change-info>
          </text:insertion>
        </text:changed-region>
        <text:changed-region xml:id="ct94833155634608" text:id="ct94833155634608">
          <text:insertion>
            <office:change-info>
              <dc:creator>Unknown Author</dc:creator>
              <dc:date>2021-06-22T13:14:13</dc:date>
            </office:change-info>
          </text:insertion>
        </text:changed-region>
        <text:changed-region xml:id="ct94833155635968" text:id="ct94833155635968">
          <text:insertion>
            <office:change-info>
              <dc:creator>Unknown Author</dc:creator>
              <dc:date>2021-06-22T13:15:00</dc:date>
            </office:change-info>
          </text:insertion>
        </text:changed-region>
        <text:changed-region xml:id="ct94833155638048" text:id="ct94833155638048">
          <text:insertion>
            <office:change-info>
              <dc:creator>Unknown Author</dc:creator>
              <dc:date>2021-06-22T13:13:16</dc:date>
            </office:change-info>
          </text:insertion>
        </text:changed-region>
        <text:changed-region xml:id="ct94833154319008" text:id="ct94833154319008">
          <text:insertion>
            <office:change-info>
              <dc:creator>Unknown Author</dc:creator>
              <dc:date>2021-06-22T13:40:25</dc:date>
            </office:change-info>
          </text:insertion>
        </text:changed-region>
        <text:changed-region xml:id="ct94833155603856" text:id="ct94833155603856">
          <text:insertion>
            <office:change-info>
              <dc:creator>Unknown Author</dc:creator>
              <dc:date>2021-06-22T13:41:02</dc:date>
            </office:change-info>
          </text:insertion>
        </text:changed-region>
        <text:changed-region xml:id="ct94833155486288" text:id="ct94833155486288">
          <text:insertion>
            <office:change-info>
              <dc:creator>Unknown Author</dc:creator>
              <dc:date>2021-06-22T16:19:43</dc:date>
            </office:change-info>
          </text:insertion>
        </text:changed-region>
        <text:changed-region xml:id="ct94833155538848" text:id="ct94833155538848">
          <text:insertion>
            <office:change-info>
              <dc:creator>Unknown Author</dc:creator>
              <dc:date>2021-06-22T16:29:33</dc:date>
            </office:change-info>
          </text:insertion>
        </text:changed-region>
        <text:changed-region xml:id="ct94833155665696" text:id="ct94833155665696">
          <text:insertion>
            <office:change-info>
              <dc:creator>Unknown Author</dc:creator>
              <dc:date>2021-06-22T16:31:08</dc:date>
            </office:change-info>
          </text:insertion>
        </text:changed-region>
        <text:changed-region xml:id="ct94833155650672" text:id="ct94833155650672">
          <text:insertion>
            <office:change-info>
              <dc:creator>Unknown Author</dc:creator>
              <dc:date>2021-06-22T16:27:23</dc:date>
            </office:change-info>
          </text:insertion>
        </text:changed-region>
        <text:changed-region xml:id="ct94833155677744" text:id="ct94833155677744">
          <text:insertion>
            <office:change-info>
              <dc:creator>Unknown Author</dc:creator>
              <dc:date>2021-06-22T16:18:10</dc:date>
            </office:change-info>
          </text:insertion>
        </text:changed-region>
        <text:changed-region xml:id="ct94833155677968" text:id="ct94833155677968">
          <text:insertion>
            <office:change-info>
              <dc:creator>Unknown Author</dc:creator>
              <dc:date>2021-06-22T16:19:00</dc:date>
            </office:change-info>
          </text:insertion>
        </text:changed-region>
        <text:changed-region xml:id="ct94833155842288" text:id="ct94833155842288">
          <text:insertion>
            <office:change-info>
              <dc:creator>Unknown Author</dc:creator>
              <dc:date>2021-06-22T16:34:14</dc:date>
            </office:change-info>
          </text:insertion>
        </text:changed-region>
        <text:changed-region xml:id="ct94833154380160" text:id="ct94833154380160">
          <text:insertion>
            <office:change-info>
              <dc:creator>Unknown Author</dc:creator>
              <dc:date>2021-06-22T16:37:46</dc:date>
            </office:change-info>
          </text:insertion>
        </text:changed-region>
        <text:changed-region xml:id="ct94833154400160" text:id="ct94833154400160">
          <text:insertion>
            <office:change-info>
              <dc:creator>Unknown Author</dc:creator>
              <dc:date>2021-06-22T16:38:05</dc:date>
            </office:change-info>
          </text:insertion>
        </text:changed-region>
        <text:changed-region xml:id="ct94833154401984" text:id="ct94833154401984">
          <text:insertion>
            <office:change-info>
              <dc:creator>Unknown Author</dc:creator>
              <dc:date>2021-06-22T16:38:08</dc:date>
            </office:change-info>
          </text:insertion>
        </text:changed-region>
        <text:changed-region xml:id="ct94833154442064" text:id="ct94833154442064">
          <text:insertion>
            <office:change-info>
              <dc:creator>Unknown Author</dc:creator>
              <dc:date>2021-06-22T16:38:12</dc:date>
            </office:change-info>
          </text:insertion>
        </text:changed-region>
        <text:changed-region xml:id="ct94833154765168" text:id="ct94833154765168">
          <text:insertion>
            <office:change-info>
              <dc:creator>Unknown Author</dc:creator>
              <dc:date>2021-06-22T16:34:14</dc:date>
            </office:change-info>
          </text:insertion>
        </text:changed-region>
        <text:changed-region xml:id="ct94833154881376" text:id="ct94833154881376">
          <text:insertion>
            <office:change-info>
              <dc:creator>Unknown Author</dc:creator>
              <dc:date>2021-06-22T16:38:38</dc:date>
            </office:change-info>
          </text:insertion>
        </text:changed-region>
        <text:changed-region xml:id="ct94833155252448" text:id="ct94833155252448">
          <text:insertion>
            <office:change-info>
              <dc:creator>Unknown Author</dc:creator>
              <dc:date>2021-06-22T16:38:42</dc:date>
            </office:change-info>
          </text:insertion>
        </text:changed-region>
        <text:changed-region xml:id="ct94833154309600" text:id="ct94833154309600">
          <text:insertion>
            <office:change-info>
              <dc:creator>Unknown Author</dc:creator>
              <dc:date>2021-06-22T16:38:46</dc:date>
            </office:change-info>
          </text:insertion>
        </text:changed-region>
        <text:changed-region xml:id="ct94833155230096" text:id="ct94833155230096">
          <text:insertion>
            <office:change-info>
              <dc:creator>Unknown Author</dc:creator>
              <dc:date>2021-06-22T16:38:48</dc:date>
            </office:change-info>
          </text:insertion>
        </text:changed-region>
        <text:changed-region xml:id="ct94833155483072" text:id="ct94833155483072">
          <text:insertion>
            <office:change-info>
              <dc:creator>Unknown Author</dc:creator>
              <dc:date>2021-06-22T16:34:14</dc:date>
            </office:change-info>
          </text:insertion>
        </text:changed-region>
        <text:changed-region xml:id="ct94833155533872" text:id="ct94833155533872">
          <text:insertion>
            <office:change-info>
              <dc:creator>Unknown Author</dc:creator>
              <dc:date>2021-06-22T16:38:53</dc:date>
            </office:change-info>
          </text:insertion>
        </text:changed-region>
        <text:changed-region xml:id="ct94833155601136" text:id="ct94833155601136">
          <text:insertion>
            <office:change-info>
              <dc:creator>Unknown Author</dc:creator>
              <dc:date>2021-06-22T16:38:56</dc:date>
            </office:change-info>
          </text:insertion>
        </text:changed-region>
        <text:changed-region xml:id="ct94833154328496" text:id="ct94833154328496">
          <text:insertion>
            <office:change-info>
              <dc:creator>Unknown Author</dc:creator>
              <dc:date>2021-06-22T16:38:59</dc:date>
            </office:change-info>
          </text:insertion>
        </text:changed-region>
        <text:changed-region xml:id="ct94833154326720" text:id="ct94833154326720">
          <text:insertion>
            <office:change-info>
              <dc:creator>Unknown Author</dc:creator>
              <dc:date>2021-06-22T16:39:00</dc:date>
            </office:change-info>
          </text:insertion>
        </text:changed-region>
        <text:changed-region xml:id="ct94833155580896" text:id="ct94833155580896">
          <text:insertion>
            <office:change-info>
              <dc:creator>Unknown Author</dc:creator>
              <dc:date>2021-06-22T16:39:07</dc:date>
            </office:change-info>
          </text:insertion>
        </text:changed-region>
        <text:changed-region xml:id="ct94833155634832" text:id="ct94833155634832">
          <text:insertion>
            <office:change-info>
              <dc:creator>Unknown Author</dc:creator>
              <dc:date>2021-06-22T16:34:14</dc:date>
            </office:change-info>
          </text:insertion>
        </text:changed-region>
        <text:changed-region xml:id="ct94833154536752" text:id="ct94833154536752">
          <text:insertion>
            <office:change-info>
              <dc:creator>Unknown Author</dc:creator>
              <dc:date>2021-06-22T16:42:03</dc:date>
            </office:change-info>
          </text:insertion>
        </text:changed-region>
        <text:changed-region xml:id="ct94833155660000" text:id="ct94833155660000">
          <text:insertion>
            <office:change-info>
              <dc:creator>Unknown Author</dc:creator>
              <dc:date>2021-06-22T16:41:17</dc:date>
            </office:change-info>
          </text:insertion>
        </text:changed-region>
        <text:changed-region xml:id="ct94833154321136" text:id="ct94833154321136">
          <text:insertion>
            <office:change-info>
              <dc:creator>Unknown Author</dc:creator>
              <dc:date>2021-06-22T16:40:14</dc:date>
            </office:change-info>
          </text:insertion>
        </text:changed-region>
        <text:changed-region xml:id="ct94833155624320" text:id="ct94833155624320">
          <text:insertion>
            <office:change-info>
              <dc:creator>Unknown Author</dc:creator>
              <dc:date>2021-06-22T16:39:24</dc:date>
            </office:change-info>
          </text:insertion>
        </text:changed-region>
        <text:changed-region xml:id="ct94833155669856" text:id="ct94833155669856">
          <text:insertion>
            <office:change-info>
              <dc:creator>Unknown Author</dc:creator>
              <dc:date>2021-06-22T16:34:14</dc:date>
            </office:change-info>
          </text:insertion>
        </text:changed-region>
        <text:changed-region xml:id="ct94833155828944" text:id="ct94833155828944">
          <text:insertion>
            <office:change-info>
              <dc:creator>Unknown Author</dc:creator>
              <dc:date>2021-06-22T16:36:57</dc:date>
            </office:change-info>
          </text:insertion>
        </text:changed-region>
        <text:changed-region xml:id="ct94833154332240" text:id="ct94833154332240">
          <text:insertion>
            <office:change-info>
              <dc:creator>Unknown Author</dc:creator>
              <dc:date>2021-06-22T16:43:41</dc:date>
            </office:change-info>
          </text:insertion>
        </text:changed-region>
        <text:changed-region xml:id="ct94833155834048" text:id="ct94833155834048">
          <text:insertion>
            <office:change-info>
              <dc:creator>Unknown Author</dc:creator>
              <dc:date>2021-06-22T16:43:56</dc:date>
            </office:change-info>
          </text:insertion>
        </text:changed-region>
        <text:changed-region xml:id="ct94833155837024" text:id="ct94833155837024">
          <text:insertion>
            <office:change-info>
              <dc:creator>Unknown Author</dc:creator>
              <dc:date>2021-06-22T16:44:21</dc:date>
            </office:change-info>
          </text:insertion>
        </text:changed-region>
        <text:changed-region xml:id="ct94833155843104" text:id="ct94833155843104">
          <text:insertion>
            <office:change-info>
              <dc:creator>Unknown Author</dc:creator>
              <dc:date>2021-06-22T16:44:37</dc:date>
            </office:change-info>
          </text:insertion>
        </text:changed-region>
        <text:changed-region xml:id="ct94833155859104" text:id="ct94833155859104">
          <text:insertion>
            <office:change-info>
              <dc:creator>Unknown Author</dc:creator>
              <dc:date>2021-06-22T16:39:39</dc:date>
            </office:change-info>
          </text:insertion>
        </text:changed-region>
        <text:changed-region xml:id="ct94833155866256" text:id="ct94833155866256">
          <text:insertion>
            <office:change-info>
              <dc:creator>Unknown Author</dc:creator>
              <dc:date>2021-06-22T16:42:08</dc:date>
            </office:change-info>
          </text:insertion>
        </text:changed-region>
        <text:changed-region xml:id="ct94833154338928" text:id="ct94833154338928">
          <text:insertion>
            <office:change-info>
              <dc:creator>Unknown Author</dc:creator>
              <dc:date>2021-06-22T16:41:21</dc:date>
            </office:change-info>
          </text:insertion>
        </text:changed-region>
        <text:changed-region xml:id="ct94833154331136" text:id="ct94833154331136">
          <text:insertion>
            <office:change-info>
              <dc:creator>Unknown Author</dc:creator>
              <dc:date>2021-06-22T16:40:20</dc:date>
            </office:change-info>
          </text:insertion>
        </text:changed-region>
        <text:changed-region xml:id="ct94833154377952" text:id="ct94833154377952">
          <text:insertion>
            <office:change-info>
              <dc:creator>Unknown Author</dc:creator>
              <dc:date>2021-06-22T16:39:53</dc:date>
            </office:change-info>
          </text:insertion>
        </text:changed-region>
        <text:changed-region xml:id="ct94833155631552" text:id="ct94833155631552">
          <text:insertion>
            <office:change-info>
              <dc:creator>Unknown Author</dc:creator>
              <dc:date>2021-06-22T16:37:23</dc:date>
            </office:change-info>
          </text:insertion>
        </text:changed-region>
        <text:changed-region xml:id="ct94833154337088" text:id="ct94833154337088">
          <text:insertion>
            <office:change-info>
              <dc:creator>Unknown Author</dc:creator>
              <dc:date>2021-06-22T16:42:13</dc:date>
            </office:change-info>
          </text:insertion>
        </text:changed-region>
        <text:changed-region xml:id="ct94833155841136" text:id="ct94833155841136">
          <text:insertion>
            <office:change-info>
              <dc:creator>Unknown Author</dc:creator>
              <dc:date>2021-06-22T16:41:25</dc:date>
            </office:change-info>
          </text:insertion>
        </text:changed-region>
        <text:changed-region xml:id="ct94833155873232" text:id="ct94833155873232">
          <text:insertion>
            <office:change-info>
              <dc:creator>Unknown Author</dc:creator>
              <dc:date>2021-06-22T16:40:28</dc:date>
            </office:change-info>
          </text:insertion>
        </text:changed-region>
        <text:changed-region xml:id="ct94833155490336" text:id="ct94833155490336">
          <text:insertion>
            <office:change-info>
              <dc:creator>Unknown Author</dc:creator>
              <dc:date>2021-06-22T16:40:49</dc:date>
            </office:change-info>
          </text:insertion>
        </text:changed-region>
        <text:changed-region xml:id="ct94833155863904" text:id="ct94833155863904">
          <text:insertion>
            <office:change-info>
              <dc:creator>Unknown Author</dc:creator>
              <dc:date>2021-06-22T16:37:34</dc:date>
            </office:change-info>
          </text:insertion>
        </text:changed-region>
        <text:changed-region xml:id="ct94833155907984" text:id="ct94833155907984">
          <text:insertion>
            <office:change-info>
              <dc:creator>Unknown Author</dc:creator>
              <dc:date>2021-06-22T16:42:21</dc:date>
            </office:change-info>
          </text:insertion>
        </text:changed-region>
        <text:changed-region xml:id="ct94833155908208" text:id="ct94833155908208">
          <text:insertion>
            <office:change-info>
              <dc:creator>Unknown Author</dc:creator>
              <dc:date>2021-06-22T16:41:41</dc:date>
            </office:change-info>
          </text:insertion>
        </text:changed-region>
        <text:changed-region xml:id="ct94833155908672" text:id="ct94833155908672">
          <text:insertion>
            <office:change-info>
              <dc:creator>Unknown Author</dc:creator>
              <dc:date>2021-06-22T16:40:36</dc:date>
            </office:change-info>
          </text:insertion>
        </text:changed-region>
        <text:changed-region xml:id="ct94833155908976" text:id="ct94833155908976">
          <text:insertion>
            <office:change-info>
              <dc:creator>Unknown Author</dc:creator>
              <dc:date>2021-06-22T16:40:53</dc:date>
            </office:change-info>
          </text:insertion>
        </text:changed-region>
        <text:changed-region xml:id="ct94833155909760" text:id="ct94833155909760">
          <text:insertion>
            <office:change-info>
              <dc:creator>Unknown Author</dc:creator>
              <dc:date>2021-06-22T16:38:24</dc:date>
            </office:change-info>
          </text:insertion>
        </text:changed-region>
        <text:changed-region xml:id="ct94833155910144" text:id="ct94833155910144">
          <text:insertion>
            <office:change-info>
              <dc:creator>Unknown Author</dc:creator>
              <dc:date>2021-06-22T16:38:28</dc:date>
            </office:change-info>
          </text:insertion>
        </text:changed-region>
        <text:changed-region xml:id="ct94833155910528" text:id="ct94833155910528">
          <text:insertion>
            <office:change-info>
              <dc:creator>Unknown Author</dc:creator>
              <dc:date>2021-06-22T16:38:30</dc:date>
            </office:change-info>
          </text:insertion>
        </text:changed-region>
        <text:changed-region xml:id="ct94833155910752" text:id="ct94833155910752">
          <text:insertion>
            <office:change-info>
              <dc:creator>Unknown Author</dc:creator>
              <dc:date>2021-06-22T16:38:33</dc:date>
            </office:change-info>
          </text:insertion>
        </text:changed-region>
        <text:changed-region xml:id="ct94833155910976" text:id="ct94833155910976">
          <text:insertion>
            <office:change-info>
              <dc:creator>Unknown Author</dc:creator>
              <dc:date>2021-06-22T16:38:34</dc:date>
            </office:change-info>
          </text:insertion>
        </text:changed-region>
        <text:changed-region xml:id="ct94833155896384" text:id="ct94833155896384">
          <text:insertion>
            <office:change-info>
              <dc:creator>Unknown Author</dc:creator>
              <dc:date>2021-06-22T16:45:01</dc:date>
            </office:change-info>
          </text:insertion>
        </text:changed-region>
        <text:changed-region xml:id="ct94833155831600" text:id="ct94833155831600">
          <text:insertion>
            <office:change-info>
              <dc:creator>Unknown Author</dc:creator>
              <dc:date>2021-06-22T16:44:56</dc:date>
            </office:change-info>
          </text:insertion>
        </text:changed-region>
        <text:changed-region xml:id="ct94833154344016" text:id="ct94833154344016">
          <text:insertion>
            <office:change-info>
              <dc:creator>Unknown Author</dc:creator>
              <dc:date>2021-06-22T16:34: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14">Gene network simulations provide testable predictions for the molecular domestication syndrome</text:p>
      <text:p text:style-name="P14"/>
      <text:p text:style-name="P14"/>
      <text:p text:style-name="P11"><text:span text:style-name="T69">Ewen Burban</text:span><text:span text:style-name="T70">*†</text:span><text:span text:style-name="T69">, Maud I Tenaillon</text:span><text:span text:style-name="T14">‡</text:span><text:span text:style-name="T69">, Arnaud Le Rouzic</text:span><text:span text:style-name="T70">*</text:span></text:p>
      <text:p text:style-name="P4"/>
      <text:p text:style-name="P4"/>
      <text:p text:style-name="P4">* Université Paris-Saclay, CNRS, IRD, UMR Évolution, Génomes, Comportement et Écologie, 91198, Gif-sur-Yvette, France.</text:p>
      <text:p text:style-name="P4"/>
      <text:p text:style-name="P4">† CNRS, Univ. Rennes, ECOBIO - UMR 6553, F-35000 Rennes, France</text:p>
      <text:p text:style-name="P4"/>
      <text:p text:style-name="P4">‡ Université Paris-Saclay, INRAE, CNRS, AgroParisTech, GQE - Le Moulon, 91190, Gif-sur-Yvette, France.</text:p>
      <text:p text:style-name="P4"/>
      <text:p text:style-name="P4"/>
      <text:p text:style-name="P4"/>
      <text:p text:style-name="P24"><text:span text:style-name="T74">Running title:</text:span> </text:p>
      <text:p text:style-name="P37">Network evolution during domestication</text:p>
      <text:p text:style-name="P4"/>
      <text:p text:style-name="P4"><text:span text:style-name="T74">Keywords</text:span>:</text:p>
      <text:p text:style-name="P4"><text:tab/>Plant domestication</text:p>
      <text:p text:style-name="P4"><text:tab/>Gene expression regulation</text:p>
      <text:p text:style-name="P4"><text:tab/>Population bottleneck</text:p>
      <text:p text:style-name="P4"><text:tab/>Phenotypic plasticity</text:p>
      <text:p text:style-name="P4"><text:tab/>Environmental change</text:p>
      <text:p text:style-name="P4"><text:tab/>Network topology</text:p>
      <text:p text:style-name="P4"><text:tab/>Artificial selection</text:p>
      <text:p text:style-name="P4"><text:tab/>Individual-based simulations</text:p>
      <text:p text:style-name="P4"><text:tab/>Population genetics</text:p>
      <text:p text:style-name="P4"><text:tab/>Genetic correlations</text:p>
      <text:p text:style-name="P4"/>
      <text:p text:style-name="P4"/>
      <text:p text:style-name="P4"><text:span text:style-name="T74">Corresponding author</text:span>:</text:p>
      <text:p text:style-name="P4"><text:tab/>Arnaud Le Rouzic</text:p>
      <text:p text:style-name="P37">UMR EGCE, Avenue de la Terrasse, Bâtiment 13, </text:p>
      <text:p text:style-name="P37">91190 Gif-sur-Yvette, France</text:p>
      <text:p text:style-name="P38"><text:a xlink:type="simple" xlink:href="mailto:lerouzic@egce.cnrs-gif.fr" text:style-name="ListLabel_20_1" text:visited-style-name="ListLabel_20_1"><text:span text:style-name="T72">lerouzic@egce.cnrs-gif.fr</text:span></text:a></text:p>
      <text:p text:style-name="P37">+33 (0)1 69 82 36 65</text:p>
      <text:p text:style-name="P22"><text:bookmark text:name="_egff74fhbgb7"/>Abstract</text:p>
      <text:p text:style-name="P1"><text:span text:style-name="T1">The domestication of plant and animal species lead to repeatable morphological evolution, often referred to as the </text:span><text:span text:style-name="T2">phenotypic domestication syndrome</text:span><text:span text:style-name="T1">. Domestication is also associated with important genomic changes, such as the loss of genetic diversity</text:span><text:bookmark text:name="docs-internal-guid-d1c4f77a-7fff-31b6-5a3f-c38a8d605a65"/><text:change-start text:change-id="ct94833153847664"/><text:span text:style-name="T1"> </text:span><text:span text:style-name="T5">c</text:span><text:span text:style-name="T80">ompared to adequately large wild populations</text:span><text:change-end text:change-id="ct94833153847664"/><text:span text:style-name="T1"> and modifications of gene expression patterns. Here, we explored theoretically the effect of domestication at the genomic level by characterizing the impact of a domestication-like scenario on gene regulatory networks. We ran population genetics simulations in which individuals were featured by their genotype (an interaction matrix encoding a gene regulatory network) and their gene expressions, representing the phenotypic level. Our domestication scenario included a population bottleneck and a selection switch (change in the optimal gene expression level) mimicking canalizing selection, i.e. evolution towards more stable expression to parallel enhanced environmental stability in man-made habitat. We showed that domestication profoundly alters genetic architectures. Based on </text:span><text:change text:change-id="ct94833178180512"/><text:span text:style-name="T1">well-documented example</text:span><text:change-start text:change-id="ct94833177598384"/><text:span text:style-name="T12">s</text:span><text:change-end text:change-id="ct94833177598384"/><text:span text:style-name="T1"> of </text:span><text:change text:change-id="ct94833174340592"/><text:change-start text:change-id="ct94833174132512"/><text:span text:style-name="T2">M</text:span><text:change-end text:change-id="ct94833174132512"/><text:change text:change-id="ct94833177659232"/><text:change-start text:change-id="ct94833174365952"/><text:span text:style-name="T1"> </text:span><text:span text:style-name="T12">several plant</text:span><text:change-end text:change-id="ct94833174365952"/><text:span text:style-name="T1"> domestication</text:span><text:change-start text:change-id="ct94833177659008"/><text:span text:style-name="T1"> </text:span><text:span text:style-name="T12">scenarios</text:span><text:change-end text:change-id="ct94833177659008"/><text:span text:style-name="T1">, our simulations predict</text:span><text:change text:change-id="ct94833157676960"/><text:span text:style-name="T1"> (i) a drop in neutral allelic diversity, (ii) a change in gene expression variance that depended upon the domestication scenario, (iii) transient maladaptive plasticity, (iv) a deep rewiring of the gene regulatory networks, with a trend towards gain of regulatory interactions between genes, and (v) a global <text:s/>increase in the genetic correlations among gene expressions, with a loss of modularity in the resulting coexpression patterns and in the underlying networks. </text:span><text:change text:change-id="ct94833150614720"/><text:change-start text:change-id="ct94833157678384"/><text:span text:style-name="T12">W</text:span><text:change-end text:change-id="ct94833157678384"/><text:span text:style-name="T1">e provide empirically testable predictions on the differences of genetic architectures between wild and domesticated </text:span><text:change text:change-id="ct94833156944672"/><text:span text:style-name="T1">forms. The characterization of such systematic evolutionary changes in the genetic architecture</text:span><text:soft-page-break/><text:span text:style-name="T1"> of traits contributes to define a </text:span><text:span text:style-name="T2">molecular domestication syndrome</text:span><text:span text:style-name="T1">. </text:span></text:p>
      <text:p text:style-name="P16"/>
      <text:p text:style-name="P25"><text:bookmark text:name="_pw3s1igij50g"/>Introduction</text:p>
      <text:p text:style-name="P2"><text:span text:style-name="T1">Domestication of plant and animal species that occurred during the Neolithic revolution, 13,000 to 10,000 years ago, is often regarded as the most significant step in recent human history. It has laid the foundations for major transitions in lifestyle, culture, and civilization with the adoption of sedentarism, the emergence of socio-economic organization, the urbanization and anthropization of natural ecosystems, and the boost of technological advances </text:span><text:a xlink:type="simple" xlink:href="https://www.zotero.org/google-docs/?38LfzV" text:style-name="ListLabel_20_2" text:visited-style-name="ListLabel_20_2"><text:span text:style-name="T11">(Diamond 2002)</text:span></text:a><text:span text:style-name="T1">. From the point of view of an evolutionary biologist, domestication is perceived as a process of rapid evolution over successive generations of anthropogenic selection, that has led to environmental adaptation to habitats created by humans and acquisition of profitable traits for them. Such innovations originate from genetic and plastic variation sustaining phenotypic shifts in domesticates compared to their wild counterparts </text:span><text:a xlink:type="simple" xlink:href="https://www.zotero.org/google-docs/?EXXwct" text:style-name="ListLabel_20_2" text:visited-style-name="ListLabel_20_2"><text:span text:style-name="T11">(Fuller </text:span></text:a><text:a xlink:type="simple" xlink:href="https://www.zotero.org/google-docs/?EXXwct" text:style-name="ListLabel_20_3" text:visited-style-name="ListLabel_20_3"><text:span text:style-name="T60">et al.</text:span></text:a><text:a xlink:type="simple" xlink:href="https://www.zotero.org/google-docs/?EXXwct" text:style-name="ListLabel_20_2" text:visited-style-name="ListLabel_20_2"><text:span text:style-name="T11"> 2010)</text:span></text:a><text:span text:style-name="T1">. In plants, traits targeted by those shifts alter architecture (more compact morphology), life-history (loss or partial loss of seed dispersal and seed dormancy, increased synchronicity of germination and ripening), as well as production- and usage-related traits (taste, increase of harvestable organs). They are often associated with convergent phenotypic changes across species </text:span><text:a xlink:type="simple" xlink:href="https://www.zotero.org/google-docs/?SbZSA7" text:style-name="ListLabel_20_2" text:visited-style-name="ListLabel_20_2"><text:span text:style-name="T11">(Larson </text:span></text:a><text:a xlink:type="simple" xlink:href="https://www.zotero.org/google-docs/?SbZSA7" text:style-name="ListLabel_20_3" text:visited-style-name="ListLabel_20_3"><text:span text:style-name="T60">et al.</text:span></text:a><text:a xlink:type="simple" xlink:href="https://www.zotero.org/google-docs/?SbZSA7" text:style-name="ListLabel_20_2" text:visited-style-name="ListLabel_20_2"><text:span text:style-name="T11"> 2014)</text:span></text:a><text:span text:style-name="T1">, and collectively referred to as the </text:span><text:span text:style-name="T2">phenotypic domestication syndrome</text:span><text:span text:style-name="T1">. </text:span></text:p>
      <text:p text:style-name="P4"/>
      <text:p text:style-name="P2"><text:soft-page-break/><text:span text:style-name="T53">The discovery of the genetic bases underlying variation of domesticated traits has been the focus of ample empirical work. </text:span><text:span text:style-name="T1">Dozens of domestication genes have been discovered, most of which are transcription factors </text:span><text:a xlink:type="simple" xlink:href="https://www.zotero.org/google-docs/?LUb9Bo" text:style-name="ListLabel_20_2" text:visited-style-name="ListLabel_20_2"><text:span text:style-name="T11">(Martínez-Ainsworth and Tenaillon 2016; Fernie and Yan 2019)</text:span></text:a><text:span text:style-name="T1"> embedded into complex gene regulatory networks (GRNs). Perhaps the most emblematic example is provided by the </text:span><text:span text:style-name="T2">Tb1</text:span><text:span text:style-name="T1"> gene, which together with other genes controls maize branching architecture via hormone and sugar signaling </text:span><text:a xlink:type="simple" xlink:href="https://www.zotero.org/google-docs/?7rHni5" text:style-name="ListLabel_20_4" text:visited-style-name="ListLabel_20_4"><text:span text:style-name="T55">(</text:span></text:a><text:a xlink:type="simple" xlink:href="https://www.zotero.org/google-docs/?7rHni5" text:style-name="ListLabel_20_2" text:visited-style-name="ListLabel_20_2"><text:span text:style-name="T11">Doebley </text:span></text:a><text:a xlink:type="simple" xlink:href="https://www.zotero.org/google-docs/?7rHni5" text:style-name="ListLabel_20_3" text:visited-style-name="ListLabel_20_3"><text:span text:style-name="T60">et al.</text:span></text:a><text:a xlink:type="simple" xlink:href="https://www.zotero.org/google-docs/?7rHni5" text:style-name="ListLabel_20_2" text:visited-style-name="ListLabel_20_2"><text:span text:style-name="T11"> 1997; Whipple </text:span></text:a><text:a xlink:type="simple" xlink:href="https://www.zotero.org/google-docs/?7rHni5" text:style-name="ListLabel_20_3" text:visited-style-name="ListLabel_20_3"><text:span text:style-name="T60">et al.</text:span></text:a><text:a xlink:type="simple" xlink:href="https://www.zotero.org/google-docs/?7rHni5" text:style-name="ListLabel_20_2" text:visited-style-name="ListLabel_20_2"><text:span text:style-name="T11"> 2011; Dong </text:span></text:a><text:a xlink:type="simple" xlink:href="https://www.zotero.org/google-docs/?7rHni5" text:style-name="ListLabel_20_3" text:visited-style-name="ListLabel_20_3"><text:span text:style-name="T60">et al.</text:span></text:a><text:a xlink:type="simple" xlink:href="https://www.zotero.org/google-docs/?7rHni5" text:style-name="ListLabel_20_2" text:visited-style-name="ListLabel_20_2"><text:span text:style-name="T11"> 2017, 2019)</text:span></text:a><text:span text:style-name="T1">. It is responsible for the strong apical dominance phenotype, i.e. repression of axillary bud outgrowth </text:span><text:a xlink:type="simple" xlink:href="https://www.zotero.org/google-docs/?gjzuSs" text:style-name="ListLabel_20_2" text:visited-style-name="ListLabel_20_2"><text:span text:style-name="T11">(Clark </text:span></text:a><text:a xlink:type="simple" xlink:href="https://www.zotero.org/google-docs/?gjzuSs" text:style-name="ListLabel_20_3" text:visited-style-name="ListLabel_20_3"><text:span text:style-name="T60">et al.</text:span></text:a><text:a xlink:type="simple" xlink:href="https://www.zotero.org/google-docs/?gjzuSs" text:style-name="ListLabel_20_2" text:visited-style-name="ListLabel_20_2"><text:span text:style-name="T11"> 2006)</text:span></text:a><text:span text:style-name="T1">. Interestingly, in contrast to the maize allele, the </text:span><text:span text:style-name="T2">Tb1</text:span><text:span text:style-name="T1"> allele from its wild ancestor (teosinte) confers a responsiveness to light when introgressed into a maize background </text:span><text:a xlink:type="simple" xlink:href="https://www.zotero.org/google-docs/?B9nD7t" text:style-name="ListLabel_20_2" text:visited-style-name="ListLabel_20_2"><text:span text:style-name="T11">(Lukens and Doebley 1999)</text:span></text:a><text:span text:style-name="T1">. It therefore appears that domestication has triggered the selection of a constitutive shade avoidance phenotype in maize </text:span><text:a xlink:type="simple" xlink:href="https://www.zotero.org/google-docs/?yA0cUX" text:style-name="ListLabel_20_2" text:visited-style-name="ListLabel_20_2"><text:span text:style-name="T11">(Studer </text:span></text:a><text:a xlink:type="simple" xlink:href="https://www.zotero.org/google-docs/?yA0cUX" text:style-name="ListLabel_20_3" text:visited-style-name="ListLabel_20_3"><text:span text:style-name="T60">et al.</text:span></text:a><text:a xlink:type="simple" xlink:href="https://www.zotero.org/google-docs/?yA0cUX" text:style-name="ListLabel_20_2" text:visited-style-name="ListLabel_20_2"><text:span text:style-name="T11"> 2017)</text:span></text:a><text:span text:style-name="T1">, that has translated into a loss of phenotypic plasticity. Along this line, recent results indicate that reduced Genotype-by-Environment (GxE) interactions may be a general consequence for traits targeted by human selection. For example, genomic regions displaying footprints of selection explain less variability for yield GxE than “neutral” regions </text:span><text:a xlink:type="simple" xlink:href="https://www.zotero.org/google-docs/?Kw137L" text:style-name="ListLabel_20_2" text:visited-style-name="ListLabel_20_2"><text:span text:style-name="T11">(Gage </text:span></text:a><text:a xlink:type="simple" xlink:href="https://www.zotero.org/google-docs/?Kw137L" text:style-name="ListLabel_20_3" text:visited-style-name="ListLabel_20_3"><text:span text:style-name="T60">et al.</text:span></text:a><text:a xlink:type="simple" xlink:href="https://www.zotero.org/google-docs/?Kw137L" text:style-name="ListLabel_20_2" text:visited-style-name="ListLabel_20_2"><text:span text:style-name="T11"> 2017)</text:span></text:a><text:span text:style-name="T1">. Decreased phenotypic plasticity during domestication likely results both from the stability of human-made compared with wild habitats and from selection for stable crop performance across environments; it has yet to be <text:s/>characterized in other crops and for a broader range of traits. </text:span></text:p>
      <text:p text:style-name="P4"/>
      <text:p text:style-name="P2"><text:span text:style-name="T1">In addition to the phenotypic syndrome, genome-wide sequencing data have revealed the outlines of a </text:span><text:span text:style-name="T2">molecular domestication syndrome</text:span><text:span text:style-name="T1">. This molecular syndrome includes a loss of genetic diversity through linked selection and </text:span><text:soft-page-break/><text:span text:style-name="T1">constriction of population size due to sampling effects </text:span><text:a xlink:type="simple" xlink:href="https://www.zotero.org/google-docs/?gB2wcM" text:style-name="ListLabel_20_2" text:visited-style-name="ListLabel_20_2"><text:span text:style-name="T11">(Yamasaki </text:span></text:a><text:a xlink:type="simple" xlink:href="https://www.zotero.org/google-docs/?gB2wcM" text:style-name="ListLabel_20_3" text:visited-style-name="ListLabel_20_3"><text:span text:style-name="T60">et al.</text:span></text:a><text:a xlink:type="simple" xlink:href="https://www.zotero.org/google-docs/?gB2wcM" text:style-name="ListLabel_20_2" text:visited-style-name="ListLabel_20_2"><text:span text:style-name="T11"> 2005)</text:span></text:a><text:span text:style-name="T1">. Severity of those genetic bottlenecks as estimated by nucleotide diversity loss, ranges from 17% to 49% in annuals while often no loss is observed in perennial fruit crops (reviewed in </text:span><text:a xlink:type="simple" xlink:href="https://www.zotero.org/google-docs/?7b6KiJ" text:style-name="ListLabel_20_2" text:visited-style-name="ListLabel_20_2"><text:span text:style-name="T11">Gaut </text:span></text:a><text:a xlink:type="simple" xlink:href="https://www.zotero.org/google-docs/?7b6KiJ" text:style-name="ListLabel_20_3" text:visited-style-name="ListLabel_20_3"><text:span text:style-name="T60">et al.</text:span></text:a><text:a xlink:type="simple" xlink:href="https://www.zotero.org/google-docs/?7b6KiJ" text:style-name="ListLabel_20_2" text:visited-style-name="ListLabel_20_2"><text:span text:style-name="T11"> 2015</text:span></text:a><text:span text:style-name="T1">). The combined effect of bottlenecks, increased inbreeding </text:span><text:a xlink:type="simple" xlink:href="https://www.zotero.org/google-docs/?HSaDPu" text:style-name="ListLabel_20_2" text:visited-style-name="ListLabel_20_2"><text:span text:style-name="T11">(Glémin and Bataillon 2009)</text:span></text:a><text:span text:style-name="T1"> and linked selection in domesticates translates into shrink in effective population size, which in turn reduces the efficacy of selection against deleterious mutations </text:span><text:a xlink:type="simple" xlink:href="https://www.zotero.org/google-docs/?EpENva" text:style-name="ListLabel_20_2" text:visited-style-name="ListLabel_20_2"><text:span text:style-name="T11">(Moyers </text:span></text:a><text:a xlink:type="simple" xlink:href="https://www.zotero.org/google-docs/?EpENva" text:style-name="ListLabel_20_3" text:visited-style-name="ListLabel_20_3"><text:span text:style-name="T60">et al.</text:span></text:a><text:a xlink:type="simple" xlink:href="https://www.zotero.org/google-docs/?EpENva" text:style-name="ListLabel_20_2" text:visited-style-name="ListLabel_20_2"><text:span text:style-name="T11"> 2018)</text:span></text:a><text:span text:style-name="T1">. Although increased recombination rate in domesticates compared with their wild relatives may partially compensate this effect </text:span><text:a xlink:type="simple" xlink:href="https://www.zotero.org/google-docs/?JfwTSR" text:style-name="ListLabel_20_5" text:visited-style-name="ListLabel_20_5"><text:span text:style-name="T1">(Ross-Ibarra 2004)</text:span></text:a><text:span text:style-name="T1">, fixation of deleterious mutations in domesticates and a resulting genetic load is often observed as exemplified in African rice </text:span><text:a xlink:type="simple" xlink:href="https://www.zotero.org/google-docs/?777MtS" text:style-name="ListLabel_20_2" text:visited-style-name="ListLabel_20_2"><text:span text:style-name="T11">(Nabholz </text:span></text:a><text:a xlink:type="simple" xlink:href="https://www.zotero.org/google-docs/?777MtS" text:style-name="ListLabel_20_3" text:visited-style-name="ListLabel_20_3"><text:span text:style-name="T60">et al.</text:span></text:a><text:a xlink:type="simple" xlink:href="https://www.zotero.org/google-docs/?777MtS" text:style-name="ListLabel_20_2" text:visited-style-name="ListLabel_20_2"><text:span text:style-name="T11"> 2014)</text:span></text:a><text:span text:style-name="T1">, grapevine </text:span><text:a xlink:type="simple" xlink:href="https://www.zotero.org/google-docs/?KFgSEa" text:style-name="ListLabel_20_2" text:visited-style-name="ListLabel_20_2"><text:span text:style-name="T11">(Zhou </text:span></text:a><text:a xlink:type="simple" xlink:href="https://www.zotero.org/google-docs/?KFgSEa" text:style-name="ListLabel_20_3" text:visited-style-name="ListLabel_20_3"><text:span text:style-name="T60">et al.</text:span></text:a><text:a xlink:type="simple" xlink:href="https://www.zotero.org/google-docs/?KFgSEa" text:style-name="ListLabel_20_2" text:visited-style-name="ListLabel_20_2"><text:span text:style-name="T11"> 2017)</text:span></text:a><text:span text:style-name="T1">, and maize </text:span><text:a xlink:type="simple" xlink:href="https://www.zotero.org/google-docs/?W9UMg8" text:style-name="ListLabel_20_2" text:visited-style-name="ListLabel_20_2"><text:span text:style-name="T11">(Wang </text:span></text:a><text:a xlink:type="simple" xlink:href="https://www.zotero.org/google-docs/?W9UMg8" text:style-name="ListLabel_20_3" text:visited-style-name="ListLabel_20_3"><text:span text:style-name="T60">et al.</text:span></text:a><text:a xlink:type="simple" xlink:href="https://www.zotero.org/google-docs/?W9UMg8" text:style-name="ListLabel_20_2" text:visited-style-name="ListLabel_20_2"><text:span text:style-name="T11"> 2017)</text:span></text:a><text:span text:style-name="T1">. </text:span></text:p>
      <text:p text:style-name="P4"/>
      <text:p text:style-name="P2"><text:span text:style-name="T1">Regarding molecular phenotypes assessed by transcriptomic surveys, data are still scarce and emerging patterns not as clear. Measures of variation of gene expression in domesticates relative to their wild counterparts either reveal a significant loss as in rice, cotton </text:span><text:a xlink:type="simple" xlink:href="https://www.zotero.org/google-docs/?XzPRH9" text:style-name="ListLabel_20_2" text:visited-style-name="ListLabel_20_2"><text:span text:style-name="T11">(Liu </text:span></text:a><text:a xlink:type="simple" xlink:href="https://www.zotero.org/google-docs/?XzPRH9" text:style-name="ListLabel_20_3" text:visited-style-name="ListLabel_20_3"><text:span text:style-name="T60">et al.</text:span></text:a><text:a xlink:type="simple" xlink:href="https://www.zotero.org/google-docs/?XzPRH9" text:style-name="ListLabel_20_2" text:visited-style-name="ListLabel_20_2"><text:span text:style-name="T11"> 2019)</text:span></text:a><text:span text:style-name="T1">, beans </text:span><text:a xlink:type="simple" xlink:href="https://www.zotero.org/google-docs/?OaIRaF" text:style-name="ListLabel_20_2" text:visited-style-name="ListLabel_20_2"><text:span text:style-name="T11">(Bellucci </text:span></text:a><text:a xlink:type="simple" xlink:href="https://www.zotero.org/google-docs/?OaIRaF" text:style-name="ListLabel_20_3" text:visited-style-name="ListLabel_20_3"><text:span text:style-name="T60">et al.</text:span></text:a><text:a xlink:type="simple" xlink:href="https://www.zotero.org/google-docs/?OaIRaF" text:style-name="ListLabel_20_2" text:visited-style-name="ListLabel_20_2"><text:span text:style-name="T11"> 2014)</text:span></text:a><text:span text:style-name="T1">; or a significant gain as in tomato </text:span><text:a xlink:type="simple" xlink:href="https://www.zotero.org/google-docs/?Pw1eNE" text:style-name="ListLabel_20_2" text:visited-style-name="ListLabel_20_2"><text:span text:style-name="T11">(Sauvage </text:span></text:a><text:a xlink:type="simple" xlink:href="https://www.zotero.org/google-docs/?Pw1eNE" text:style-name="ListLabel_20_3" text:visited-style-name="ListLabel_20_3"><text:span text:style-name="T60">et al.</text:span></text:a><text:a xlink:type="simple" xlink:href="https://www.zotero.org/google-docs/?Pw1eNE" text:style-name="ListLabel_20_2" text:visited-style-name="ListLabel_20_2"><text:span text:style-name="T11"> 2017)</text:span></text:a><text:span text:style-name="T1">; or no substantial change as in soybean </text:span><text:a xlink:type="simple" xlink:href="https://www.zotero.org/google-docs/?G15pB3" text:style-name="ListLabel_20_2" text:visited-style-name="ListLabel_20_2"><text:span text:style-name="T11">(Liu </text:span></text:a><text:a xlink:type="simple" xlink:href="https://www.zotero.org/google-docs/?G15pB3" text:style-name="ListLabel_20_3" text:visited-style-name="ListLabel_20_3"><text:span text:style-name="T60">et al.</text:span></text:a><text:a xlink:type="simple" xlink:href="https://www.zotero.org/google-docs/?G15pB3" text:style-name="ListLabel_20_2" text:visited-style-name="ListLabel_20_2"><text:span text:style-name="T11"> 2019)</text:span></text:a><text:span text:style-name="T1">, olives </text:span><text:a xlink:type="simple" xlink:href="https://www.zotero.org/google-docs/?TwgPvA" text:style-name="ListLabel_20_2" text:visited-style-name="ListLabel_20_2"><text:span text:style-name="T11">(Gros-Balthazard </text:span></text:a><text:a xlink:type="simple" xlink:href="https://www.zotero.org/google-docs/?TwgPvA" text:style-name="ListLabel_20_3" text:visited-style-name="ListLabel_20_3"><text:span text:style-name="T60">et al.</text:span></text:a><text:a xlink:type="simple" xlink:href="https://www.zotero.org/google-docs/?TwgPvA" text:style-name="ListLabel_20_2" text:visited-style-name="ListLabel_20_2"><text:span text:style-name="T11"> 2019)</text:span></text:a><text:span text:style-name="T1">, and maize </text:span><text:a xlink:type="simple" xlink:href="https://www.zotero.org/google-docs/?IZbyha" text:style-name="ListLabel_20_2" text:visited-style-name="ListLabel_20_2"><text:span text:style-name="T11">(Swanson-Wagner </text:span></text:a><text:a xlink:type="simple" xlink:href="https://www.zotero.org/google-docs/?IZbyha" text:style-name="ListLabel_20_3" text:visited-style-name="ListLabel_20_3"><text:span text:style-name="T60">et al.</text:span></text:a><text:a xlink:type="simple" xlink:href="https://www.zotero.org/google-docs/?IZbyha" text:style-name="ListLabel_20_2" text:visited-style-name="ListLabel_20_2"><text:span text:style-name="T11"> 2012)</text:span></text:a><text:span text:style-name="T1">. In the latter, however, reduced variation in expression was observed at domestication candidates, indicating that selection primarily acts on</text:span><text:span text:style-name="T2"> cis</text:span><text:span text:style-name="T1">-acting regulatory variants </text:span><text:a xlink:type="simple" xlink:href="https://www.zotero.org/google-docs/?xGj2kG" text:style-name="ListLabel_20_2" text:visited-style-name="ListLabel_20_2"><text:span text:style-name="T11">(Hufford </text:span></text:a><text:a xlink:type="simple" xlink:href="https://www.zotero.org/google-docs/?xGj2kG" text:style-name="ListLabel_20_3" text:visited-style-name="ListLabel_20_3"><text:span text:style-name="T60">et al.</text:span></text:a><text:a xlink:type="simple" xlink:href="https://www.zotero.org/google-docs/?xGj2kG" text:style-name="ListLabel_20_2" text:visited-style-name="ListLabel_20_2"><text:span text:style-name="T11"> 2012)</text:span></text:a><text:change-start text:change-id="ct94833153794064"/><text:span text:style-name="T11">: </text:span><text:span text:style-name="T57">most evolutionary-relevant mutations affect</text:span><text:span text:style-name="T58">ing</text:span><text:span text:style-name="T57"> the </text:span><text:change-end text:change-id="ct94833153794064"/><text:change-start text:change-id="ct94833153808640"/><text:span text:style-name="T58">evolution of gene expression</text:span><text:change-end text:change-id="ct94833153808640"/><text:change-start text:change-id="ct94833153774896"/><text:span text:style-name="T58">s are located in </text:span><text:span text:style-name="T59">(or in the close vicinity) of </text:span><text:span text:style-name="T58">the domestication gene</text:span><text:change-end text:change-id="ct94833153774896"/><text:span text:style-name="T1">. This result was further confirmed in F1 hybrids from maize x teosinte crosses where large differences in expression were primarily caused by </text:span><text:span text:style-name="T2">cis</text:span><text:span text:style-name="T1">-</text:span><text:soft-page-break/><text:span text:style-name="T1">divergence, and correlated with genes targeted by selection during domestication </text:span><text:a xlink:type="simple" xlink:href="https://www.zotero.org/google-docs/?b6wYiy" text:style-name="ListLabel_20_2" text:visited-style-name="ListLabel_20_2"><text:span text:style-name="T11">(Lemmon </text:span></text:a><text:a xlink:type="simple" xlink:href="https://www.zotero.org/google-docs/?b6wYiy" text:style-name="ListLabel_20_3" text:visited-style-name="ListLabel_20_3"><text:span text:style-name="T60">et al.</text:span></text:a><text:a xlink:type="simple" xlink:href="https://www.zotero.org/google-docs/?b6wYiy" text:style-name="ListLabel_20_2" text:visited-style-name="ListLabel_20_2"><text:span text:style-name="T11"> 2014)</text:span></text:a><text:span text:style-name="T1">. </text:span></text:p>
      <text:p text:style-name="P4"/>
      <text:p text:style-name="P2"><text:span text:style-name="T1">Beyond quantitative measures of gene expression, domestication is also associated with gene network rewiring. A pioneer work in maize indeed indicates that 6% of all genes display altered co-expression profiles among which, genes targeted by selection during domestication and/or breeding are over-represented </text:span><text:a xlink:type="simple" xlink:href="https://www.zotero.org/google-docs/?LKicgv" text:style-name="ListLabel_20_2" text:visited-style-name="ListLabel_20_2"><text:span text:style-name="T11">(Swanson-Wagner </text:span></text:a><text:a xlink:type="simple" xlink:href="https://www.zotero.org/google-docs/?LKicgv" text:style-name="ListLabel_20_3" text:visited-style-name="ListLabel_20_3"><text:span text:style-name="T60">et al.</text:span></text:a><text:a xlink:type="simple" xlink:href="https://www.zotero.org/google-docs/?LKicgv" text:style-name="ListLabel_20_2" text:visited-style-name="ListLabel_20_2"><text:span text:style-name="T11"> 2012)</text:span></text:a><text:span text:style-name="T1">. Interestingly, networks encompassing domestication targets display greater connectivity in wild than in domesticated forms as if selection had triggered connection loss to/from these genes. In beans, coexpression networks at the genome level revealed a global excess of strong correlations in domesticates compared with wild, the latter being sparser with more isolated nodes and smallest connected components than the former </text:span><text:a xlink:type="simple" xlink:href="https://www.zotero.org/google-docs/?fSFBH2" text:style-name="ListLabel_20_2" text:visited-style-name="ListLabel_20_2"><text:span text:style-name="T11">(Bellucci </text:span></text:a><text:a xlink:type="simple" xlink:href="https://www.zotero.org/google-docs/?fSFBH2" text:style-name="ListLabel_20_3" text:visited-style-name="ListLabel_20_3"><text:span text:style-name="T60">et al.</text:span></text:a><text:a xlink:type="simple" xlink:href="https://www.zotero.org/google-docs/?fSFBH2" text:style-name="ListLabel_20_2" text:visited-style-name="ListLabel_20_2"><text:span text:style-name="T11"> 2014)</text:span></text:a><text:span text:style-name="T1">. In contrast to maize, little qualitative difference was reported as for networks surrounding selected and neutral contigs. </text:span></text:p>
      <text:p text:style-name="P4"/>
      <text:p text:style-name="P2"><text:span text:style-name="T1">While population genetic tools have been broadly used to estimate domestication bottlenecks and associated genetic load in plants </text:span><text:a xlink:type="simple" xlink:href="https://www.zotero.org/google-docs/?9VZEkK" text:style-name="ListLabel_20_2" text:visited-style-name="ListLabel_20_2"><text:span text:style-name="T11">(Eyre-Walker </text:span></text:a><text:a xlink:type="simple" xlink:href="https://www.zotero.org/google-docs/?9VZEkK" text:style-name="ListLabel_20_3" text:visited-style-name="ListLabel_20_3"><text:span text:style-name="T60">et al.</text:span></text:a><text:a xlink:type="simple" xlink:href="https://www.zotero.org/google-docs/?9VZEkK" text:style-name="ListLabel_20_2" text:visited-style-name="ListLabel_20_2"><text:span text:style-name="T11"> 1998; Tenaillon </text:span></text:a><text:a xlink:type="simple" xlink:href="https://www.zotero.org/google-docs/?9VZEkK" text:style-name="ListLabel_20_3" text:visited-style-name="ListLabel_20_3"><text:span text:style-name="T60">et al.</text:span></text:a><text:a xlink:type="simple" xlink:href="https://www.zotero.org/google-docs/?9VZEkK" text:style-name="ListLabel_20_2" text:visited-style-name="ListLabel_20_2"><text:span text:style-name="T11"> 2004; Wright </text:span></text:a><text:a xlink:type="simple" xlink:href="https://www.zotero.org/google-docs/?9VZEkK" text:style-name="ListLabel_20_3" text:visited-style-name="ListLabel_20_3"><text:span text:style-name="T60">et al.</text:span></text:a><text:a xlink:type="simple" xlink:href="https://www.zotero.org/google-docs/?9VZEkK" text:style-name="ListLabel_20_2" text:visited-style-name="ListLabel_20_2"><text:span text:style-name="T11"> 2005; Gaut </text:span></text:a><text:a xlink:type="simple" xlink:href="https://www.zotero.org/google-docs/?9VZEkK" text:style-name="ListLabel_20_3" text:visited-style-name="ListLabel_20_3"><text:span text:style-name="T60">et al.</text:span></text:a><text:a xlink:type="simple" xlink:href="https://www.zotero.org/google-docs/?9VZEkK" text:style-name="ListLabel_20_2" text:visited-style-name="ListLabel_20_2"><text:span text:style-name="T11"> 2015; Kono </text:span></text:a><text:a xlink:type="simple" xlink:href="https://www.zotero.org/google-docs/?9VZEkK" text:style-name="ListLabel_20_3" text:visited-style-name="ListLabel_20_3"><text:span text:style-name="T60">et al.</text:span></text:a><text:a xlink:type="simple" xlink:href="https://www.zotero.org/google-docs/?9VZEkK" text:style-name="ListLabel_20_2" text:visited-style-name="ListLabel_20_2"><text:span text:style-name="T11"> 2016; Liu </text:span></text:a><text:a xlink:type="simple" xlink:href="https://www.zotero.org/google-docs/?9VZEkK" text:style-name="ListLabel_20_3" text:visited-style-name="ListLabel_20_3"><text:span text:style-name="T60">et al.</text:span></text:a><text:a xlink:type="simple" xlink:href="https://www.zotero.org/google-docs/?9VZEkK" text:style-name="ListLabel_20_2" text:visited-style-name="ListLabel_20_2"><text:span text:style-name="T11"> 2017; Wang </text:span></text:a><text:a xlink:type="simple" xlink:href="https://www.zotero.org/google-docs/?9VZEkK" text:style-name="ListLabel_20_3" text:visited-style-name="ListLabel_20_3"><text:span text:style-name="T60">et al.</text:span></text:a><text:a xlink:type="simple" xlink:href="https://www.zotero.org/google-docs/?9VZEkK" text:style-name="ListLabel_20_2" text:visited-style-name="ListLabel_20_2"><text:span text:style-name="T11"> 2017)</text:span></text:a><text:span text:style-name="T1">, a theoretical framework that considers </text:span><text:span text:style-name="T2">molecular domestication syndrome</text:span><text:span text:style-name="T1"> as a whole allowing to make predictions beyond verbal models is still in its infancy </text:span><text:a xlink:type="simple" xlink:href="https://www.zotero.org/google-docs/?NaP3aA" text:style-name="ListLabel_20_2" text:visited-style-name="ListLabel_20_2"><text:span text:style-name="T11">(Stetter </text:span></text:a><text:a xlink:type="simple" xlink:href="https://www.zotero.org/google-docs/?NaP3aA" text:style-name="ListLabel_20_3" text:visited-style-name="ListLabel_20_3"><text:span text:style-name="T60">et al.</text:span></text:a><text:a xlink:type="simple" xlink:href="https://www.zotero.org/google-docs/?NaP3aA" text:style-name="ListLabel_20_2" text:visited-style-name="ListLabel_20_2"><text:span text:style-name="T11"> 2018)</text:span></text:a><text:span text:style-name="T1">. Here, we propose to simulate the evolution of gene regulatory networks in a population submitted to domestication-like pressures. We used a modified version of a classical gene network model (the 'Wagner' model, after </text:span><text:a xlink:type="simple" xlink:href="https://www.zotero.org/google-docs/?QXR9GI" text:style-name="ListLabel_20_2" text:visited-style-name="ListLabel_20_2"><text:span text:style-name="T11">Wagner 1994, 1996</text:span></text:a><text:span text:style-name="T1">) to represent the complex genetic architecture of gene </text:span><text:soft-page-break/><text:span text:style-name="T1">expression regulation, and tracked the evolution of genetic diversity, of gene expression plasticity, and of network topology in scenarios featuring (i) a temporary drop in the population size (bottleneck), and (ii) a substantial change in the selection regime. The </text:span><text:change-start text:change-id="ct94833154169104"/><text:span text:style-name="T3">default </text:span><text:change-end text:change-id="ct94833154169104"/><text:span text:style-name="T1">demographic scenario was defined based on maize, an outcrosser crop with a relatively simple domestication (a single origin for the crop with a moderate domestication bottleneck);</text:span><text:change-start text:change-id="ct94833154541888"/><text:span text:style-name="T1"> </text:span><text:span text:style-name="T3">we also studied alter</text:span><text:change-end text:change-id="ct94833154541888"/><text:change-start text:change-id="ct94833154486816"/><text:span text:style-name="T3">native domestication scenarios (African rice, Peal millet, and Tomato) to assess the robustness of our conclusions. </text:span><text:change-end text:change-id="ct94833154486816"/><text:change text:change-id="ct94833154487184"/><text:change-start text:change-id="ct94833154494576"/><text:span text:style-name="T3">S</text:span><text:change-end text:change-id="ct94833154494576"/><text:span text:style-name="T1">imulations aim at providing experimentally testable predictions, and a general framework to explore more complex scenarios and other mating systems.</text:span></text:p>
      <text:p text:style-name="P27"><text:bookmark text:name="_vt8ls6xa8u9f"/>Materials and methods</text:p>
      <text:p text:style-name="P28"><text:bookmark text:name="_22vutfys4qck"/>Gene network model</text:p>
      <text:p text:style-name="P2"><text:span text:style-name="T1">The gene network model was directly inspired from </text:span><text:a xlink:type="simple" xlink:href="https://www.zotero.org/google-docs/?rlpK0r" text:style-name="ListLabel_20_2" text:visited-style-name="ListLabel_20_2"><text:span text:style-name="T11">Wagner (1996)</text:span></text:a><text:span text:style-name="T1">, with minor changes detailed below. Individual genotypes were stored as </text:span><draw:frame draw:style-name="fr2" draw:name="1" text:anchor-type="as-char" svg:width="8.11mm" svg:height="4.67mm" draw:z-index="0"><draw:object xlink:href="./Object 2" xlink:type="simple" xlink:show="embed" xlink:actuate="onLoad"/><draw:image xlink:href="./ObjectReplacements/Object 2" xlink:type="simple" xlink:show="embed" xlink:actuate="onLoad"/></draw:frame><text:span text:style-name="T1"><text:s/>interaction matrices </text:span><text:span text:style-name="T1"><draw:frame draw:style-name="fr3" draw:name="Object1" text:anchor-type="as-char" svg:y="-3.77mm" svg:width="6.23mm" svg:height="4.67mm" draw:z-index="69"><draw:object xlink:href="./Object 1" xlink:type="simple" xlink:show="embed" xlink:actuate="onLoad"/><draw:image xlink:href="./ObjectReplacements/Object 1" xlink:type="simple" xlink:show="embed" xlink:actuate="onLoad"/></draw:frame></text:span><text:span text:style-name="T1">, representing the strength and the direction of regulatory interactions between </text:span><draw:frame draw:style-name="fr2" draw:name="2" text:anchor-type="as-char" svg:width="2.2mm" svg:height="4.67mm" draw:z-index="1"><draw:object xlink:href="./Object 4" xlink:type="simple" xlink:show="embed" xlink:actuate="onLoad"/><draw:image xlink:href="./ObjectReplacements/Object 4" xlink:type="simple" xlink:show="embed" xlink:actuate="onLoad"/></draw:frame><text:span text:style-name="T1"><text:s/>transcription factors or regulatory genes. </text:span><text:change-start text:change-id="ct94833154585056"/><text:span text:style-name="T33">All genes have the potential to regula</text:span><text:change-end text:change-id="ct94833154585056"/><text:change-start text:change-id="ct94833154632032"/><text:span text:style-name="T33">te other genes of the network (although such feedback is not mandatory). </text:span><text:change-end text:change-id="ct94833154632032"/><text:span text:style-name="T1">Each element of the matrix </text:span><draw:frame draw:style-name="fr4" draw:name="3" text:anchor-type="as-char" svg:y="-3.77mm" svg:width="5.54mm" svg:height="5.31mm" draw:z-index="2"><draw:object xlink:href="./Object 6" xlink:type="simple" xlink:show="embed" xlink:actuate="onLoad"/><draw:image xlink:href="./ObjectReplacements/Object 6" xlink:type="simple" xlink:show="embed" xlink:actuate="onLoad"/></draw:frame><text:span text:style-name="T1"><text:s/>stands for the effect of gene </text:span><draw:frame draw:style-name="fr2" draw:name="4" text:anchor-type="as-char" svg:width="1.96mm" svg:height="4.67mm" draw:z-index="3"><draw:object xlink:href="./Object 8" xlink:type="simple" xlink:show="embed" xlink:actuate="onLoad"/><draw:image xlink:href="./ObjectReplacements/Object 8" xlink:type="simple" xlink:show="embed" xlink:actuate="onLoad"/></draw:frame><text:span text:style-name="T1"><text:s/>on the expression of gene </text:span><draw:frame draw:style-name="fr2" draw:name="5" text:anchor-type="as-char" svg:width="1.27mm" svg:height="4.67mm" draw:z-index="4"><draw:object xlink:href="./Object 10" xlink:type="simple" xlink:show="embed" xlink:actuate="onLoad"/><draw:image xlink:href="./ObjectReplacements/Object 10" xlink:type="simple" xlink:show="embed" xlink:actuate="onLoad"/></draw:frame><text:span text:style-name="T1">; interactions can be positive (transcription activation), negative (inhibition), or zero (no direct regulation). Each line of the </text:span><text:span text:style-name="T1"><draw:frame draw:style-name="fr3" draw:name="Object2" text:anchor-type="as-char" svg:y="-3.77mm" svg:width="6.23mm" svg:height="4.67mm" draw:z-index="70"><draw:object xlink:href="./Object 3" xlink:type="simple" xlink:show="embed" xlink:actuate="onLoad"/><draw:image xlink:href="./ObjectReplacements/Object 3" xlink:type="simple" xlink:show="embed" xlink:actuate="onLoad"/><svg:desc>formula</svg:desc></draw:frame></text:span><text:span text:style-name="T54"><text:s/></text:span><text:span text:style-name="T1">matrix can be interpreted as an allele </text:span><text:change text:change-id="ct94833154676112"/><text:change-start text:change-id="ct94833154679072"/><text:span text:style-name="T1">, </text:span><text:span text:style-name="T25">i.e. </text:span><text:change-end text:change-id="ct94833154679072"/><text:span text:style-name="T1">the set of</text:span><text:span text:style-name="T2"> cis</text:span><text:span text:style-name="T1">-regulatory sites </text:span><text:change text:change-id="ct94833154681600"/><text:change-start text:change-id="ct94833154685376"/><text:span text:style-name="T4">in the promoter of the gene</text:span><text:change-end text:change-id="ct94833154685376"/><text:change text:change-id="ct94833154685808"/><text:span text:style-name="T1">. The model considered discrete regulatory time steps, and the expression of the </text:span><draw:frame draw:style-name="fr2" draw:name="6" text:anchor-type="as-char" svg:width="2.2mm" svg:height="4.67mm" draw:z-index="5"><draw:object xlink:href="./Object 12" xlink:type="simple" xlink:show="embed" xlink:actuate="onLoad"/><draw:image xlink:href="./ObjectReplacements/Object 12" xlink:type="simple" xlink:show="embed" xlink:actuate="onLoad"/></draw:frame><text:span text:style-name="T1"><text:s/>genes, stored in a vector </text:span><text:span text:style-name="T1"><draw:frame draw:style-name="fr3" draw:name="Object3" text:anchor-type="as-char" svg:y="-3.77mm" svg:width="5.03mm" svg:height="4.67mm" draw:z-index="71"><draw:object xlink:href="./Object 5" xlink:type="simple" xlink:show="embed" xlink:actuate="onLoad"/><draw:image xlink:href="./ObjectReplacements/Object 5" xlink:type="simple" xlink:show="embed" xlink:actuate="onLoad"/></draw:frame></text:span><text:span text:style-name="T1">, changes as </text:span><text:span text:style-name="T1"><draw:frame draw:style-name="fr3" draw:name="Object4" text:anchor-type="as-char" svg:y="-3.86mm" svg:width="27.76mm" svg:height="5.42mm" draw:z-index="72"><draw:object xlink:href="./Object 7" xlink:type="simple" xlink:show="embed" xlink:actuate="onLoad"/><draw:image xlink:href="./ObjectReplacements/Object 7" xlink:type="simple" xlink:show="embed" xlink:actuate="onLoad"/></draw:frame></text:span><text:span text:style-name="T1">, where </text:span><text:span text:style-name="T1"><draw:frame draw:style-name="fr3" draw:name="Object5" text:anchor-type="as-char" svg:y="-3.86mm" svg:width="28.45mm" svg:height="5.42mm" draw:z-index="73"><draw:object xlink:href="./Object 9" xlink:type="simple" xlink:show="embed" xlink:actuate="onLoad"/><draw:image xlink:href="./ObjectReplacements/Object 9" xlink:type="simple" xlink:show="embed" xlink:actuate="onLoad"/></draw:frame></text:span><text:span text:style-name="T1"><text:s/>applies a sigmoid scaling function </text:span><draw:frame draw:style-name="fr2" draw:name="7" text:anchor-type="as-char" svg:width="7.85mm" svg:height="5.08mm" draw:z-index="6"><draw:object xlink:href="./Object 14" xlink:type="simple" xlink:show="embed" xlink:actuate="onLoad"/><draw:image xlink:href="./ObjectReplacements/Object 14" xlink:type="simple" xlink:show="embed" xlink:actuate="onLoad"/></draw:frame><text:span text:style-name="T1"><text:s/>to all elements to ensure that gene expression ranges between 0 (no expression) and 1 (full expression). We used an asymmetric scaling function as in </text:span><text:a xlink:type="simple" xlink:href="https://www.zotero.org/google-docs/?o7pL2U" text:style-name="ListLabel_20_2" text:visited-style-name="ListLabel_20_2"><text:span text:style-name="T11">Rünneburger and Le Rouzic (2016); Odorico </text:span></text:a><text:a xlink:type="simple" xlink:href="https://www.zotero.org/google-docs/?o7pL2U" text:style-name="ListLabel_20_3" text:visited-style-name="ListLabel_20_3"><text:span text:style-name="T60">et al.</text:span></text:a><text:a xlink:type="simple" xlink:href="https://www.zotero.org/google-docs/?o7pL2U" text:style-name="ListLabel_20_2" text:visited-style-name="ListLabel_20_2"><text:span text:style-name="T11"> (2018)</text:span></text:a><text:span text:style-name="T1">: </text:span><draw:frame draw:style-name="fr4" draw:name="8" text:anchor-type="as-char" svg:y="-4.37mm" svg:width="33.04mm" svg:height="5.57mm" draw:z-index="7"><draw:object xlink:href="./Object 16" xlink:type="simple" xlink:show="embed" xlink:actuate="onLoad"/><draw:image xlink:href="./ObjectReplacements/Object 16" xlink:type="simple" xlink:show="embed" xlink:actuate="onLoad"/></draw:frame><text:span text:style-name="T1">, with </text:span><draw:frame draw:style-name="fr2" draw:name="9" text:anchor-type="as-char" svg:width="20.73mm" svg:height="5.08mm" draw:z-index="8"><draw:object xlink:href="./Object 18" xlink:type="simple" xlink:show="embed" xlink:actuate="onLoad"/><draw:image xlink:href="./ObjectReplacements/Object 18" xlink:type="simple" xlink:show="embed" xlink:actuate="onLoad"/></draw:frame><text:span text:style-name="T1"><text:s/>and </text:span><draw:frame draw:style-name="fr2" draw:name="10" text:anchor-type="as-char" svg:width="23.55mm" svg:height="5.08mm" draw:z-index="9"><draw:object xlink:href="./Object 20" xlink:type="simple" xlink:show="embed" xlink:actuate="onLoad"/><draw:image xlink:href="./ObjectReplacements/Object 20" xlink:type="simple" xlink:show="embed" xlink:actuate="onLoad"/></draw:frame><text:span text:style-name="T1">. This function is defined such that </text:span><draw:frame draw:style-name="fr2" draw:name="11" text:anchor-type="as-char" svg:width="11.13mm" svg:height="4.67mm" draw:z-index="10"><draw:object xlink:href="./Object 22" xlink:type="simple" xlink:show="embed" xlink:actuate="onLoad"/><draw:image xlink:href="./ObjectReplacements/Object 22" xlink:type="simple" xlink:show="embed" xlink:actuate="onLoad"/></draw:frame><text:span text:style-name="T1"><text:s/>stands for the constitutive expression (in absence of regulation, all genes are expressed to 20% of their maximal expression).</text:span><text:soft-page-break/></text:p>
      <text:p text:style-name="P4"/>
      <text:p text:style-name="P2"><text:span text:style-name="T1">The kinetics of the gene network was simulated for </text:span><text:change text:change-id="ct94833154686032"/><text:change-start text:change-id="ct94833154793568"/><text:span text:style-name="T5">16</text:span><text:change-end text:change-id="ct94833154793568"/><text:span text:style-name="T1"> time steps in each individual, starting from </text:span><draw:frame draw:style-name="fr2" draw:name="12" text:anchor-type="as-char" svg:width="22.49mm" svg:height="5.42mm" draw:z-index="11"><draw:object xlink:href="./Object 24" xlink:type="simple" xlink:show="embed" xlink:actuate="onLoad"/><draw:image xlink:href="./ObjectReplacements/Object 24" xlink:type="simple" xlink:show="embed" xlink:actuate="onLoad"/></draw:frame><text:span text:style-name="T1">. The simulation program reports, for each gene </text:span><draw:frame draw:style-name="fr2" draw:name="13" text:anchor-type="as-char" svg:width="1.27mm" svg:height="4.67mm" draw:z-index="12"><draw:object xlink:href="./Object 26" xlink:type="simple" xlink:show="embed" xlink:actuate="onLoad"/><draw:image xlink:href="./ObjectReplacements/Object 26" xlink:type="simple" xlink:show="embed" xlink:actuate="onLoad"/></draw:frame><text:span text:style-name="T1">, the mean </text:span><draw:frame draw:style-name="fr4" draw:name="14" text:anchor-type="as-char" svg:y="-3.77mm" svg:width="3.42mm" svg:height="5.33mm" draw:z-index="13"><draw:object xlink:href="./Object 28" xlink:type="simple" xlink:show="embed" xlink:actuate="onLoad"/><draw:image xlink:href="./ObjectReplacements/Object 28" xlink:type="simple" xlink:show="embed" xlink:actuate="onLoad"/></draw:frame><text:change-start text:change-id="ct94833154671136"/><text:s/><text:change-end text:change-id="ct94833154671136"/><text:span text:style-name="T1">and the variance </text:span><draw:frame draw:style-name="fr2" draw:name="15" text:anchor-type="as-char" svg:width="3.97mm" svg:height="5.31mm" draw:z-index="14"><draw:object xlink:href="./Object 30" xlink:type="simple" xlink:show="embed" xlink:actuate="onLoad"/><draw:image xlink:href="./ObjectReplacements/Object 30" xlink:type="simple" xlink:show="embed" xlink:actuate="onLoad"/></draw:frame><text:span text:style-name="T1"><text:s/>of its expression level over the four last time steps. A non-null variance </text:span><text:change text:change-id="ct94833154793792"/><text:change-start text:change-id="ct94833154462592"/><text:span text:style-name="T5">characterizes networks that have not reached equilibrium at </text:span><text:span text:style-name="T28">16-4=</text:span><text:span text:style-name="T5">12 time steps, either because network dynamics are slow or because the network is </text:span><text:change-end text:change-id="ct94833154462592"/><text:change-start text:change-id="ct94833154627680"/><text:span text:style-name="T5">unstable (cyclic pattern). </text:span><text:change-end text:change-id="ct94833154627680"/></text:p>
      <text:p text:style-name="P4"/>
      <text:p text:style-name="P2"><text:span text:style-name="T1">In addition to this traditional framework, we considered that one of the network genes was a "sensor" gene influenced by the environment. This makes it possible for the network to react to an environmental signal, and evolve expression plasticity. In practice, the environmental signal at generation </text:span><draw:frame draw:style-name="fr2" draw:name="16" text:anchor-type="as-char" svg:width="2.42mm" svg:height="4.67mm" draw:z-index="15"><draw:object xlink:href="./Object 32" xlink:type="simple" xlink:show="embed" xlink:actuate="onLoad"/><draw:image xlink:href="./ObjectReplacements/Object 32" xlink:type="simple" xlink:show="embed" xlink:actuate="onLoad"/></draw:frame><text:span text:style-name="T1"><text:s/>was drawn in a uniform distribution </text:span><draw:frame draw:style-name="fr4" draw:name="17" text:anchor-type="as-char" svg:y="-3.86mm" svg:width="20.21mm" svg:height="5.42mm" draw:z-index="16"><draw:object xlink:href="./Object 34" xlink:type="simple" xlink:show="embed" xlink:actuate="onLoad"/><draw:image xlink:href="./ObjectReplacements/Object 34" xlink:type="simple" xlink:show="embed" xlink:actuate="onLoad"/></draw:frame><text:span text:style-name="T1"><text:s/>and the value of the sensor gene was </text:span><draw:frame draw:style-name="fr2" draw:name="18" text:anchor-type="as-char" svg:width="3.53mm" svg:height="5.31mm" draw:z-index="17"><draw:object xlink:href="./Object 36" xlink:type="simple" xlink:show="embed" xlink:actuate="onLoad"/><draw:image xlink:href="./ObjectReplacements/Object 36" xlink:type="simple" xlink:show="embed" xlink:actuate="onLoad"/></draw:frame><text:span text:style-name="T1"><text:s/>at each time step (the sensor gene had no regulator and was not influenced by the internal state of the network). <text:s/></text:span></text:p>
      <text:p text:style-name="P28"><text:bookmark text:name="_fmnx3i2uo1vx"/>Population model</text:p>
      <text:p text:style-name="P2"><text:span text:style-name="T1">The gene network model was coupled with a traditional individual-based population </text:span><text:soft-page-break/><text:span text:style-name="T1">genetics model. Individuals were diploid and hermaphrodite, and generations were non-overlapping. Reproduction consisted in drawing, for each of the </text:span><draw:frame draw:style-name="fr2" draw:name="19" text:anchor-type="as-char" svg:width="3.47mm" svg:height="4.67mm" draw:z-index="18"><draw:object xlink:href="./Object 38" xlink:type="simple" xlink:show="embed" xlink:actuate="onLoad"/><draw:image xlink:href="./ObjectReplacements/Object 38" xlink:type="simple" xlink:show="embed" xlink:actuate="onLoad"/></draw:frame><text:span text:style-name="T1">offspring, two parents randomly with a probability proportional to their fitness. Each parent gave a gamete, i.e. a random allele at each of the </text:span><draw:frame draw:style-name="fr2" draw:name="20" text:anchor-type="as-char" svg:width="2.2mm" svg:height="4.67mm" draw:z-index="19"><draw:object xlink:href="./Object 40" xlink:type="simple" xlink:show="embed" xlink:actuate="onLoad"/><draw:image xlink:href="./ObjectReplacements/Object 40" xlink:type="simple" xlink:show="embed" xlink:actuate="onLoad"/></draw:frame><text:span text:style-name="T1"><text:s/>loci (free recombination). There was no recombinations between </text:span><text:span text:style-name="T2">cis</text:span><text:span text:style-name="T1">-regulatory sites at a given locus. The genotype of an individual</text:span><text:change-start text:change-id="ct94833154821072"/><text:span text:style-name="T1"> </text:span><text:span text:style-name="T5">was defined by both i</text:span><text:change-end text:change-id="ct94833154821072"/><text:change-start text:change-id="ct94833154759856"/><text:span text:style-name="T5">nherited gametes; </text:span><text:change-end text:change-id="ct94833154759856"/><text:change text:change-id="ct94833154270064"/><text:span text:style-name="T1">the </text:span><text:span text:style-name="T54"><draw:frame draw:style-name="fr3" draw:name="Object6" text:anchor-type="as-char" svg:y="-3.77mm" svg:width="6.23mm" svg:height="4.67mm" draw:z-index="74"><draw:object xlink:href="./Object 11" xlink:type="simple" xlink:show="embed" xlink:actuate="onLoad"/><draw:image xlink:href="./ObjectReplacements/Object 11" xlink:type="simple" xlink:show="embed" xlink:actuate="onLoad"/></draw:frame></text:span><text:span text:style-name="T1"><text:s/>matrix from which the expression phenotype was calculated</text:span><text:change text:change-id="ct94833154746400"/><text:change-start text:change-id="ct94833154697296"/><text:span text:style-name="T1"> </text:span><text:change-end text:change-id="ct94833154697296"/><text:change text:change-id="ct94833154541584"/><text:span text:style-name="T1">was obtained by averaging out maternal and paternal haplotypes. </text:span><text:change-start text:change-id="ct94833154846880"/><text:span text:style-name="T7">In the ‘Wagner’ model, regulatory effects are additive; the </text:span><text:span text:style-name="T44">cis-regulatory </text:span><text:change-end text:change-id="ct94833154846880"/><text:change-start text:change-id="ct94833154851856"/><text:span text:style-name="T44">effects of both alleles average out, and the effects of transcription factors add up. Yet, </text:span><text:change-end text:change-id="ct94833154851856"/><text:change text:change-id="ct94833154852160"/><text:change-start text:change-id="ct94833154850528"/><text:span text:style-name="T6">even</text:span><text:change-end text:change-id="ct94833154850528"/><text:span text:style-name="T1"> if regulatory effects </text:span><text:change text:change-id="ct94833154274960"/><text:change-start text:change-id="ct94833154852640"/><text:span text:style-name="T7">are</text:span><text:change-end text:change-id="ct94833154852640"/><text:span text:style-name="T1"> additive, </text:span><text:change-start text:change-id="ct94833154861008"/><text:span text:style-name="T7">the mapping between the strength of regulation and gene expression is non-linear (sigmoid). As a consequence, the model accounts for both dominance and epistasis at the gene expression level, strong regulators (activators or inhibitors) </text:span><text:change-end text:change-id="ct94833154861008"/><text:change-start text:change-id="ct94833154860000"/><text:span text:style-name="T7">being dominant </text:span><text:change-end text:change-id="ct94833154860000"/><text:change-start text:change-id="ct94833154861344"/><text:span text:style-name="T7">over weak regulators. For instance, the gene expression in a loss-of-function heterozygote will be closer to the functional homozygote than to the mutant homozygote. </text:span><text:change-end text:change-id="ct94833154861344"/><text:change text:change-id="ct94833154861648"/></text:p>
      <text:p text:style-name="P4"/>
      <text:p text:style-name="P2"><text:span text:style-name="T1">Individual fitness </text:span><draw:frame draw:style-name="fr2" draw:name="21" text:anchor-type="as-char" svg:width="3.1mm" svg:height="4.67mm" draw:z-index="20"><draw:object xlink:href="./Object 42" xlink:type="simple" xlink:show="embed" xlink:actuate="onLoad"/><draw:image xlink:href="./ObjectReplacements/Object 42" xlink:type="simple" xlink:show="embed" xlink:actuate="onLoad"/></draw:frame><text:span text:style-name="T1"><text:s/>was calculated as the product of two components, </text:span><draw:frame draw:style-name="fr2" draw:name="22" text:anchor-type="as-char" svg:width="21.63mm" svg:height="5.31mm" draw:z-index="21"><draw:object xlink:href="./Object 44" xlink:type="simple" xlink:show="embed" xlink:actuate="onLoad"/><draw:image xlink:href="./ObjectReplacements/Object 44" xlink:type="simple" xlink:show="embed" xlink:actuate="onLoad"/></draw:frame><text:span text:style-name="T1"><text:s/>The first term </text:span><draw:frame draw:style-name="fr2" draw:name="23" text:anchor-type="as-char" svg:width="5.2mm" svg:height="5.31mm" draw:z-index="22"><draw:object xlink:href="./Object 46" xlink:type="simple" xlink:show="embed" xlink:actuate="onLoad"/><draw:image xlink:href="./ObjectReplacements/Object 46" xlink:type="simple" xlink:show="embed" xlink:actuate="onLoad"/></draw:frame><text:span text:style-name="T1"><text:s/>corresponds to the penalty for </text:span><text:change-start text:change-id="ct94833154822464"/><text:span text:style-name="T5">networks that have not reached stability</text:span><text:change-end text:change-id="ct94833154822464"/><text:change text:change-id="ct94833154862720"/><text:span text:style-name="T1">, </text:span><draw:frame draw:style-name="fr2" draw:name="24" text:anchor-type="as-char" svg:width="35.75mm" svg:height="11.39mm" draw:z-index="23"><draw:object xlink:href="./Object 48" xlink:type="simple" xlink:show="embed" xlink:actuate="onLoad"/><draw:image xlink:href="./ObjectReplacements/Object 48" xlink:type="simple" xlink:show="embed" xlink:actuate="onLoad"/></draw:frame><text:span text:style-name="T1">, </text:span><draw:frame draw:style-name="fr2" draw:name="25" text:anchor-type="as-char" svg:width="3.49mm" svg:height="4.67mm" draw:z-index="24"><draw:object xlink:href="./Object 50" xlink:type="simple" xlink:show="embed" xlink:actuate="onLoad"/><draw:image xlink:href="./ObjectReplacements/Object 50" xlink:type="simple" xlink:show="embed" xlink:actuate="onLoad"/></draw:frame><text:span text:style-name="T1"><text:s/>being the strength of selection </text:span><text:change text:change-id="ct94833154891664"/><text:change-start text:change-id="ct94833154893008"/><text:span text:style-name="T5">gene expression varian</text:span><text:change-end text:change-id="ct94833154893008"/><text:change-start text:change-id="ct94833154894496"/><text:span text:style-name="T5">ce</text:span><text:change-end text:change-id="ct94833154894496"/><text:span text:style-name="T1">. The second term </text:span><draw:frame draw:style-name="fr2" draw:name="26" text:anchor-type="as-char" svg:width="4.57mm" svg:height="5.31mm" draw:z-index="25"><draw:object xlink:href="./Object 52" xlink:type="simple" xlink:show="embed" xlink:actuate="onLoad"/><draw:image xlink:href="./ObjectReplacements/Object 52" xlink:type="simple" xlink:show="embed" xlink:actuate="onLoad"/></draw:frame><text:span text:style-name="T1"><text:s/>corresponds to a Gaussian stabilizing selection component, which depends on the distance between the expression phenotype and a selection target </text:span><draw:frame draw:style-name="fr2" draw:name="27" text:anchor-type="as-char" svg:width="2.2mm" svg:height="4.67mm" draw:z-index="26"><draw:object xlink:href="./Object 54" xlink:type="simple" xlink:show="embed" xlink:actuate="onLoad"/><draw:image xlink:href="./ObjectReplacements/Object 54" xlink:type="simple" xlink:show="embed" xlink:actuate="onLoad"/></draw:frame><text:span text:style-name="T1">: </text:span><draw:frame draw:style-name="fr2" draw:name="28" text:anchor-type="as-char" svg:width="44.82mm" svg:height="11.39mm" draw:z-index="27"><draw:object xlink:href="./Object 56" xlink:type="simple" xlink:show="embed" xlink:actuate="onLoad"/><draw:image xlink:href="./ObjectReplacements/Object 56" xlink:type="simple" xlink:show="embed" xlink:actuate="onLoad"/></draw:frame><text:span text:style-name="T1">, </text:span><draw:frame draw:style-name="fr2" draw:name="29" text:anchor-type="as-char" svg:width="2.65mm" svg:height="5.31mm" draw:z-index="28"><draw:object xlink:href="./Object 58" xlink:type="simple" xlink:show="embed" xlink:actuate="onLoad"/><draw:image xlink:href="./ObjectReplacements/Object 58" xlink:type="simple" xlink:show="embed" xlink:actuate="onLoad"/></draw:frame><text:span text:style-name="T1"><text:s/>standing for the s</text:span><text:soft-page-break/><text:span text:style-name="T1">trength of stabilizing selection on gene </text:span><text:span text:style-name="T2">i</text:span><text:span text:style-name="T1">. As detailed below, some genes were not selected (in which case </text:span><draw:frame draw:style-name="fr2" draw:name="30" text:anchor-type="as-char" svg:width="8.41mm" svg:height="5.31mm" draw:z-index="29"><draw:object xlink:href="./Object 60" xlink:type="simple" xlink:show="embed" xlink:actuate="onLoad"/><draw:image xlink:href="./ObjectReplacements/Object 60" xlink:type="simple" xlink:show="embed" xlink:actuate="onLoad"/></draw:frame><text:span text:style-name="T1">), some genes were selected for a stable optimum </text:span><draw:frame draw:style-name="fr2" draw:name="31" text:anchor-type="as-char" svg:width="2.96mm" svg:height="5.31mm" draw:z-index="30"><draw:object xlink:href="./Object 62" xlink:type="simple" xlink:show="embed" xlink:actuate="onLoad"/><draw:image xlink:href="./ObjectReplacements/Object 62" xlink:type="simple" xlink:show="embed" xlink:actuate="onLoad"/></draw:frame><text:span text:style-name="T1"><text:s/>("stable" genes), while a last set of genes were selected for optima that changed every generation </text:span><draw:frame draw:style-name="fr2" draw:name="32" text:anchor-type="as-char" svg:width="2.42mm" svg:height="4.67mm" draw:z-index="31"><draw:object xlink:href="./Object 64" xlink:type="simple" xlink:show="embed" xlink:actuate="onLoad"/><draw:image xlink:href="./ObjectReplacements/Object 64" xlink:type="simple" xlink:show="embed" xlink:actuate="onLoad"/></draw:frame><text:span text:style-name="T1"><text:s/>("plastic genes"), half of them being selected for </text:span><draw:frame draw:style-name="fr2" draw:name="33" text:anchor-type="as-char" svg:width="11.29mm" svg:height="5.31mm" draw:z-index="32"><draw:object xlink:href="./Object 66" xlink:type="simple" xlink:show="embed" xlink:actuate="onLoad"/><draw:image xlink:href="./ObjectReplacements/Object 66" xlink:type="simple" xlink:show="embed" xlink:actuate="onLoad"/></draw:frame><text:span text:style-name="T1">, and the other half for </text:span><draw:frame draw:style-name="fr2" draw:name="34" text:anchor-type="as-char" svg:width="16.93mm" svg:height="5.31mm" draw:z-index="33"><draw:object xlink:href="./Object 68" xlink:type="simple" xlink:show="embed" xlink:actuate="onLoad"/><draw:image xlink:href="./ObjectReplacements/Object 68" xlink:type="simple" xlink:show="embed" xlink:actuate="onLoad"/></draw:frame><text:span text:style-name="T1">. Selection was moderate (</text:span><text:span text:style-name="T1"><draw:frame draw:style-name="fr3" draw:name="Object7" text:anchor-type="as-char" svg:y="-3.77mm" svg:width="11.71mm" svg:height="4.67mm" draw:z-index="75"><draw:object xlink:href="./Object 13" xlink:type="simple" xlink:show="embed" xlink:actuate="onLoad"/><draw:image xlink:href="./ObjectReplacements/Object 13" xlink:type="simple" xlink:show="embed" xlink:actuate="onLoad"/></draw:frame></text:span><text:span text:style-name="T1">) for most simulations, albeit stronger selection (</text:span><text:span text:style-name="T1"><draw:frame draw:style-name="fr3" draw:name="Object8" text:anchor-type="as-char" svg:y="-3.77mm" svg:width="11.71mm" svg:height="4.67mm" draw:z-index="76"><draw:object xlink:href="./Object 15" xlink:type="simple" xlink:show="embed" xlink:actuate="onLoad"/><draw:image xlink:href="./ObjectReplacements/Object 15" xlink:type="simple" xlink:show="embed" xlink:actuate="onLoad"/></draw:frame></text:span><text:span text:style-name="T1">) was also tested (Figure S2, S8C, and S9C).</text:span></text:p>
      <text:p text:style-name="P4"/>
      <text:p text:style-name="P2"><text:span text:style-name="T1">Mutations occurred during gametogenesis with a rate </text:span><draw:frame draw:style-name="fr2" draw:name="35" text:anchor-type="as-char" svg:width="3.16mm" svg:height="4.67mm" draw:z-index="34"><draw:object xlink:href="./Object 70" xlink:type="simple" xlink:show="embed" xlink:actuate="onLoad"/><draw:image xlink:href="./ObjectReplacements/Object 70" xlink:type="simple" xlink:show="embed" xlink:actuate="onLoad"/></draw:frame><text:span text:style-name="T1">, expressed as the mutation probability per haploid genome. A mutation consists in replacing a random element of the </text:span><text:span text:style-name="T54"><draw:frame draw:style-name="fr3" draw:name="Object18" text:anchor-type="as-char" svg:y="-3.77mm" svg:width="6.23mm" svg:height="4.67mm" draw:z-index="77"><draw:object xlink:href="./Object 35" xlink:type="simple" xlink:show="embed" xlink:actuate="onLoad"/><draw:image xlink:href="./ObjectReplacements/Object 35" xlink:type="simple" xlink:show="embed" xlink:actuate="onLoad"/></draw:frame></text:span><text:span text:style-name="T1"><text:s/>matrix by a new value drawn in a Gaussian distribution centered on the former value </text:span><draw:frame draw:style-name="fr2" draw:name="36" text:anchor-type="as-char" svg:width="29.23mm" svg:height="5.42mm" draw:z-index="35"><draw:object xlink:href="./Object 72" xlink:type="simple" xlink:show="embed" xlink:actuate="onLoad"/><draw:image xlink:href="./ObjectReplacements/Object 72" xlink:type="simple" xlink:show="embed" xlink:actuate="onLoad"/></draw:frame><text:span text:style-name="T1"><text:s/>, where </text:span><draw:frame draw:style-name="fr2" draw:name="37" text:anchor-type="as-char" svg:width="4.41mm" svg:height="5.31mm" draw:z-index="36"><draw:object xlink:href="./Object 74" xlink:type="simple" xlink:show="embed" xlink:actuate="onLoad"/><draw:image xlink:href="./ObjectReplacements/Object 74" xlink:type="simple" xlink:show="embed" xlink:actuate="onLoad"/></draw:frame><text:span text:style-name="T1"><text:s/>is the standard deviation of mutational effects.</text:span><text:change-start text:change-id="ct94833155010016"/><text:span text:style-name="T1"> </text:span><text:span text:style-name="T26">In this model, mutations affect </text:span><text:change-end text:change-id="ct94833155010016"/><text:change-start text:change-id="ct94833155035376"/><text:span text:style-name="T26">gene </text:span><text:span text:style-name="T48">cis-</text:span><text:span text:style-name="T26">regulatory regions only (i.e. protein sequences do not evolve)</text:span><text:change-end text:change-id="ct94833155035376"/><text:change-start text:change-id="ct94833155036416"/><text:span text:style-name="T26">; </text:span><text:span text:style-name="T27">mutations occuring in the promoter of a gene affects primarily its own expression</text:span><text:change-end text:change-id="ct94833155036416"/><text:change-start text:change-id="ct94833154893808"/><text:span text:style-name="T45">, but the rest of the network may also be affected </text:span><text:change-end text:change-id="ct94833154893808"/><text:change-start text:change-id="ct94833155001840"/><text:span text:style-name="T45">when this gene regulates other ‘downstream’ ge</text:span><text:change-end text:change-id="ct94833155001840"/><text:change-start text:change-id="ct94833154879872"/><text:span text:style-name="T45">nes. </text:span><text:change-end text:change-id="ct94833154879872"/></text:p>
      <text:p text:style-name="P28"><text:bookmark text:name="_xwxlcleeobt6"/>Domestication scenario and parameterization</text:p>
      <text:p text:style-name="P3"><text:span text:style-name="T1">Domestication was associated with two independent changes in the simulation parameters: a temporary demographic bottleneck (decrease in population size), and a change in the gene expression optima (modification of the selection pressure). In order to calibrate simulations with realistic parameters, we used </text:span><text:change text:change-id="ct94833155039504"/><text:span text:style-name="T1">well-known </text:span><text:change text:change-id="ct94833155039728"/><text:span text:style-name="T1">domestication scenario</text:span><text:change-start text:change-id="ct94833155039952"/><text:span text:style-name="T8">s. </text:span><text:change-end text:change-id="ct94833155039952"/><text:change text:change-id="ct94833155040176"/><text:span text:style-name="T1"><text:s/>Th</text:span><text:change-start text:change-id="ct94833155040496"/><text:span text:style-name="T8">e</text:span><text:change-end text:change-id="ct94833155040496"/><text:change text:change-id="ct94833155040720"/><text:span text:style-name="T1"> </text:span><text:change-start text:change-id="ct94833155042576"/><text:span text:style-name="T8">reference</text:span><text:change-end text:change-id="ct94833155042576"/><text:change-start text:change-id="ct94833155042896"/><text:span text:style-name="T8"> </text:span><text:change-end text:change-id="ct94833155042896"/><text:span text:style-name="T1">scenario </text:span><text:change-start text:change-id="ct94833155043504"/><text:span text:style-name="T9">features </text:span><text:change-end text:change-id="ct94833155043504"/><text:change text:change-id="ct94833155043728"/><text:span text:style-name="T1">a protracted model of </text:span><text:change-start text:change-id="ct94833155044224"/><text:span text:style-name="T9">maize </text:span><text:change-end text:change-id="ct94833155044224"/><text:span text:style-name="T1">domestication involving a moderate bottleneck starting about 9,000 years a</text:span><text:soft-page-break/><text:span text:style-name="T1">go with a </text:span><text:change-start text:change-id="ct94833154293584"/><text:span text:style-name="T10">bottleneck strength of </text:span><text:change-end text:change-id="ct94833154293584"/><text:change text:change-id="ct94833154290224"/><text:span text:style-name="T1"><text:s/></text:span><text:span text:style-name="T1"><draw:frame draw:style-name="fr3" draw:name="Object29" text:anchor-type="as-char" svg:y="-3.77mm" svg:width="21.13mm" svg:height="5.31mm" draw:z-index="78"><draw:object xlink:href="./Object 57" xlink:type="simple" xlink:show="embed" xlink:actuate="onLoad"/><draw:image xlink:href="./ObjectReplacements/Object 57" xlink:type="simple" xlink:show="embed" xlink:actuate="onLoad"/></draw:frame></text:span><text:change text:change-id="ct94833155056144"/><text:span text:style-name="T1"><text:s/>= 2.45 </text:span><text:a xlink:type="simple" xlink:href="https://www.zotero.org/google-docs/?d0TXUP" text:style-name="ListLabel_20_2" text:visited-style-name="ListLabel_20_2"><text:span text:style-name="T11">(Wright </text:span></text:a><text:a xlink:type="simple" xlink:href="https://www.zotero.org/google-docs/?d0TXUP" text:style-name="ListLabel_20_3" text:visited-style-name="ListLabel_20_3"><text:span text:style-name="T60">et al.</text:span></text:a><text:a xlink:type="simple" xlink:href="https://www.zotero.org/google-docs/?d0TXUP" text:style-name="ListLabel_20_2" text:visited-style-name="ListLabel_20_2"><text:span text:style-name="T11"> 2005)</text:span></text:a><text:change-start text:change-id="ct94833155065968"/><text:span text:style-name="T11">, </text:span><text:change-end text:change-id="ct94833155065968"/><text:change text:change-id="ct94833155066272"/><text:span text:style-name="T1"><text:s/></text:span><text:change-start text:change-id="ct94833155091600"/><text:span text:style-name="T1"><draw:frame draw:style-name="fr4" draw:name="Object30" text:anchor-type="as-char" svg:y="-3.77mm" svg:width="4.82mm" svg:height="5.31mm" draw:z-index="79"><draw:object xlink:href="./Object 59" xlink:type="simple" xlink:show="embed" xlink:actuate="onLoad"/><draw:image xlink:href="./ObjectReplacements/Object 59" xlink:type="simple" xlink:show="embed" xlink:actuate="onLoad"/><svg:desc>formula</svg:desc></draw:frame></text:span><text:span text:style-name="T1"><text:s/></text:span><text:span text:style-name="T10">and </text:span><text:span text:style-name="T10"><draw:frame draw:style-name="fr4" draw:name="Object31" text:anchor-type="as-char" svg:y="-3.77mm" svg:width="4.16mm" svg:height="5.31mm" draw:z-index="80"><draw:object xlink:href="./Object 61" xlink:type="simple" xlink:show="embed" xlink:actuate="onLoad"/><draw:image xlink:href="./ObjectReplacements/Object 61" xlink:type="simple" xlink:show="embed" xlink:actuate="onLoad"/><svg:desc>formula</svg:desc></draw:frame></text:span><text:span text:style-name="T10"><text:s/>being the population size and the duration of the bottleneck.</text:span><text:change-end text:change-id="ct94833155091600"/><text:change-start text:change-id="ct94833155093248"/><text:span text:style-name="T10"> </text:span><text:change-end text:change-id="ct94833155093248"/><text:span text:style-name="T1">Simulations were thus split in three stages: (i) a long </text:span><text:change-start text:change-id="ct94833155096224"/><text:span text:style-name="T9">(</text:span><text:change-end text:change-id="ct94833155096224"/><draw:frame draw:style-name="fr4" draw:name="38" text:anchor-type="as-char" svg:y="-3.77mm" svg:width="19.39mm" svg:height="5.31mm" draw:z-index="37"><draw:object xlink:href="./Object 76" xlink:type="simple" xlink:show="embed" xlink:actuate="onLoad"/><draw:image xlink:href="./ObjectReplacements/Object 76" xlink:type="simple" xlink:show="embed" xlink:actuate="onLoad"/></draw:frame><text:span text:style-name="T1"> generations) "burn-in" stage aiming to simulate pre-domestication conditions, after which the large population size </text:span><draw:frame draw:style-name="fr2" draw:name="39" text:anchor-type="as-char" svg:width="20.06mm" svg:height="5.31mm" draw:z-index="38"><draw:object xlink:href="./Object 78" xlink:type="simple" xlink:show="embed" xlink:actuate="onLoad"/><draw:image xlink:href="./ObjectReplacements/Object 78" xlink:type="simple" xlink:show="embed" xlink:actuate="onLoad"/></draw:frame><text:span text:style-name="T1"><text:s/>(the largest population size that was computationally tractable) "ancestral" species is expected to harbor a genotype adapted to wild conditions (selection optima </text:span><draw:frame draw:style-name="fr2" draw:name="40" text:anchor-type="as-char" svg:width="3.55mm" svg:height="5.31mm" draw:z-index="39"><draw:object xlink:href="./Object 80" xlink:type="simple" xlink:show="embed" xlink:actuate="onLoad"/><draw:image xlink:href="./ObjectReplacements/Object 80" xlink:type="simple" xlink:show="embed" xlink:actuate="onLoad"/></draw:frame><text:span text:style-name="T1">, drawn in a uniform </text:span><draw:frame draw:style-name="fr2" draw:name="41" text:anchor-type="as-char" svg:width="12.31mm" svg:height="5.08mm" draw:z-index="40"><draw:object xlink:href="./Object 82" xlink:type="simple" xlink:show="embed" xlink:actuate="onLoad"/><draw:image xlink:href="./ObjectReplacements/Object 82" xlink:type="simple" xlink:show="embed" xlink:actuate="onLoad"/></draw:frame><text:span text:style-name="T1"><text:s/>distribution at the beginning of each simulation for “stable” genes, fluctuating optima for “plastic” genes), (ii) a bottleneck of </text:span><draw:frame draw:style-name="fr2" draw:name="42" text:anchor-type="as-char" svg:width="17.29mm" svg:height="5.31mm" draw:z-index="41"><draw:object xlink:href="./Object 84" xlink:type="simple" xlink:show="embed" xlink:actuate="onLoad"/><draw:image xlink:href="./ObjectReplacements/Object 84" xlink:type="simple" xlink:show="embed" xlink:actuate="onLoad"/></draw:frame><text:span text:style-name="T1"><text:s/>generations </text:span><text:a xlink:type="simple" xlink:href="https://www.zotero.org/google-docs/?RjrvWe" text:style-name="ListLabel_20_2" text:visited-style-name="ListLabel_20_2"><text:span text:style-name="T11">(Eyre-Walker </text:span></text:a><text:a xlink:type="simple" xlink:href="https://www.zotero.org/google-docs/?RjrvWe" text:style-name="ListLabel_20_3" text:visited-style-name="ListLabel_20_3"><text:span text:style-name="T60">et al.</text:span></text:a><text:a xlink:type="simple" xlink:href="https://www.zotero.org/google-docs/?RjrvWe" text:style-name="ListLabel_20_2" text:visited-style-name="ListLabel_20_2"><text:span text:style-name="T11"> 1998)</text:span></text:a><text:span text:style-name="T1">, during which the population size was reduced to </text:span><draw:frame draw:style-name="fr2" draw:name="43" text:anchor-type="as-char" svg:width="17.94mm" svg:height="5.31mm" draw:z-index="42"><draw:object xlink:href="./Object 86" xlink:type="simple" xlink:show="embed" xlink:actuate="onLoad"/><draw:image xlink:href="./ObjectReplacements/Object 86" xlink:type="simple" xlink:show="embed" xlink:actuate="onLoad"/></draw:frame><text:span text:style-name="T1"><text:s/>individuals, and selection optima switched to </text:span><draw:frame draw:style-name="fr2" draw:name="44" text:anchor-type="as-char" svg:width="5.1mm" svg:height="5.31mm" draw:z-index="43"><draw:object xlink:href="./Object 88" xlink:type="simple" xlink:show="embed" xlink:actuate="onLoad"/><draw:image xlink:href="./ObjectReplacements/Object 88" xlink:type="simple" xlink:show="embed" xlink:actuate="onLoad"/></draw:frame><text:span text:style-name="T1"><text:s/>and (iii) <text:s/></text:span><draw:frame draw:style-name="fr2" draw:name="45" text:anchor-type="as-char" svg:width="17.22mm" svg:height="5.31mm" draw:z-index="44"><draw:object xlink:href="./Object 90" xlink:type="simple" xlink:show="embed" xlink:actuate="onLoad"/><draw:image xlink:href="./ObjectReplacements/Object 90" xlink:type="simple" xlink:show="embed" xlink:actuate="onLoad"/></draw:frame><text:span text:style-name="T1"><text:s/>generations of expansion of the domesticated species (population size back to </text:span><draw:frame draw:style-name="fr2" draw:name="46" text:anchor-type="as-char" svg:width="20.06mm" svg:height="5.31mm" draw:z-index="45"><draw:object xlink:href="./Object 92" xlink:type="simple" xlink:show="embed" xlink:actuate="onLoad"/><draw:image xlink:href="./ObjectReplacements/Object 92" xlink:type="simple" xlink:show="embed" xlink:actuate="onLoad"/></draw:frame><text:span text:style-name="T1">), while the selection optima remained to the "domestication" conditions </text:span><draw:frame draw:style-name="fr2" draw:name="47" text:anchor-type="as-char" svg:width="3.55mm" svg:height="5.31mm" draw:z-index="46"><draw:object xlink:href="./Object 94" xlink:type="simple" xlink:show="embed" xlink:actuate="onLoad"/><draw:image xlink:href="./ObjectReplacements/Object 94" xlink:type="simple" xlink:show="embed" xlink:actuate="onLoad"/></draw:frame><text:change-start text:change-id="ct94833155205712"/>.<text:change-end text:change-id="ct94833155205712"/><text:change-start text:change-id="ct94833155210880"/><text:span text:style-name="T1"> </text:span><text:span text:style-name="T9">In addition to the teosinte-Maize scenario, we considered three additional domestication scenarios</text:span><text:change-end text:change-id="ct94833155210880"/><text:change-start text:change-id="ct94833155211360"/><text:span text:style-name="T9"> (African rice, Pearl millet, and Tomato)</text:span><text:change-end text:change-id="ct94833155211360"/><text:change-start text:change-id="ct94833155212544"/><text:span text:style-name="T9">. Only the demography (timing and strength of the bottleneck) was modified; the strength and mode of selection before and after domestication was identical to the maize scenario. </text:span><text:span text:style-name="T10">Unknown demographic parameters were replaced by educated guesses, and the maximum population size was capped at N=20,000. </text:span><text:span text:style-name="T9">The domestication of the African rice (</text:span><text:change-end text:change-id="ct94833155212544"/><text:change-start text:change-id="ct94833155217120"/><text:span text:style-name="Emphasis"><text:span text:style-name="T9">Oryza glaberrima</text:span></text:span><text:change-end text:change-id="ct94833155217120"/><text:change-start text:change-id="ct94833155223680"/><text:span text:style-name="T9">) is characterized by a long bottleneck (k=0.61), starting</text:span><text:change-end text:change-id="ct94833155223680"/><text:change-start text:change-id="ct94833155221616"/><text:span text:style-name="T9"> 10,000 years ago and lasting 8200 years (</text:span><text:span text:style-name="T37">Cubry et al 2018</text:span><text:span text:style-name="T9">). </text:span><text:change-end text:change-id="ct94833155221616"/><text:change-start text:change-id="ct94833155230448"/><text:span text:style-name="T9">Although the domestication might have started later than the beginning of the bottleneck, we simplified the scenario and considered that </text:span><text:change-end text:change-id="ct94833155230448"/><text:change-start text:change-id="ct94833155226080"/><text:span text:style-name="T9">the selection switch occurred together with the bottleneck.</text:span><text:change-end text:change-id="ct94833155226080"/><text:change-start text:change-id="ct94833155227920"/><text:span text:style-name="T9"> The African rice is a selfer, the selfing rate was set to 0.98. The domestication of the pearl Millet (</text:span><text:change-end text:change-id="ct94833155227920"/><text:change-start text:change-id="ct94833155230672"/><text:span text:style-name="T50">Cenchrus americanus</text:span><text:change-end text:change-id="ct94833155230672"/><text:change-start text:change-id="ct94833155233984"/><text:span text:style-name="T50"> </text:span><text:span text:style-name="T46">syn </text:span><text:span text:style-name="T51">Pennisetum glaucum</text:span><text:change-end text:change-id="ct94833155233984"/><text:change-start text:change-id="ct94833155235344"/><text:span text:style-name="T9">) is more recent</text:span><text:change-end text:change-id="ct94833155235344"/><text:change-start text:change-id="ct94833155240912"/><text:span text:style-name="T9"> (4800 years ago), with a short bottleneck (k=1.89) </text:span><text:span text:style-name="T38">(Clotault et al 2021, Burgarella et al 2018)</text:span><text:span text:style-name="T9">. Finally, the tomato </text:span><text:span text:style-name="T37">(</text:span><text:change-end text:change-id="ct94833155240912"/><text:change-start text:change-id="ct94833155247936"/><text:span text:style-name="T52">Solanum lycopersicum)</text:span><text:change-end text:change-id="ct94833155247936"/><text:change-start text:change-id="ct94833155248160"/><text:span text:style-name="T9"> was domesticated about 6400 years ago, with a long (5800 generations) bottleneck (k=0.17) </text:span><text:span text:style-name="T37">(Arnoux et al 2020)</text:span><text:span text:style-name="T9">. The ancestral species was featured by a low diversity (estimated N=1600), in contrast to the other large-ancestral population cases. The tomato is a selfer (selfing rate 0.98). </text:span><text:change-end text:change-id="ct94833155248160"/><text:change-start text:change-id="ct94833155255408"/><text:span text:style-name="T36">Scenario parameters are summarized in Table 1</text:span><text:change-end text:change-id="ct94833155255408"/><text:change text:change-id="ct94833155250352"/><text:change text:change-id="ct94833155250048"/><text:change text:change-id="ct94833180494368"/><text:change text:change-id="ct94833155251152"/><text:span text:style-name="T1">.</text:span><text:soft-page-break/></text:p>
      <text:p text:style-name="P4"/>
      <text:p text:style-name="P2"><text:span text:style-name="T1">For computational feasibility, the regulation network size was limited to 24 genes (+1 environmental signal), from which 12 were under direct selection (Figure S3). Before domestication, the network encompassed 12 unselected, 6 stable, and 6 plastic genes. At the onset of domestication, we modified the selection regime to mimic increased environmental stability and, in turn decreased plasticity (12 unselected, 10 stable and 2 plastic genes). The mutation rate was set to </text:span><draw:frame draw:style-name="fr4" draw:name="48" text:anchor-type="as-char" svg:y="-4.37mm" svg:width="14.18mm" svg:height="5.27mm" draw:z-index="47"><draw:object xlink:href="./Object 96" xlink:type="simple" xlink:show="embed" xlink:actuate="onLoad"/><draw:image xlink:href="./ObjectReplacements/Object 96" xlink:type="simple" xlink:show="embed" xlink:actuate="onLoad"/></draw:frame><text:span text:style-name="T1">/ gamete/ generation, which, given the estimated mutational target of 24 genes of 1kb (average estimated length of enhancers from </text:span><text:a xlink:type="simple" xlink:href="https://www.zotero.org/google-docs/?sMPoQ9" text:style-name="ListLabel_20_2" text:visited-style-name="ListLabel_20_2"><text:span text:style-name="T11">(Oka </text:span></text:a><text:a xlink:type="simple" xlink:href="https://www.zotero.org/google-docs/?sMPoQ9" text:style-name="ListLabel_20_3" text:visited-style-name="ListLabel_20_3"><text:span text:style-name="T60">et al.</text:span></text:a><text:a xlink:type="simple" xlink:href="https://www.zotero.org/google-docs/?sMPoQ9" text:style-name="ListLabel_20_2" text:visited-style-name="ListLabel_20_2"><text:span text:style-name="T11"> 2017; Ricci </text:span></text:a><text:a xlink:type="simple" xlink:href="https://www.zotero.org/google-docs/?sMPoQ9" text:style-name="ListLabel_20_3" text:visited-style-name="ListLabel_20_3"><text:span text:style-name="T60">et al.</text:span></text:a><text:a xlink:type="simple" xlink:href="https://www.zotero.org/google-docs/?sMPoQ9" text:style-name="ListLabel_20_2" text:visited-style-name="ListLabel_20_2"><text:span text:style-name="T11"> 2019)</text:span></text:a><text:span text:style-name="T1">) roughly corresponded to <text:s/>a per-base mutation rate of </text:span><draw:frame draw:style-name="fr4" draw:name="49" text:anchor-type="as-char" svg:y="-4.37mm" svg:width="13.41mm" svg:height="5.27mm" draw:z-index="48"><draw:object xlink:href="./Object 98" xlink:type="simple" xlink:show="embed" xlink:actuate="onLoad"/><draw:image xlink:href="./ObjectReplacements/Object 98" xlink:type="simple" xlink:show="embed" xlink:actuate="onLoad"/></draw:frame><text:span text:style-name="T1"><text:s/>par generation, close to the maize estimate </text:span><text:a xlink:type="simple" xlink:href="https://www.zotero.org/google-docs/?JodUKU" text:style-name="ListLabel_20_2" text:visited-style-name="ListLabel_20_2"><text:span text:style-name="T11">(Clark </text:span></text:a><text:a xlink:type="simple" xlink:href="https://www.zotero.org/google-docs/?JodUKU" text:style-name="ListLabel_20_3" text:visited-style-name="ListLabel_20_3"><text:span text:style-name="T60">et al.</text:span></text:a><text:a xlink:type="simple" xlink:href="https://www.zotero.org/google-docs/?JodUKU" text:style-name="ListLabel_20_2" text:visited-style-name="ListLabel_20_2"><text:span text:style-name="T11"> 2004)</text:span></text:a><text:span text:style-name="T1">. </text:span></text:p>
      <text:p text:style-name="P4"/>
      <text:p text:style-name="P4">In addition to the <text:change text:change-id="ct94833180691200"/><text:change-start text:change-id="ct94833155249744"/><text:span text:style-name="T81">maize</text:span><text:change-end text:change-id="ct94833155249744"/> full domestication scenario described above, we explored control simulations to disentangle the contribution of the bottleneck and the selection switch in emerging patterns: a scenario with no bottleneck, a scenario with no selection switch, and a scenario with no stabilizing selection. We assessed the sensitivity of<text:soft-page-break/> our results for the full domestication scenario to independent changes in parameters values by (1) increasing the number of genes of the GRN, from 24 to 48, and doubling the number of selected genes and the mutation rate per genome accordingly; (2) setting the mutation rate to 0 at the time of domestication to evaluate selection response from standing variation only; (3) modulating selection intensity both through a decrease in selected genes count (by two-fold), and through a modification of the fitness function to simulate stronger selection;(4) dissociating selection switch from a loss of plasticity, either by maintaining the selection for plasticity over genes during domestication, or by keeping the same number of plastic gene before and after domestication ; (5) testing the effect of a harsher bottleneck with 350 individuals instead of 3500. All scenarios were replicated 1000 times. </text:p>
      <text:p text:style-name="P28"><text:bookmark text:name="_dyk1x44lecfo"/><text:span text:style-name="T79">Implementation</text:span> </text:p>
      <text:p text:style-name="P2"><text:span text:style-name="T1">The simulation model was implemented in C++ and compiled with gcc v-7.5.0. Simulation runs were automated via bash scripts, replicates being launched in parallel, and simulation results were analyzed with R version 4.0 </text:span><text:a xlink:type="simple" xlink:href="https://www.zotero.org/google-docs/?8qjNxP" text:style-name="ListLabel_20_2" text:visited-style-name="ListLabel_20_2"><text:span text:style-name="T11">(R Core Team 2020)</text:span></text:a><text:span text:style-name="T1">.</text:span></text:p>
      <text:p text:style-name="P28"><text:bookmark text:name="_3d55ofartirg"/>Model output and descriptive statistics</text:p>
      <text:p text:style-name="P2"><text:span text:style-name="T1">For each simulation run, summary statistics were computed every 100 generations. The output includes the population mean and variance of (i) the absolute fitness </text:span><draw:frame draw:style-name="fr2" draw:name="50" text:anchor-type="as-char" svg:width="3.1mm" svg:height="4.67mm" draw:z-index="49"><draw:object xlink:href="./Object 100" xlink:type="simple" xlink:show="embed" xlink:actuate="onLoad"/><draw:image xlink:href="./ObjectReplacements/Object 100" xlink:type="simple" xlink:show="embed" xlink:actuate="onLoad"/></draw:frame><text:span text:style-name="T1">, (ii) gene expressions </text:span><draw:frame draw:style-name="fr2" draw:name="51" text:anchor-type="as-char" svg:width="3.42mm" svg:height="5.33mm" draw:z-index="50"><draw:object xlink:href="./Object 102" xlink:type="simple" xlink:show="embed" xlink:actuate="onLoad"/><draw:image xlink:href="./ObjectReplacements/Object 102" xlink:type="simple" xlink:show="embed" xlink:actuate="onLoad"/></draw:frame><text:span text:style-name="T1">, (iii) gene regulations </text:span><draw:frame draw:style-name="fr2" draw:name="52" text:anchor-type="as-char" svg:width="5.54mm" svg:height="5.31mm" draw:z-index="51"><draw:object xlink:href="./Object 104" xlink:type="simple" xlink:show="embed" xlink:actuate="onLoad"/><draw:image xlink:href="./ObjectReplacements/Object 104" xlink:type="simple" xlink:show="embed" xlink:actuate="onLoad"/></draw:frame><text:span text:style-name="T1"><text:s/>for all pairs of genes. In addition, the environmental index </text:span><draw:frame draw:style-name="fr2" draw:name="53" text:anchor-type="as-char" svg:width="3.53mm" svg:height="5.31mm" draw:z-index="52"><draw:object xlink:href="./Object 106" xlink:type="simple" xlink:show="embed" xlink:actuate="onLoad"/><draw:image xlink:href="./ObjectReplacements/Object 106" xlink:type="simple" xlink:show="embed" xlink:actuate="onLoad"/></draw:frame><text:span text:style-name="T1"><text:s/>and all selection optima </text:span><draw:frame draw:style-name="fr2" draw:name="54" text:anchor-type="as-char" svg:width="3.63mm" svg:height="5.31mm" draw:z-index="53"><draw:object xlink:href="./Object 108" xlink:type="simple" xlink:show="embed" xlink:actuate="onLoad"/><draw:image xlink:href="./ObjectReplacements/Object 108" xlink:type="simple" xlink:show="embed" xlink:actuate="onLoad"/></draw:frame><text:span text:style-name="T1"><text:s/>were recorded.</text:span></text:p>
      <text:p text:style-name="P2"><text:span text:style-name="T1">Effective population sizes were estimated as </text:span><draw:frame draw:style-name="fr2" draw:name="55" text:anchor-type="as-char" svg:width="29.51mm" svg:height="5.42mm" draw:z-index="54"><draw:object xlink:href="./Object 110" xlink:type="simple" xlink:show="embed" xlink:actuate="onLoad"/><draw:image xlink:href="./ObjectReplacements/Object 110" xlink:type="simple" xlink:show="embed" xlink:actuate="onLoad"/></draw:frame><text:span text:style-name="T1"><text:s/>(Walsh &amp; Lynch 2018), </text:span><text:soft-page-break/><text:span text:style-name="T1">where </text:span><draw:frame draw:style-name="fr2" draw:name="56" text:anchor-type="as-char" svg:width="5.06mm" svg:height="5.31mm" draw:z-index="55"><draw:object xlink:href="./Object 112" xlink:type="simple" xlink:show="embed" xlink:actuate="onLoad"/><draw:image xlink:href="./ObjectReplacements/Object 112" xlink:type="simple" xlink:show="embed" xlink:actuate="onLoad"/></draw:frame><text:span text:style-name="T1"><text:s/>stands for the variance in the relative fitness (</text:span><draw:frame draw:style-name="fr2" draw:name="57" text:anchor-type="as-char" svg:width="22.23mm" svg:height="5.31mm" draw:z-index="56"><draw:object xlink:href="./Object 114" xlink:type="simple" xlink:show="embed" xlink:actuate="onLoad"/><draw:image xlink:href="./ObjectReplacements/Object 114" xlink:type="simple" xlink:show="embed" xlink:actuate="onLoad"/></draw:frame><text:span text:style-name="T1">, </text:span><draw:frame draw:style-name="fr2" draw:name="58" text:anchor-type="as-char" svg:width="5.06mm" svg:height="5.31mm" draw:z-index="57"><draw:object xlink:href="./Object 116" xlink:type="simple" xlink:show="embed" xlink:actuate="onLoad"/><draw:image xlink:href="./ObjectReplacements/Object 116" xlink:type="simple" xlink:show="embed" xlink:actuate="onLoad"/></draw:frame><text:span text:style-name="T1">and </text:span><draw:frame draw:style-name="fr2" draw:name="59" text:anchor-type="as-char" svg:width="4.85mm" svg:height="5.31mm" draw:z-index="58"><draw:object xlink:href="./Object 118" xlink:type="simple" xlink:show="embed" xlink:actuate="onLoad"/><draw:image xlink:href="./ObjectReplacements/Object 118" xlink:type="simple" xlink:show="embed" xlink:actuate="onLoad"/></draw:frame><text:span text:style-name="T1"><text:s/>being the population variance and the population mean of the absolute fitness, respectively). </text:span></text:p>
      <text:p text:style-name="P4"/>
      <text:p text:style-name="P2"><text:span text:style-name="T1">A proxy for neutral molecular variance around gene </text:span><text:span text:style-name="T2">i</text:span><text:span text:style-name="T1"> was obtained by reporting the average population variance of the </text:span><draw:frame draw:style-name="fr2" draw:name="60" text:anchor-type="as-char" svg:width="4.59mm" svg:height="5.31mm" draw:z-index="59"><draw:object xlink:href="./Object 120" xlink:type="simple" xlink:show="embed" xlink:actuate="onLoad"/><draw:image xlink:href="./ObjectReplacements/Object 120" xlink:type="simple" xlink:show="embed" xlink:actuate="onLoad"/></draw:frame><text:span text:style-name="T1">for a subset of genes </text:span><text:span text:style-name="T2">j</text:span><text:span text:style-name="T1"> which expression was very low (</text:span><draw:frame draw:style-name="fr2" draw:name="61" text:anchor-type="as-char" svg:width="12.07mm" svg:height="5.33mm" draw:z-index="60"><draw:object xlink:href="./Object 122" xlink:type="simple" xlink:show="embed" xlink:actuate="onLoad"/><draw:image xlink:href="./ObjectReplacements/Object 122" xlink:type="simple" xlink:show="embed" xlink:actuate="onLoad"/></draw:frame><text:span text:style-name="T1"> over the whole simulation), as </text:span><text:span text:style-name="T2">cis</text:span><text:span text:style-name="T1">-regulatory sites sensitive to non-expressed transcription factors are expected to evolve neutrally. </text:span></text:p>
      <text:p text:style-name="P4"/>
      <text:p text:style-name="P40"><text:span text:style-name="T1">Environmental reaction norms (gene expression plasticity) were estimated for each gene </text:span><draw:frame draw:style-name="fr2" draw:name="62" text:anchor-type="as-char" svg:width="1.27mm" svg:height="4.67mm" draw:z-index="61"><draw:object xlink:href="./Object 124" xlink:type="simple" xlink:show="embed" xlink:actuate="onLoad"/><draw:image xlink:href="./ObjectReplacements/Object 124" xlink:type="simple" xlink:show="embed" xlink:actuate="onLoad"/></draw:frame><text:span text:style-name="T1"><text:s/>by regressing the average expression </text:span><draw:frame draw:style-name="fr2" draw:name="63" text:anchor-type="as-char" svg:width="3.42mm" svg:height="5.31mm" draw:z-index="62"><draw:object xlink:href="./Object 126" xlink:type="simple" xlink:show="embed" xlink:actuate="onLoad"/><draw:image xlink:href="./ObjectReplacements/Object 126" xlink:type="simple" xlink:show="embed" xlink:actuate="onLoad"/></draw:frame><text:span text:style-name="T1"><text:s/>over the environmental index </text:span><draw:frame draw:style-name="fr2" draw:name="64" text:anchor-type="as-char" svg:width="3.53mm" svg:height="5.31mm" draw:z-index="63"><draw:object xlink:href="./Object 128" xlink:type="simple" xlink:show="embed" xlink:actuate="onLoad"/><draw:image xlink:href="./ObjectReplacements/Object 128" xlink:type="simple" xlink:show="embed" xlink:actuate="onLoad"/></draw:frame><text:span text:style-name="T1">, taken over a sliding window of 10 consecutive measurements (1000 generations).</text:span></text:p>
      <text:p text:style-name="P39"/>
      <text:p text:style-name="P40"><text:span text:style-name="T1">The effect of gene regulations </text:span><draw:frame draw:style-name="fr2" draw:name="65" text:anchor-type="as-char" svg:width="5.54mm" svg:height="5.31mm" draw:z-index="64"><draw:object xlink:href="./Object 130" xlink:type="simple" xlink:show="embed" xlink:actuate="onLoad"/><draw:image xlink:href="./ObjectReplacements/Object 130" xlink:type="simple" xlink:show="embed" xlink:actuate="onLoad"/></draw:frame><text:span text:style-name="T1"><text:s/>being quantitative (and thus, never exactly 0), the presence/absence of a connection in the network was determined by the following procedure: the expression phenotypes </text:span><text:span text:style-name="T1"><draw:frame draw:style-name="fr3" draw:name="Object9" text:anchor-type="as-char" svg:y="-3.77mm" svg:width="5.03mm" svg:height="4.67mm" draw:z-index="81"><draw:object xlink:href="./Object 17" xlink:type="simple" xlink:show="embed" xlink:actuate="onLoad"/><draw:image xlink:href="./ObjectReplacements/Object 17" xlink:type="simple" xlink:show="embed" xlink:actuate="onLoad"/></draw:frame></text:span><text:span text:style-name="T1"><text:s/>and </text:span><text:span text:style-name="T1"><draw:frame draw:style-name="fr3" draw:name="Object10" text:anchor-type="as-char" svg:y="-4.37mm" svg:width="6.63mm" svg:height="5.91mm" draw:z-index="82"><draw:object xlink:href="./Object 19" xlink:type="simple" xlink:show="embed" xlink:actuate="onLoad"/><draw:image xlink:href="./ObjectReplacements/Object 19" xlink:type="simple" xlink:show="embed" xlink:actuate="onLoad"/></draw:frame></text:span><text:span text:style-name="T54"><text:s/></text:span><text:span text:style-name="T1">were calculated both from the full </text:span><text:span text:style-name="T1"><draw:frame draw:style-name="fr3" draw:name="Object11" text:anchor-type="as-char" svg:y="-3.77mm" svg:width="6.23mm" svg:height="4.67mm" draw:z-index="83"><draw:object xlink:href="./Object 21" xlink:type="simple" xlink:show="embed" xlink:actuate="onLoad"/><draw:image xlink:href="./ObjectReplacements/Object 21" xlink:type="simple" xlink:show="embed" xlink:actuate="onLoad"/></draw:frame></text:span><text:span text:style-name="T1"><text:s/>matrix, and from each of the </text:span><draw:frame draw:style-name="fr2" draw:name="66" text:anchor-type="as-char" svg:width="4.09mm" svg:height="4.67mm" draw:z-index="65"><draw:object xlink:href="./Object 132" xlink:type="simple" xlink:show="embed" xlink:actuate="onLoad"/><draw:image xlink:href="./ObjectReplacements/Object 132" xlink:type="simple" xlink:show="embed" xlink:actuate="onLoad"/></draw:frame><text:span text:style-name="T1"><text:s/>possible </text:span><text:span text:style-name="T1"><draw:frame draw:style-name="fr3" draw:name="Object12" text:anchor-type="as-char" svg:y="-4.37mm" svg:width="7.81mm" svg:height="5.91mm" draw:z-index="99"><draw:object xlink:href="./Object 23" xlink:type="simple" xlink:show="embed" xlink:actuate="onLoad"/><draw:image xlink:href="./ObjectReplacements/Object 23" xlink:type="simple" xlink:show="embed" xlink:actuate="onLoad"/></draw:frame></text:span><text:span text:style-name="T54"><text:s/></text:span><text:span text:style-name="T1">matrices in which </text:span><draw:frame draw:style-name="fr2" draw:name="67" text:anchor-type="as-char" svg:width="5.54mm" svg:height="5.31mm" draw:z-index="66"><draw:object xlink:href="./Object 134" xlink:type="simple" xlink:show="embed" xlink:actuate="onLoad"/><draw:image xlink:href="./ObjectReplacements/Object 134" xlink:type="simple" xlink:show="embed" xlink:actuate="onLoad"/></draw:frame><text:span text:style-name="T1">was replaced by 0. The regulation </text:span><draw:frame draw:style-name="fr2" draw:name="68" text:anchor-type="as-char" svg:width="5.54mm" svg:height="5.31mm" draw:z-index="67"><draw:object xlink:href="./Object 136" xlink:type="simple" xlink:show="embed" xlink:actuate="onLoad"/><draw:image xlink:href="./ObjectReplacements/Object 136" xlink:type="simple" xlink:show="embed" xlink:actuate="onLoad"/></draw:frame><text:span text:style-name="T1"><text:s/>was considered as a meaningful connection when the Euclidean distance </text:span><text:span text:style-name="T1"><draw:frame draw:style-name="fr3" draw:name="Object13" text:anchor-type="as-char" svg:y="-4.37mm" svg:width="17.53mm" svg:height="5.91mm" draw:z-index="84"><draw:object xlink:href="./Object 25" xlink:type="simple" xlink:show="embed" xlink:actuate="onLoad"/><draw:image xlink:href="./ObjectReplacements/Object 25" xlink:type="simple" xlink:show="embed" xlink:actuate="onLoad"/></draw:frame></text:span><text:span text:style-name="T1"><text:s/>exceeded an arbitrary threshold of 0.1. Using other thresholds shifted the number of connections upward or downward, but did not affect the results qualitatively. </text:span></text:p>
      <text:p text:style-name="P39"/>
      <text:p text:style-name="P40"><text:span text:style-name="T1">Genetic correlation matrices were estimated directly from the population covariances in gene expressions (hereafter called </text:span><text:span text:style-name="T1"><draw:frame draw:style-name="fr3" draw:name="Object14" text:anchor-type="as-char" svg:y="-3.77mm" svg:width="5.29mm" svg:height="4.67mm" draw:z-index="85"><draw:object xlink:href="./Object 27" xlink:type="simple" xlink:show="embed" xlink:actuate="onLoad"/><draw:image xlink:href="./ObjectReplacements/Object 27" xlink:type="simple" xlink:show="embed" xlink:actuate="onLoad"/></draw:frame></text:span><text:span text:style-name="T54"><text:s/></text:span><text:span text:style-name="T1">matrices, although they reflect here all </text:span><text:soft-page-break/><text:span text:style-name="T1">genetic components and not only additive (co)variances). The evolution of </text:span><text:span text:style-name="T1"><draw:frame draw:style-name="fr3" draw:name="Object15" text:anchor-type="as-char" svg:y="-3.77mm" svg:width="5.29mm" svg:height="4.67mm" draw:z-index="86"><draw:object xlink:href="./Object 29" xlink:type="simple" xlink:show="embed" xlink:actuate="onLoad"/><draw:image xlink:href="./ObjectReplacements/Object 29" xlink:type="simple" xlink:show="embed" xlink:actuate="onLoad"/></draw:frame></text:span><text:span text:style-name="T1"><text:s/>matrices was tracked by computing the distance between consecutive matrices </text:span><text:span text:style-name="T1"><draw:frame draw:style-name="fr3" draw:name="Object16" text:anchor-type="as-char" svg:y="-3.77mm" svg:width="6.79mm" svg:height="5.31mm" draw:z-index="97"><draw:object xlink:href="./Object 31" xlink:type="simple" xlink:show="embed" xlink:actuate="onLoad"/><draw:image xlink:href="./ObjectReplacements/Object 31" xlink:type="simple" xlink:show="embed" xlink:actuate="onLoad"/></draw:frame></text:span><text:span text:style-name="T1"><text:s/>and </text:span><text:span text:style-name="T1"><draw:frame draw:style-name="fr3" draw:name="Object17" text:anchor-type="as-char" svg:y="-3.77mm" svg:width="12.47mm" svg:height="5.31mm" draw:z-index="98"><draw:object xlink:href="./Object 33" xlink:type="simple" xlink:show="embed" xlink:actuate="onLoad"/><draw:image xlink:href="./ObjectReplacements/Object 33" xlink:type="simple" xlink:show="embed" xlink:actuate="onLoad"/></draw:frame></text:span><text:span text:style-name="T68"><text:s/></text:span><text:span text:style-name="T1">in the simulation output. In practice, genetic covariances were turned into genetic correlation matrices, and then into genetic distance matrices </text:span><draw:frame draw:style-name="fr2" draw:name="69" text:anchor-type="as-char" svg:width="12.15mm" svg:height="4.67mm" draw:z-index="68"><draw:object xlink:href="./Object 138" xlink:type="simple" xlink:show="embed" xlink:actuate="onLoad"/><draw:image xlink:href="./ObjectReplacements/Object 138" xlink:type="simple" xlink:show="embed" xlink:actuate="onLoad"/></draw:frame><text:span text:style-name="T1"><text:s/>the difference between both genetic distance matrices was calculated from their element-wise correlation, as in a Mantel test (function mantel.rtest in the R package ade4, </text:span><text:a xlink:type="simple" xlink:href="https://www.zotero.org/google-docs/?PvP97R" text:style-name="ListLabel_20_2" text:visited-style-name="ListLabel_20_2"><text:span text:style-name="T11">Dray and Dufour 2007</text:span></text:a><text:span text:style-name="T1">). <text:s/>Network topological features, including the number of clusters used as an index of modularity, were measured with the package igraph </text:span><text:a xlink:type="simple" xlink:href="https://www.zotero.org/google-docs/?L5a0rF" text:style-name="ListLabel_20_2" text:visited-style-name="ListLabel_20_2"><text:span text:style-name="T11">(Csardi and Nepusz </text:span></text:a><text:a xlink:type="simple" xlink:href="https://www.zotero.org/google-docs/?L5a0rF" text:style-name="ListLabel_20_2" text:visited-style-name="ListLabel_20_2"><text:span text:style-name="T11">2006</text:span></text:a><text:a xlink:type="simple" xlink:href="https://www.zotero.org/google-docs/?L5a0rF" text:style-name="ListLabel_20_2" text:visited-style-name="ListLabel_20_2"><text:span text:style-name="T11">)</text:span></text:a><text:span text:style-name="T1">. </text:span></text:p>
      <text:p text:style-name="P28"><text:bookmark text:name="_aymrwtcis1ac"/>Data availability</text:p>
      <text:p text:style-name="P2"><text:span text:style-name="T1">The C++ simulation software is available at </text:span><text:a xlink:type="simple" xlink:href="https://github.com/lerouzic/simevolv" text:style-name="ListLabel_20_1" text:visited-style-name="ListLabel_20_1"><text:span text:style-name="T72">https://github.com/lerouzic/simevolv</text:span></text:a><text:span text:style-name="T1">. All scripts (simulation launcher, data analysis, and figure generation) are available at </text:span><text:a xlink:type="simple" xlink:href="https://github.com/lerouzic/domestication" text:style-name="ListLabel_20_1" text:visited-style-name="ListLabel_20_1"><text:span text:style-name="T72">https://github.com/lerouzic/domestication</text:span></text:a><text:span text:style-name="T1">. </text:span><text:span text:style-name="T24">Supplementary figures and tables are available from the publisher web site. </text:span></text:p>
      <text:p text:style-name="P25"><text:bookmark text:name="_23j4l56grcz7"/>RESULTS</text:p>
      <text:p text:style-name="P2"><text:span text:style-name="T1">We used a gene network model encompassing 24 transcription factors to simulate the </text:span><text:span text:style-name="T2">molecular domestication syndrome</text:span><text:span text:style-name="T1"> and provide testable predictions regarding (i) adaptation and the evolution of plasticity, (ii) the evolution of molecular and expression variance and (iii) the extent of network rewiring. Regulation strength between genes was a quantitative variable directly affected by mutation at </text:span><text:span text:style-name="T2">cis</text:span><text:span text:style-name="T1">-regulatory sites, so that individual genotypes were stored in a matrix of interactions among all genes. Our simulations featured </text:span><text:change text:change-id="ct94833181318096"/><text:change-start text:change-id="ct94833174228480"/><text:span text:style-name="T12">plants</text:span><text:change-end text:change-id="ct94833174228480"/><text:span text:style-name="T1"> undergoing a rather classic protracted domesticat</text:span><text:soft-page-break/><text:span text:style-name="T1">ion scenario with a single </text:span><text:change text:change-id="ct94833180959120"/><text:span text:style-name="T1">bottleneck.</text:span><text:change-start text:change-id="ct94833176904896"/><text:span text:style-name="T1"> </text:span><text:span text:style-name="T12">Demographic parameters were inspired by four documented domestication</text:span><text:change-end text:change-id="ct94833176904896"/><text:change-start text:change-id="ct94833180879792"/><text:span text:style-name="T12"> histories, featuring two outcrossers (maize and Pearl millet) and two selfers (Afric</text:span><text:change-end text:change-id="ct94833180879792"/><text:change-start text:change-id="ct94833177235056"/><text:span text:style-name="T12">an rice and Tomato).</text:span><text:change-end text:change-id="ct94833177235056"/><text:span text:style-name="T1"> We modeled the selection switch associated with domestication both as a change in the gene expression optima and a change in the need of plastic response. Th</text:span><text:change-start text:change-id="ct94833176981312"/><text:span text:style-name="T12">e</text:span><text:change-end text:change-id="ct94833176981312"/><text:change text:change-id="ct94833155220288"/><text:span text:style-name="T1"> default </text:span><text:change-start text:change-id="ct94833176763632"/><text:span text:style-name="T12">maize </text:span><text:change-end text:change-id="ct94833176763632"/><text:span text:style-name="T1">domestication scenario was compared with simulations without bottleneck (albeit a selection switch), and simulations without selection switch (albeit a bottleneck). </text:span></text:p>
      <text:p text:style-name="P28"><text:bookmark text:name="_r11kovyxghxx"/>Adaptation during habitat shift </text:p>
      <text:p text:style-name="P2"><text:span text:style-name="T1">The strong selection switch resulted</text:span><text:change text:change-id="ct94833182830272"/><text:span text:style-name="T1"> in an immediate change in absolute fitness which dropped to &lt; 0.1%, mimicking transient fitness loss of wild plants during habitat shift </text:span><text:span text:style-name="T53">-- a wild individual would have a probability &lt; 0.001 to be selected by a breeder over a modern crop strain </text:span><text:span text:style-name="T1">(Figure 1). Fitness was slowly regained as domesticated plants adapted to their new cultivated habitat. Fitness recovery was slower in the scenario including a bottleneck, the end of which was featured by an increase in the rate of fitness gain. With the </text:span><text:change-start text:change-id="ct94833185559808"/><text:span text:style-name="T40">maize </text:span><text:change-end text:change-id="ct94833185559808"/><text:span text:style-name="T1">parameter set chosen for the simulations, the population</text:span><text:change text:change-id="ct139937752027152"/><text:span text:style-name="T1"> </text:span><text:change text:change-id="ct94833183099888"/><text:span text:style-name="T1">entirely recover</text:span><text:change text:change-id="ct94833157310320"/><text:span text:style-name="T1"> their initial fitness roughly 9,000 generations after the selection switch (i.e. present), the process being 2000 generations faster in absence of a bottleneck (Figure 1). Most of the evolutionary change was due to new mutations, as simulations without mutations from the beginning of domestication i.e., <text:s/>adapting from the standing genetic variation only, did show a very limited response to selection (Figure S8B). </text:span></text:p>
      <text:p text:style-name="P19"/>
      <text:p text:style-name="P2"><text:soft-page-break/><text:span text:style-name="T1">We simulated the loss of plasticity during domestication as a change in selection regime for four plastic genes (out of 6) towards stable selection or neutrality (Figure S3). The speed at which the gene network evolved increased by a factor of 10 to 20 </text:span><text:change text:change-id="ct94833183986960"/><text:span text:style-name="T1">when the selection regime shifted (Figure 2A). </text:span><text:change text:change-id="ct94833181138320"/><text:span text:style-name="T1">The selection switch translated into an abrupt change in reaction norm for genes that became <text:s/>selected for a flat reaction norm (plastic → stable in Figure 2B). We indeed observed a rapid loss of plasticity, showing that it was an evolvable feature that responded to selection. More surprisingly, however, the loss of plasticity also affected genes that (i) were no longer under direct selection (Neutral), and (ii) were supposed to remain plastic, albeit to a lower extent. This short-term maladaptive evolution highlighted the genetic constraints during the rewiring of the network caused by the selection switch. Immediately after it, plastic genes were still tightly connected to genes that were selected to evolve a flat reaction norm, and the first stage of this evolutionary change involved a maladaptive trade-off. It was slowly resolved by rewiring the connections across genes. The bottleneck retarded the evolutionary change, as adaptive plasticity was recovered faster in constant population-size simulations. Maladaptive plasticity did not evolve in simulations where plastic genes were under the same selection regime before and after domestication (figure </text:span><text:change text:change-id="ct94833184515216"/><text:span text:style-name="T1">S11E), showing that underlying <text:s/>constraints resulted from <text:s/>selection-triggered changes in reaction norms.</text:span></text:p>
      <text:p text:style-name="P28"><text:bookmark text:name="_ueqolrgowacx"/><text:soft-page-break/>Molecular variation is affected by both demography and selection</text:p>
      <text:p text:style-name="P2"><text:span text:style-name="T1">Regulation strength was modeled as a quantitative variable directly affected by mutation. For any given gene in the network, we </text:span><text:change text:change-id="ct94833184514656"/><text:change-start text:change-id="ct94833182960000"/><text:span text:style-name="T13">measur</text:span><text:change-end text:change-id="ct94833182960000"/><text:change-start text:change-id="ct94833184779856"/><text:span text:style-name="T13">ed</text:span><text:change-end text:change-id="ct94833184779856"/><text:span text:style-name="T1"> its </text:span><text:change-start text:change-id="ct94833166557408"/><text:span text:style-name="T13">neutral </text:span><text:change-end text:change-id="ct94833166557408"/><text:span text:style-name="T1">molecular variance among individuals of the population as the average variance of the regulation strength at </text:span><text:span text:style-name="T2">cis</text:span><text:span text:style-name="T1">-regulatory sites</text:span><text:change-start text:change-id="ct94833157111056"/><text:span text:style-name="T1"> </text:span><text:span text:style-name="T13">that had no influence on gene expression</text:span><text:change-end text:change-id="ct94833157111056"/><text:span text:style-name="T1">. Hence, molecular variance is an analogous measure of nucleotide genetic diversity at </text:span><text:change text:change-id="ct94833184022048"/><text:change-start text:change-id="ct94833157812448"/><text:span text:style-name="T13">the vicinity of the network genes</text:span><text:change-end text:change-id="ct94833157812448"/><text:span text:style-name="T1">. </text:span><text:change text:change-id="ct94833157829296"/><text:change-start text:change-id="ct94833182574368"/><text:span text:style-name="T1"><text:s/></text:span><text:change-end text:change-id="ct94833182574368"/><text:span text:style-name="T1">Based on empirical evidence, the first signal that we expected was a loss of neutral genetic diversity. The variance indeed dropped sharply at the beginning of the domestication (Figure 3A). Such variance drop was due to two overlapping mechanisms: (i) genetic drift, that increased during the bottleneck, and (ii) selection, which generated selective sweeps leading to the loss of the genetic diversity at linked neutral sites during the bottleneck, which was too short to reach a drift-mutation-selection equilibrium. The maximum observed drop in genetic diversity was ~</text:span><text:change-start text:change-id="ct94833156782960"/><text:span text:style-name="T13">4</text:span><text:change-end text:change-id="ct94833156782960"/><text:change text:change-id="ct94833182929488"/><text:span text:style-name="T1">0% loss </text:span><text:change text:change-id="ct94833180931072"/><text:span text:style-name="T1">during the bottleneck for the default scenario. Recovery was slow and still ongoing at the end of the simulations. </text:span></text:p>
      <text:p text:style-name="P5">In addition to change in molecular variance, we investigated the evolution of phenotypic (expression) variance during the domestication. Our results showed that in contrast to<text:change text:change-id="ct94833184128064"/><text:change-start text:change-id="ct94833182596992"/> <text:span text:style-name="T82">the neutral genetic variance</text:span><text:change-end text:change-id="ct94833182596992"/>, phenotypic variance <text:change-start text:change-id="ct94833174160016"/><text:span text:style-name="T82">may </text:span><text:change-end text:change-id="ct94833174160016"/>increase<text:change text:change-id="ct94833184721632"/> during domestication<text:change-start text:change-id="ct94833181165984"/>. <text:change-end text:change-id="ct94833181165984"/><text:change text:change-id="ct94833184254640"/><text:s/>Expression variance bursts, absent from the simulations without selection switch, can be associated with ongoing adaptation: they corresponded to the segregation of selected variants that brought the phenotype closer to the new optimum<text:change text:change-id="ct94833175706656"/>.<text:change-start text:change-id="ct94833178031648"/> <text:change-end text:change-id="ct94833178031648"/><text:change text:change-id="ct94833157963952"/><text:change-start text:change-id="ct94833182769888"/><text:span text:style-name="T82">D</text:span><text:change-end text:change-id="ct94833182769888"/>omestication<text:change text:change-id="ct94833156933568"/> was<text:change-start text:change-id="ct94833157828368"/> <text:span text:style-name="T82">thus</text:span><text:change-end text:change-id="ct94833157828368"/> associated with an increase in the gene expression variance, as a result of the balance between the selection switch (which increased temporarily the variance) and the bottleneck (which slightly reduced the variance). In case of a stronger bottleneck, however, the expression diversity was reduced showing that the net effect on phenotypic diversity strongly depend<text:change text:change-id="ct94833186362368"/><text:change-start text:change-id="ct94833157190656"/><text:span text:style-name="T82">s</text:span><text:change-end text:change-id="ct94833157190656"/> on the details of the domestication scenario (Figure S8D).</text:p>
      <text:p text:style-name="P29"><text:bookmark text:name="_g1ozy2gw6xun"/>Domestication is associated with the rewiring of gene networks</text:p>
      <text:p text:style-name="P7"><text:span text:style-name="T1">Genetic correlation matrices (</text:span><text:span text:style-name="T54">G</text:span><text:span text:style-name="T1"> matrices) were estimated from the population covariances in gene expressions. Genetic correlations evolved rapidly after the domestication, and this evolution was driven both by the change in the selection regime and by the bottleneck (Figure 4A, Figure S7A). Domestication resulted in (i) a slight increase in the average coexpression (Figure 4A), and (ii) a redistribution of genetic correlations, with </text:span><text:change text:change-id="ct94833185591824"/><text:change-start text:change-id="ct94833182959616"/><text:span text:style-name="T42">less </text:span><text:change-end text:change-id="ct94833182959616"/><text:change-start text:change-id="ct94833157098592"/><text:span text:style-name="T42">distinct </text:span><text:change-end text:change-id="ct94833157098592"/><text:span text:style-name="T1">clusters of correlations <text:s/>(Figure 4B). The slight trend towards larg</text:span><text:soft-page-break/><text:span text:style-name="T1">er coexpressions hide a wide diversity of evolutionary change depending on the pair of genes considered (Figure S7B). Overall, strong correlations weakened during domestication, while many weak coexpressions increased.</text:span></text:p>
      <text:p text:style-name="P7"><text:span text:style-name="T78"><text:s/></text:span><text:span text:style-name="T1">We explored the evolution of the GRN topology during domestication, by tracking the evolution of the number of connections. We observed a strong signal of network rewiring during the first stage of domestication, with an increase (by a factor &gt; 10) of the rates of both gained and lost connections, immediately after the selection switch (Figures 5A and S4A). This rewiring was solely due to the selection switch, as there was no effect of the bottleneck alone on the network evolution. The rewiring was associated with a systematic excess of gained connections over lost connections, i.e. domestication caused an increase in the total number of connections (Figure 5A). As a consequence of the gain of new connections, the number of clusters decreased (some connections appeared between previously independent modules, Figure 5B). New connections appeared to be distributed evenly across the network (Figure S4B and S6).</text:span><text:change-start text:change-id="ct94833184141216"/></text:p>
      <text:p text:style-name="P28">The molecular syndrome <text:span text:style-name="T83">does not depend on </text:span>the domestication scenario<text:change-end text:change-id="ct94833184141216"/><text:change-start text:change-id="ct94833157398032"/></text:p>
      <text:p text:style-name="P51"><text:change-end text:change-id="ct94833157398032"/><text:change-start text:change-id="ct94833177605824"/>Based on the maize domestication scenario, we defined a list of molecular consequences of domestication, featuring (i) a drop in the molecular (genetic) variance, (ii) <text:change-end text:change-id="ct94833177605824"/><text:change-start text:change-id="ct94833157158112"/>an increase in the phenotypic (gene expression) variance, (iii) the evolution of gene expression plasticity, with a stage during which plasticity is maladaptive, (<text:change-end text:change-id="ct94833157158112"/><text:change-start text:change-id="ct94833157626544"/>iv) the rewiring of gene networks, with a general increase in the number of connections, and (v) <text:change-end text:change-id="ct94833157626544"/><text:change-start text:change-id="ct94833156965328"/><text:span text:style-name="T84">a slight increase in gene expression correlations, </text:span><text:soft-page-break/><text:span text:style-name="T84">corresponding to a loss of modularity in the underlying regulatory networks. </text:span><text:change-end text:change-id="ct94833156965328"/><text:change-start text:change-id="ct94833157502160"/>We assessed <text:change-end text:change-id="ct94833157502160"/><text:change-start text:change-id="ct94833174643200"/>the robustness of <text:span text:style-name="T84">these</text:span> results to the details of the domestication scenario by simulating alternative <text:change-end text:change-id="ct94833174643200"/><text:change-start text:change-id="ct94833186082464"/>demographic features, inspired by the domestication history of three plants<text:change-end text:change-id="ct94833186082464"/><text:change-start text:change-id="ct94833183776128"/> (African rice, Pearl millet, and Tomato). These scenarios differ by the strength and the duration of the bottleneck, and by the rate of self-fertilization (African rice and Tomato being selfers, while ma<text:change-end text:change-id="ct94833183776128"/><text:change-start text:change-id="ct94833184432688"/>ize and Pearl millet are outcrossers). </text:p>
      <text:p text:style-name="P51"/>
      <text:p text:style-name="P51">Overall, <text:change-end text:change-id="ct94833184432688"/><text:change-start text:change-id="ct94833186383728"/><text:span text:style-name="T84">most of the molecular evolution observed in the maize scenario was reproducible (Figure 6). The neutral molecular variance drops during the bottleneck in all scenarios, and raises again after the bottleneck. As already predicted from the maize scenario, the direction of the evolution of the </text:span><text:change-end text:change-id="ct94833186383728"/><text:change-start text:change-id="ct94833157537280"/><text:span text:style-name="T84">variance in gene expression </text:span><text:change-end text:change-id="ct94833157537280"/><text:change-start text:change-id="ct94833185678336"/><text:span text:style-name="T84">was sensitive to the demographic scenario</text:span><text:change-end text:change-id="ct94833185678336"/><text:change-start text:change-id="ct94833177086384"/><text:span text:style-name="T84">, and depends on a complex balance between drift</text:span><text:change-end text:change-id="ct94833177086384"/><text:change-start text:change-id="ct94833185873408"/><text:span text:style-name="T84">, selection, and selfing rate. </text:span><text:change-end text:change-id="ct94833185873408"/><text:change-start text:change-id="ct94833145851680"/><text:span text:style-name="T84">The evolution of plasticity was very similar in Maize, African rice, and Pearl millet</text:span><text:change-end text:change-id="ct94833145851680"/><text:change-start text:change-id="ct94833182981952"/><text:span text:style-name="T84">; in contrast, Tomato was characterized by a very small ancestral population size that did not allow for the evolution of plasticity</text:span><text:change-end text:change-id="ct94833182981952"/><text:change-start text:change-id="ct94833176804976"/><text:span text:style-name="T84">. In all cases, the number of network connections evolved </text:span><text:change-end text:change-id="ct94833176804976"/><text:change-start text:change-id="ct94833177081632"/><text:span text:style-name="T84">as in Maize (network rewiring at the onset of domestication, with an excess of </text:span><text:change-end text:change-id="ct94833177081632"/><text:change-start text:change-id="ct94833184238592"/><text:span text:style-name="T84">connection gains vs loss), a</text:span><text:change-end text:change-id="ct94833184238592"/><text:change-start text:change-id="ct94833201087360"/><text:span text:style-name="T84">nd pleiotropy in the network (average expression correlation) increased, especially in selfing species. </text:span><text:change-end text:change-id="ct94833201087360"/></text:p>
      <text:p text:style-name="P26">Discussion</text:p>
      <text:p text:style-name="P4">Domestication is a complex process, involving deep modifications of the demographic, environmental, and selective context in which populations evolve. Here, we explored the consequences of domestication-like changes on the evolution of gene regulatory networks underlying domestication traits, combining a population <text:soft-page-break/>bottleneck and phenotypic canalization, simulated as the evolution of selection pressure towards decreased plasticity paralleling environmental stability of phenotypes. </text:p>
      <text:p text:style-name="P4"/>
      <text:p text:style-name="P18">Adaptive dynamics under domestication</text:p>
      <text:p text:style-name="P4"/>
      <text:p text:style-name="P2"><text:span text:style-name="T1">We observed that the bottleneck had a substantial effect on genetic diversity, including (i) a substantial loss of neutral genetic (molecular) diversity, (ii) a moderate loss of expression variance. These observations are in line with theoretical expectations. When the population size drops, genetic diversity is expected to be lost progressively, as the inbreeding coefficient increases by a factor (</text:span><text:span text:style-name="T1"><draw:frame draw:style-name="fr3" draw:name="Object19" text:anchor-type="as-char" svg:y="-3.77mm" svg:width="18.84mm" svg:height="5.31mm" draw:z-index="87"><draw:object xlink:href="./Object 37" xlink:type="simple" xlink:show="embed" xlink:actuate="onLoad"/><draw:image xlink:href="./ObjectReplacements/Object 37" xlink:type="simple" xlink:show="embed" xlink:actuate="onLoad"/></draw:frame></text:span><text:change-start text:change-id="ct94833155252752"/><text:span text:style-name="T31">)</text:span><text:span text:style-name="T1"> </text:span><text:change-end text:change-id="ct94833155252752"/><text:change text:change-id="ct94833155312848"/><text:span text:style-name="T1"><text:s/>every generation. How much of the initial diversity of the species survives the bottleneck depends on the strength and the duration of the population size drop; in our simulations, parameterized from the maize domestication scenario, about 60% of the initial neutral diversity survived the bottleneck. This estimate matched the 60% of mean pairwise diversity retained in “neutral” maize regions as defined as those located 5 kb away from genes, with π=0.00691 and 0.0115 in maize and teosintes, respectively </text:span><text:a xlink:type="simple" xlink:href="https://www.zotero.org/google-docs/?sRFnhq" text:style-name="ListLabel_20_2" text:visited-style-name="ListLabel_20_2"><text:span text:style-name="T11">(Beissinger </text:span></text:a><text:a xlink:type="simple" xlink:href="https://www.zotero.org/google-docs/?sRFnhq" text:style-name="ListLabel_20_3" text:visited-style-name="ListLabel_20_3"><text:span text:style-name="T60">et al.</text:span></text:a><text:a xlink:type="simple" xlink:href="https://www.zotero.org/google-docs/?sRFnhq" text:style-name="ListLabel_20_2" text:visited-style-name="ListLabel_20_2"><text:span text:style-name="T11"> 2016)</text:span></text:a><text:span text:style-name="T1">.</text:span></text:p>
      <text:p text:style-name="P4"/>
      <text:p text:style-name="P2"><text:span text:style-name="T1">Less expected perhaps was the fact that even such a mild bottleneck penalized substantially the response to anthropic selection (Figure 1). This may be due to less frequent occurrence of adaptive mutations during the bottleneck or a diminished efficiency of selection, or a combination of both. In the simulations, the end of the bottleneck was associated with a burst of segregating adaptive alleles (Figure 3), which suggests a two-stage domestication scenario: (i) during the bottleneck, the </text:span><text:soft-page-break/><text:span text:style-name="T1">adaptive alleles that segregate (either from the standing genetic variation and/or from new mutations) increased the population fitness, but tend to have suboptimal effects (e.g. negative side effects on well-adapted genes are illustrated by plastic genes whose reaction norm diminishes while they are continuously selected to be plastic); (ii) after the end of the bottleneck, a new set of adaptive alleles can invade the population (because more mutations are available and selection is more efficient), fine-tuning genetic effects, e.g. on reaction norms (Figure 2). Hence, we expect mutations segregating during the first stage and surviving to drift to display greater effects than those segregating during the second stage. In line with this prediction, early work on maize domestication has identified several quantitative trait loci (QTLs) with large effects, some of which were fine-mapped down to individual genes such as </text:span><text:span text:style-name="T2">Tb1</text:span><text:span text:style-name="T1"> </text:span><text:a xlink:type="simple" xlink:href="https://www.zotero.org/google-docs/?tDDBqI" text:style-name="ListLabel_20_2" text:visited-style-name="ListLabel_20_2"><text:span text:style-name="T11">(Doebley </text:span></text:a><text:a xlink:type="simple" xlink:href="https://www.zotero.org/google-docs/?tDDBqI" text:style-name="ListLabel_20_3" text:visited-style-name="ListLabel_20_3"><text:span text:style-name="T60">et al.</text:span></text:a><text:a xlink:type="simple" xlink:href="https://www.zotero.org/google-docs/?tDDBqI" text:style-name="ListLabel_20_2" text:visited-style-name="ListLabel_20_2"><text:span text:style-name="T11"> 1997; Studer </text:span></text:a><text:a xlink:type="simple" xlink:href="https://www.zotero.org/google-docs/?tDDBqI" text:style-name="ListLabel_20_3" text:visited-style-name="ListLabel_20_3"><text:span text:style-name="T60">et al.</text:span></text:a><text:a xlink:type="simple" xlink:href="https://www.zotero.org/google-docs/?tDDBqI" text:style-name="ListLabel_20_2" text:visited-style-name="ListLabel_20_2"><text:span text:style-name="T11"> 2011)</text:span></text:a><text:span text:style-name="T1"> and </text:span><text:span text:style-name="T2">Tga1</text:span><text:span text:style-name="T1"> </text:span><text:a xlink:type="simple" xlink:href="https://www.zotero.org/google-docs/?uvwZdp" text:style-name="ListLabel_20_2" text:visited-style-name="ListLabel_20_2"><text:span text:style-name="T11">(Wang </text:span></text:a><text:a xlink:type="simple" xlink:href="https://www.zotero.org/google-docs/?uvwZdp" text:style-name="ListLabel_20_3" text:visited-style-name="ListLabel_20_3"><text:span text:style-name="T60">et al.</text:span></text:a><text:a xlink:type="simple" xlink:href="https://www.zotero.org/google-docs/?uvwZdp" text:style-name="ListLabel_20_2" text:visited-style-name="ListLabel_20_2"><text:span text:style-name="T11"> 2005)</text:span></text:a><text:span text:style-name="T1">. Examples of early mutations with large effects have also been recovered in tomato </text:span><text:a xlink:type="simple" xlink:href="https://www.zotero.org/google-docs/?E6eYbb" text:style-name="ListLabel_20_2" text:visited-style-name="ListLabel_20_2"><text:span text:style-name="T11">(Frary </text:span></text:a><text:a xlink:type="simple" xlink:href="https://www.zotero.org/google-docs/?E6eYbb" text:style-name="ListLabel_20_3" text:visited-style-name="ListLabel_20_3"><text:span text:style-name="T60">et al.</text:span></text:a><text:a xlink:type="simple" xlink:href="https://www.zotero.org/google-docs/?E6eYbb" text:style-name="ListLabel_20_2" text:visited-style-name="ListLabel_20_2"><text:span text:style-name="T11"> 2000)</text:span></text:a><text:span text:style-name="T1">, in wheat </text:span><text:a xlink:type="simple" xlink:href="https://www.zotero.org/google-docs/?InF5Pi" text:style-name="ListLabel_20_2" text:visited-style-name="ListLabel_20_2"><text:span text:style-name="T11">(Simons </text:span></text:a><text:a xlink:type="simple" xlink:href="https://www.zotero.org/google-docs/?InF5Pi" text:style-name="ListLabel_20_3" text:visited-style-name="ListLabel_20_3"><text:span text:style-name="T60">et al.</text:span></text:a><text:a xlink:type="simple" xlink:href="https://www.zotero.org/google-docs/?InF5Pi" text:style-name="ListLabel_20_2" text:visited-style-name="ListLabel_20_2"><text:span text:style-name="T11"> 2006)</text:span></text:a><text:span text:style-name="T1">, in rice </text:span><text:a xlink:type="simple" xlink:href="https://www.zotero.org/google-docs/?F7LWoW" text:style-name="ListLabel_20_2" text:visited-style-name="ListLabel_20_2"><text:span text:style-name="T11">(Konishi </text:span></text:a><text:a xlink:type="simple" xlink:href="https://www.zotero.org/google-docs/?F7LWoW" text:style-name="ListLabel_20_3" text:visited-style-name="ListLabel_20_3"><text:span text:style-name="T60">et al.</text:span></text:a><text:a xlink:type="simple" xlink:href="https://www.zotero.org/google-docs/?F7LWoW" text:style-name="ListLabel_20_2" text:visited-style-name="ListLabel_20_2"><text:span text:style-name="T11"> 2006; Li </text:span></text:a><text:a xlink:type="simple" xlink:href="https://www.zotero.org/google-docs/?F7LWoW" text:style-name="ListLabel_20_3" text:visited-style-name="ListLabel_20_3"><text:span text:style-name="T60">et al.</text:span></text:a><text:a xlink:type="simple" xlink:href="https://www.zotero.org/google-docs/?F7LWoW" text:style-name="ListLabel_20_2" text:visited-style-name="ListLabel_20_2"><text:span text:style-name="T11"> 2006)</text:span></text:a><text:span text:style-name="T1">, in barley </text:span><text:a xlink:type="simple" xlink:href="https://www.zotero.org/google-docs/?MCG1ct" text:style-name="ListLabel_20_2" text:visited-style-name="ListLabel_20_2"><text:span text:style-name="T11">(Komatsuda </text:span></text:a><text:a xlink:type="simple" xlink:href="https://www.zotero.org/google-docs/?MCG1ct" text:style-name="ListLabel_20_3" text:visited-style-name="ListLabel_20_3"><text:span text:style-name="T60">et al.</text:span></text:a><text:a xlink:type="simple" xlink:href="https://www.zotero.org/google-docs/?MCG1ct" text:style-name="ListLabel_20_2" text:visited-style-name="ListLabel_20_2"><text:span text:style-name="T11"> 2007)</text:span></text:a><text:span text:style-name="T1"> among others. These large QTLs that most likely encode early domestication targets stand as exceptions in the overall architecture of domestication traits dominated by small-effect QTLs as recently reported <text:s/>in maize </text:span><text:a xlink:type="simple" xlink:href="https://www.zotero.org/google-docs/?Bolwhu" text:style-name="ListLabel_20_2" text:visited-style-name="ListLabel_20_2"><text:span text:style-name="T11">(Chen </text:span></text:a><text:a xlink:type="simple" xlink:href="https://www.zotero.org/google-docs/?Bolwhu" text:style-name="ListLabel_20_3" text:visited-style-name="ListLabel_20_3"><text:span text:style-name="T60">et al.</text:span></text:a><text:a xlink:type="simple" xlink:href="https://www.zotero.org/google-docs/?Bolwhu" text:style-name="ListLabel_20_2" text:visited-style-name="ListLabel_20_2"><text:span text:style-name="T11"> 2020)</text:span></text:a><text:span text:style-name="T1">. </text:span></text:p>
      <text:p text:style-name="P4"/>
      <text:p text:style-name="P2"><text:span text:style-name="T1">Most phenotypic changes associated with domestication are controlled by mutations in transcription factors, and therefore involve a re-orchestration of gene networks </text:span><text:a xlink:type="simple" xlink:href="https://www.zotero.org/google-docs/?6ErdpO" text:style-name="ListLabel_20_2" text:visited-style-name="ListLabel_20_2"><text:span text:style-name="T11">(Martínez-Ainsworth and Tenaillon 2016)</text:span></text:a><text:span text:style-name="T1"> as described in cotton </text:span><text:a xlink:type="simple" xlink:href="https://www.zotero.org/google-docs/?yGXo1T" text:style-name="ListLabel_20_2" text:visited-style-name="ListLabel_20_2"><text:span text:style-name="T11">(Rapp </text:span></text:a><text:a xlink:type="simple" xlink:href="https://www.zotero.org/google-docs/?yGXo1T" text:style-name="ListLabel_20_3" text:visited-style-name="ListLabel_20_3"><text:span text:style-name="T60">et al.</text:span></text:a><text:a xlink:type="simple" xlink:href="https://www.zotero.org/google-docs/?yGXo1T" text:style-name="ListLabel_20_2" text:visited-style-name="ListLabel_20_2"><text:span text:style-name="T11"> 2010)</text:span></text:a><text:span text:style-name="T1">, maize </text:span><text:a xlink:type="simple" xlink:href="https://www.zotero.org/google-docs/?2ikxfw" text:style-name="ListLabel_20_2" text:visited-style-name="ListLabel_20_2"><text:span text:style-name="T11">(Hufford </text:span></text:a><text:a xlink:type="simple" xlink:href="https://www.zotero.org/google-docs/?2ikxfw" text:style-name="ListLabel_20_3" text:visited-style-name="ListLabel_20_3"><text:span text:style-name="T60">et al.</text:span></text:a><text:a xlink:type="simple" xlink:href="https://www.zotero.org/google-docs/?2ikxfw" text:style-name="ListLabel_20_2" text:visited-style-name="ListLabel_20_2"><text:span text:style-name="T11"> 2012)</text:span></text:a><text:span text:style-name="T1">, bean </text:span><text:a xlink:type="simple" xlink:href="https://www.zotero.org/google-docs/?s01qID" text:style-name="ListLabel_20_2" text:visited-style-name="ListLabel_20_2"><text:span text:style-name="T11">(Bellucci </text:span></text:a><text:a xlink:type="simple" xlink:href="https://www.zotero.org/google-docs/?s01qID" text:style-name="ListLabel_20_3" text:visited-style-name="ListLabel_20_3"><text:span text:style-name="T60">et al.</text:span></text:a><text:a xlink:type="simple" xlink:href="https://www.zotero.org/google-docs/?s01qID" text:style-name="ListLabel_20_2" text:visited-style-name="ListLabel_20_2"><text:span text:style-name="T11"> 2014)</text:span></text:a><text:span text:style-name="T1"> and tomato </text:span><text:a xlink:type="simple" xlink:href="https://www.zotero.org/google-docs/?AjF3oN" text:style-name="ListLabel_20_2" text:visited-style-name="ListLabel_20_2"><text:span text:style-name="T11">(Sauvage </text:span></text:a><text:a xlink:type="simple" xlink:href="https://www.zotero.org/google-docs/?AjF3oN" text:style-name="ListLabel_20_3" text:visited-style-name="ListLabel_20_3"><text:span text:style-name="T60">et al.</text:span></text:a><text:a xlink:type="simple" xlink:href="https://www.zotero.org/google-docs/?AjF3oN" text:style-name="ListLabel_20_2" text:visited-style-name="ListLabel_20_2"><text:span text:style-name="T11"> 2017)</text:span></text:a><text:span text:style-name="T1">. Consistently, in our simulations, the gene network was deeply rewired, as the rate of gain/loss connections increased by more than one order of magnitude. This </text:span><text:soft-page-break/><text:span text:style-name="T1">effect was solely due to the shift in the selection regime. Before domestication, the population was well-adapted to an arbitrary wild type fitness landscape, involving genes which expression was constant and genes which expression was selected to track the environment. The structure of the underlying network evolved so that expressions of genes of the same type were genetically correlated, suggesting direct or indirect regulatory connections. When the fitness landscape changed, some genes that were previously correlated were forced to become independent. The results suggest that this was easier to achieve by adding connections rather than removing them, illustrating evolution by genetic tinkering instead of re-engineering. </text:span></text:p>
      <text:p text:style-name="P4">Interestingly, there was no apparent cost to this additional complexity, as the fitness after domestication reached similar levels as before domestication. </text:p>
      <text:p text:style-name="P28"><text:bookmark text:name="_ktwrs6931erg"/>Model approximations</text:p>
      <text:p text:style-name="P2"><text:span text:style-name="T1">Gene network models based on </text:span><text:a xlink:type="simple" xlink:href="https://www.zotero.org/google-docs/?tJ9OES" text:style-name="ListLabel_20_2" text:visited-style-name="ListLabel_20_2"><text:span text:style-name="T11">Wagner (1994)</text:span></text:a><text:span text:style-name="T1"> are built on a set of simplifying assumptions: the network dynamics is discretized and simplified (e.g. no distinction between RNA products and proteins), mutations can occur only in </text:span><text:span text:style-name="T2">cis</text:span><text:span text:style-name="T1"> (transcription factors do not evolve), there are no interactions between transcription factors (their effects adds up), a given transcription factor can act both as an activator and a repressor, and a single mutation can switch the sign of the effect. Little is known about the potential effect of such details on the general dynamics of the network, but it can probably be safely assumed that complexifying the model is unlikely to affect qualitatively the outcome of the simulations. </text:span></text:p>
      <text:p text:style-name="P4"/>
      <text:p text:style-name="P2"><text:span text:style-name="T1">For the sake of realism, and to connect the model results to quantitative genetics theory, we proposed several changes to the original framework. We adopted the </text:span><text:soft-page-break/><text:span text:style-name="T1">setting used in e.g. </text:span><text:a xlink:type="simple" xlink:href="https://www.zotero.org/google-docs/?mQfERr" text:style-name="ListLabel_20_2" text:visited-style-name="ListLabel_20_2"><text:span text:style-name="T11">Siegal and Bergman (2002)</text:span></text:a><text:span text:style-name="T1">, in which gene expression was considered as a quantitative character, with a continuous scaling function between 0 (no expression) and 1 (maximal expression), instead of the traditional on/off binary setting </text:span><text:a xlink:type="simple" xlink:href="https://www.zotero.org/google-docs/?wfNWY2" text:style-name="ListLabel_20_2" text:visited-style-name="ListLabel_20_2"><text:span text:style-name="T11">(Wagner 1996; Ciliberti </text:span></text:a><text:a xlink:type="simple" xlink:href="https://www.zotero.org/google-docs/?wfNWY2" text:style-name="ListLabel_20_3" text:visited-style-name="ListLabel_20_3"><text:span text:style-name="T60">et al.</text:span></text:a><text:a xlink:type="simple" xlink:href="https://www.zotero.org/google-docs/?wfNWY2" text:style-name="ListLabel_20_2" text:visited-style-name="ListLabel_20_2"><text:span text:style-name="T11"> 2007)</text:span></text:a><text:span text:style-name="T1">. We used an asymmetric sigmoid scaling (as in </text:span><text:a xlink:type="simple" xlink:href="https://www.zotero.org/google-docs/?xvT01W" text:style-name="ListLabel_20_2" text:visited-style-name="ListLabel_20_2"><text:span text:style-name="T11">Rünneburger and Le Rouzic 2016)</text:span></text:a><text:span text:style-name="T1"> to ensure that a non-regulated gene has a low expression (here, 20% of the max). The major improvement of the model was the possibility to evolve a plastic response. We added a perfect environmental cue as an input of the network through a sensor gene, which expression was reflecting the environmental index during the whole network dynamics. The literature provides alternative settings to introduce plasticity in the Wagner model, such as the introduction of the environmental cue as the starting state of the network, mimicking developmental plasticity </text:span><text:a xlink:type="simple" xlink:href="https://www.zotero.org/google-docs/?pf0ZwV" text:style-name="ListLabel_20_2" text:visited-style-name="ListLabel_20_2"><text:span text:style-name="T11">(Masel 2004)</text:span></text:a><text:span text:style-name="T1">, or trans-generational plasticity </text:span><text:a xlink:type="simple" xlink:href="https://www.zotero.org/google-docs/?keqjM0" text:style-name="ListLabel_20_2" text:visited-style-name="ListLabel_20_2"><text:span text:style-name="T11">(Odorico </text:span></text:a><text:a xlink:type="simple" xlink:href="https://www.zotero.org/google-docs/?keqjM0" text:style-name="ListLabel_20_3" text:visited-style-name="ListLabel_20_3"><text:span text:style-name="T60">et al.</text:span></text:a><text:a xlink:type="simple" xlink:href="https://www.zotero.org/google-docs/?keqjM0" text:style-name="ListLabel_20_2" text:visited-style-name="ListLabel_20_2"><text:span text:style-name="T11"> 2018)</text:span></text:a><text:span text:style-name="T1">. </text:span></text:p>
      <text:p text:style-name="P4"/>
      <text:p text:style-name="P2"><text:span text:style-name="T1">Computational constraints limited the population size to a maximum of N=20,000. Estimates of the effective population sizes of both maize and teosinte vary roughly between 10</text:span><text:span text:style-name="T14">5</text:span><text:span text:style-name="T1"> and 10</text:span><text:span text:style-name="T14">6</text:span><text:span text:style-name="T1"> (Eyre-Walker 1998; Tenaillon et al. 2004; Beissinger et al. 2016; Wang et al. 2017) depending on data/methods/models, suggesting that genetic drift before and after the bottleneck was substantially larger in the simulations than expected in a realistic domestication scenario. The domestication scenario was also greatly simplified, with a single bottleneck. Refinements of this initial scenario include multiple expansion waves of semi-domesticated forms, as well as rapid population growth and gene flow with wild relatives post-domestication </text:span><text:a xlink:type="simple" xlink:href="https://www.zotero.org/google-docs/?yC5Udy" text:style-name="ListLabel_20_2" text:visited-style-name="ListLabel_20_2"><text:span text:style-name="T11">(Beissinger </text:span></text:a><text:a xlink:type="simple" xlink:href="https://www.zotero.org/google-docs/?yC5Udy" text:style-name="ListLabel_20_3" text:visited-style-name="ListLabel_20_3"><text:span text:style-name="T60">et al.</text:span></text:a><text:a xlink:type="simple" xlink:href="https://www.zotero.org/google-docs/?yC5Udy" text:style-name="ListLabel_20_2" text:visited-style-name="ListLabel_20_2"><text:span text:style-name="T11"> 2016; Kistler </text:span></text:a><text:a xlink:type="simple" xlink:href="https://www.zotero.org/google-docs/?yC5Udy" text:style-name="ListLabel_20_3" text:visited-style-name="ListLabel_20_3"><text:span text:style-name="T60">et al.</text:span></text:a><text:a xlink:type="simple" xlink:href="https://www.zotero.org/google-docs/?yC5Udy" text:style-name="ListLabel_20_2" text:visited-style-name="ListLabel_20_2"><text:span text:style-name="T11"> 2018)</text:span></text:a><text:span text:style-name="T1">. Larger population size would raise the neutral diversity, but is unlikely to impact general outcomes. As for the exploration of </text:span><text:soft-page-break/><text:span text:style-name="T1">more complex scenarios, we provide a model that could be modified to refine predictions for a broader range of scenarios and species. Likewise, network size also had to be limited to n=24 genes, as the complexity of the gene network algorithm increases with the square of the number of genes. Defining a realistic size for a gene network remains problematic, as, in fine, most genes are connected through correlated regulations. Nevertheless, we considered here only transcription factors (or TF-like regulators, such as regulatory RNAs), which have the potential to affect the expression of other genes. <text:s/></text:span></text:p>
      <text:p text:style-name="P4"/>
      <text:p text:style-name="P13"><text:span text:style-name="T1">Finally, how selection affects the expression level of such TFs remains quite arbitrary. </text:span><text:change-start text:change-id="ct94833155554128"/><text:span text:style-name="T29">For simplicity, we considered </text:span><text:span text:style-name="T30">stabilizing </text:span><text:span text:style-name="T29">selection directly on the gene expression level</text:span><text:change-end text:change-id="ct94833155554128"/><text:change-start text:change-id="ct94833155584048"/><text:span text:style-name="T29"> -- a common setting in similar studies </text:span><text:span text:style-name="T30">(e.g. Siegal &amp; Bergman, 2002)</text:span><text:span text:style-name="T29">. </text:span><text:span text:style-name="T31">This remains an oversimplification, as the relationship between gene expression, physiological characters, life history traits and fitness can be very complex. For instance, Draghi &amp; Whitlock</text:span><text:span text:style-name="T29"> </text:span><text:span text:style-name="T31">(</text:span><text:span text:style-name="T32">2012</text:span><text:span text:style-name="T31">) mapped </text:span><text:span text:style-name="T49"><draw:frame draw:style-name="fr3" draw:name="Object20" text:anchor-type="as-char" svg:y="-3.77mm" svg:width="4.22mm" svg:height="4.67mm" draw:z-index="88"><draw:object xlink:href="./Object 39" xlink:type="simple" xlink:show="embed" xlink:actuate="onLoad"/><draw:image xlink:href="./ObjectReplacements/Object 39" xlink:type="simple" xlink:show="embed" xlink:actuate="onLoad"/></draw:frame></text:span><text:span text:style-name="T29"><text:s/></text:span><text:change-end text:change-id="ct94833155584048"/><text:change-start text:change-id="ct94833155623808"/><text:span text:style-name="T31">genes into </text:span><text:span text:style-name="T31"><draw:frame draw:style-name="fr3" draw:name="Object21" text:anchor-type="as-char" svg:y="-3.77mm" svg:width="5.15mm" svg:height="4.67mm" draw:z-index="89"><draw:object xlink:href="./Object 41" xlink:type="simple" xlink:show="embed" xlink:actuate="onLoad"/><draw:image xlink:href="./ObjectReplacements/Object 41" xlink:type="simple" xlink:show="embed" xlink:actuate="onLoad"/></draw:frame></text:span><text:span text:style-name="T31"><text:s/>traits via a </text:span><text:span text:style-name="T31"><draw:frame draw:style-name="fr3" draw:name="Object22" text:anchor-type="as-char" svg:y="-3.77mm" svg:width="10.9mm" svg:height="4.67mm" draw:z-index="90"><draw:object xlink:href="./Object 43" xlink:type="simple" xlink:show="embed" xlink:actuate="onLoad"/><draw:image xlink:href="./ObjectReplacements/Object 43" xlink:type="simple" xlink:show="embed" xlink:actuate="onLoad"/></draw:frame></text:span><text:span text:style-name="T31"><text:s/>transition matrix</text:span><text:change-end text:change-id="ct94833155623808"/><text:change-start text:change-id="ct94833155629136"/><text:span text:style-name="T31">, </text:span><text:span text:style-name="T32">stabilizing selection being applied at the phenotypic level, </text:span><text:change-end text:change-id="ct94833155629136"/><text:change-start text:change-id="ct94833155630624"/><text:span text:style-name="T32">translating into indirect selection on gene expressions. </text:span><text:change-end text:change-id="ct94833155630624"/><text:change-start text:change-id="ct94833155630848"/><text:span text:style-name="T32">Yet, if the relationship between gene expression and selected phenotypes is monotonous, applying </text:span><text:change-end text:change-id="ct94833155630848"/><text:change-start text:change-id="ct94833155631328"/><text:span text:style-name="T32">a multivariate bell-shaped fitness function on gene expression </text:span><text:change-end text:change-id="ct94833155631328"/><text:change-start text:change-id="ct94833155636448"/><text:span text:style-name="T32">probably remains an acceptable approximation</text:span><text:change-end text:change-id="ct94833155636448"/><text:change-start text:change-id="ct94833155634608"/><text:span text:style-name="T32">, assuming that the details (e.g. asymmetry) of the fitness function does not affect deeply the evolution of gene network</text:span><text:change-end text:change-id="ct94833155634608"/><text:change-start text:change-id="ct94833155635968"/><text:span text:style-name="T32">s.</text:span><text:change-end text:change-id="ct94833155635968"/><text:change-start text:change-id="ct94833155638048"/></text:p>
      <text:p text:style-name="P50"/>
      <text:p text:style-name="P13"><text:change-end text:change-id="ct94833155638048"/><text:span text:style-name="T1">In the default scenario, most of the response to selection was due to new mutations, as the standing genetic variation alone could not explain more than about 20% of the (log) fitness recovery. The contribution of standing genetic variation to the response </text:span><text:soft-page-break/><text:span text:style-name="T1">to selection is a complex function of the mutational variance, the strength of stabilizing selection before domestication, and the strength of directional selection during domestication </text:span><text:a xlink:type="simple" xlink:href="https://www.zotero.org/google-docs/?UVZZqU" text:style-name="ListLabel_20_2" text:visited-style-name="ListLabel_20_2"><text:span text:style-name="T11">(Stetter </text:span></text:a><text:a xlink:type="simple" xlink:href="https://www.zotero.org/google-docs/?UVZZqU" text:style-name="ListLabel_20_3" text:visited-style-name="ListLabel_20_3"><text:span text:style-name="T60">et al.</text:span></text:a><text:a xlink:type="simple" xlink:href="https://www.zotero.org/google-docs/?UVZZqU" text:style-name="ListLabel_20_2" text:visited-style-name="ListLabel_20_2"><text:span text:style-name="T11"> 2018)</text:span></text:a><text:span text:style-name="T1">. The simulations thus correspond to a harsh domestication scenario in this respect, where the number of selected traits and the phenotypic changes induced by domestication were both large compared to the phenotypic diversity of the wild ancestor. We also considered that the expression level of only half of the network genes was under direct selection pressure -- this would happen if half of the TFs were regulating directly key enzymes or growth factors. Simulating twice less selected genes did not affect the qualitative outcomes of the results (Figures S9B and S11B). </text:span></text:p>
      <text:p text:style-name="P28"><text:bookmark text:name="_7rhif9xw8sog"/>The molecular syndrome of domestication</text:p>
      <text:p text:style-name="P4">Simulations confirm that the domestication process is expected to be associated with several characteristic signatures (S) at the molecular level; S1: a decrease of allelic diversity, S2: a change in gene expression variance, S3: the rewiring of the gene regulatory networks, and S4: less modularity of coexpression patterns.</text:p>
      <text:p text:style-name="P4"/>
      <text:p text:style-name="P2"><text:span text:style-name="T1">The loss of genetic diversity (S1) was both due to the bottleneck (genetic drift removed rare alleles from the population) and to the selection shift (selective sweeps decreased the genetic diversity at linked loci), it is thus expected to be a general signature of domestication. Empirically, a loss of genetic diversity is indeed always associated with domestication, although its amplitude may vary (reviewed in </text:span><text:a xlink:type="simple" xlink:href="https://www.zotero.org/google-docs/?3mxNj0" text:style-name="ListLabel_20_2" text:visited-style-name="ListLabel_20_2"><text:span text:style-name="T11">Gaut </text:span></text:a><text:a xlink:type="simple" xlink:href="https://www.zotero.org/google-docs/?3mxNj0" text:style-name="ListLabel_20_3" text:visited-style-name="ListLabel_20_3"><text:span text:style-name="T60">et al.</text:span></text:a><text:a xlink:type="simple" xlink:href="https://www.zotero.org/google-docs/?3mxNj0" text:style-name="ListLabel_20_2" text:visited-style-name="ListLabel_20_2"><text:span text:style-name="T11"> 2015)</text:span></text:a><text:span text:style-name="T1">.</text:span></text:p>
      <text:p text:style-name="P4"/>
      <text:p text:style-name="P2"><text:span text:style-name="T1">The direction and magnitude of the evolution of gene expression variance (S2) </text:span><text:soft-page-break/><text:span text:style-name="T1">depends on the balance between selection and drift; bottlenecks tend to reduce diversity, while a shift in the selection regime tends to increase it transiently (segregation of adaptive variants). Given our simulation parameters, inspired from the maize domestication scenario featuring a mild bottleneck, expression variance increased. This was not necessarily the case with all parameter combinations, as a stronger bottleneck led to a decrease in both molecular and expression variance. The strength and the pattern of selection also affect the speed and the nature (soft vs. hard) of the selective sweeps, which may differ across species. As a consequence, domestication is not expected to be associated with a systematic evolution of gene expression variance: it may increase when the bottleneck is moderate, as in maize, or decrease in species where the bottleneck was drastic and/or associated with an autogamous mating system, such as rice, cotton </text:span><text:a xlink:type="simple" xlink:href="https://www.zotero.org/google-docs/?5Guv1Y" text:style-name="ListLabel_20_5" text:visited-style-name="ListLabel_20_5"><text:span text:style-name="T1">(Liu </text:span></text:a><text:a xlink:type="simple" xlink:href="https://www.zotero.org/google-docs/?5Guv1Y" text:style-name="ListLabel_20_6" text:visited-style-name="ListLabel_20_6"><text:span text:style-name="T2">et al.</text:span></text:a><text:a xlink:type="simple" xlink:href="https://www.zotero.org/google-docs/?5Guv1Y" text:style-name="ListLabel_20_5" text:visited-style-name="ListLabel_20_5"><text:span text:style-name="T1"> 2019)</text:span></text:a><text:span text:style-name="T1">, and beans </text:span><text:a xlink:type="simple" xlink:href="https://www.zotero.org/google-docs/?Aerhrb" text:style-name="ListLabel_20_5" text:visited-style-name="ListLabel_20_5"><text:span text:style-name="T1">(Bellucci </text:span></text:a><text:a xlink:type="simple" xlink:href="https://www.zotero.org/google-docs/?Aerhrb" text:style-name="ListLabel_20_6" text:visited-style-name="ListLabel_20_6"><text:span text:style-name="T2">et al.</text:span></text:a><text:a xlink:type="simple" xlink:href="https://www.zotero.org/google-docs/?Aerhrb" text:style-name="ListLabel_20_5" text:visited-style-name="ListLabel_20_5"><text:span text:style-name="T1"> 2014)</text:span></text:a><text:span text:style-name="T1">. . </text:span></text:p>
      <text:p text:style-name="P4"/>
      <text:p text:style-name="P2"><text:span text:style-name="T1">Genetic networks were rewired (S3) and evolved towards less modularity, as a consequence of swapping the selection pattern among genes (shift in the optimal expression for stable genes, and loss of plasticity for others). </text:span><text:change-start text:change-id="ct94833154319008"/><text:span text:style-name="T34">The network was less plastic after domestication, </text:span><text:span text:style-name="T35">which was</text:span><text:span text:style-name="T34"> a consequence of a modelling choice (domestication was associated with a </text:span><text:span text:style-name="T35">decrease</text:span><text:span text:style-name="T34"> in the number of genes </text:span><text:change-end text:change-id="ct94833154319008"/><text:change-start text:change-id="ct94833155603856"/><text:span text:style-name="T34">expected to respond to the environmental cue). </text:span><text:change-end text:change-id="ct94833155603856"/><text:span text:style-name="T1">New connections occurred among previously isolated modules, but former connections were not all eliminated. As a result, the rewiring of regulatory connections lead to a moderate increase in gene coexpressions (S4), associated with a loss of structure in the coexpression network (uncorrelated genes became correlated, and strongly correlated genes became more independent). This illustrates a realistic evolutionary scenario towards non-adaptive </text:span><text:soft-page-break/><text:span text:style-name="T1">complexity, where the final network structure is not the more efficient one, but rather results from the accumulation of successive beneficial mutations in an existing, constrained genetic background. Empirically, we therefore predict that connections involving genes targeted by domestication should increase rather than decrease, in line with observations in beans where coexpression networks revealed a global excess of strong correlations in domesticates compared with wild </text:span><text:a xlink:type="simple" xlink:href="https://www.zotero.org/google-docs/?ar7VCk" text:style-name="ListLabel_20_2" text:visited-style-name="ListLabel_20_2"><text:span text:style-name="T11">(Bellucci </text:span></text:a><text:a xlink:type="simple" xlink:href="https://www.zotero.org/google-docs/?ar7VCk" text:style-name="ListLabel_20_3" text:visited-style-name="ListLabel_20_3"><text:span text:style-name="T60">et al.</text:span></text:a><text:a xlink:type="simple" xlink:href="https://www.zotero.org/google-docs/?ar7VCk" text:style-name="ListLabel_20_2" text:visited-style-name="ListLabel_20_2"><text:span text:style-name="T11"> 2014)</text:span></text:a><text:span text:style-name="T1">. Global increase in genetic correlations should translate into greater constraints and pleiotropy, and less independent modules. Interestingly, the general increase in genetic correlations was associated with a trend towards homogenization, i.e. strong correlations tended to weaken whereas uncorrelated genes became slightly correlated. Empirical comparisons at 18 domestication-related traits between two independent populations of offspring generated by the intermating of multiple parents from a teosinte population and from a maize landrace, revealed several interesting features in line with our observations: only a subset of genetic correlations (33 out of 153) were conserved between teosinte and maize, teosinte correlations were more structured among trait groups </text:span><text:a xlink:type="simple" xlink:href="https://www.zotero.org/google-docs/?agSwe3" text:style-name="ListLabel_20_2" text:visited-style-name="ListLabel_20_2"><text:span text:style-name="T11">(Yang </text:span></text:a><text:a xlink:type="simple" xlink:href="https://www.zotero.org/google-docs/?agSwe3" text:style-name="ListLabel_20_3" text:visited-style-name="ListLabel_20_3"><text:span text:style-name="T60">et al.</text:span></text:a><text:a xlink:type="simple" xlink:href="https://www.zotero.org/google-docs/?agSwe3" text:style-name="ListLabel_20_2" text:visited-style-name="ListLabel_20_2"><text:span text:style-name="T11"> 2019)</text:span></text:a><text:span text:style-name="T1">.</text:span></text:p>
      <text:p text:style-name="P4"/>
      <text:p text:style-name="P2"><text:span text:style-name="T1">The limited genetic diversity available in modern cultivated species is often considered as a limitation to further response to artificial selection. Controlling recombination has been proposed as crucial for plant breeders to engineer novel allele combinations and reintroduce diversity from wild crop relatives (reviewed in </text:span><text:a xlink:type="simple" xlink:href="https://www.zotero.org/google-docs/?DDndn6" text:style-name="ListLabel_20_2" text:visited-style-name="ListLabel_20_2"><text:span text:style-name="T11">Taagen </text:span></text:a><text:a xlink:type="simple" xlink:href="https://www.zotero.org/google-docs/?DDndn6" text:style-name="ListLabel_20_3" text:visited-style-name="ListLabel_20_3"><text:span text:style-name="T60">et al.</text:span></text:a><text:a xlink:type="simple" xlink:href="https://www.zotero.org/google-docs/?DDndn6" text:style-name="ListLabel_20_2" text:visited-style-name="ListLabel_20_2"><text:span text:style-name="T11"> 2020</text:span></text:a><text:span text:style-name="T1">). Yet, if the domestication syndrome was also associated with changes in the pleiotropy of the genetic architecture, genetic progress might also be limited by undesirable genetic correlations among traits of interest </text:span><text:a xlink:type="simple" xlink:href="https://www.zotero.org/google-docs/?eEpIcb" text:style-name="ListLabel_20_2" text:visited-style-name="ListLabel_20_2"><text:span text:style-name="T11">(Yang </text:span></text:a><text:a xlink:type="simple" xlink:href="https://www.zotero.org/google-docs/?eEpIcb" text:style-name="ListLabel_20_3" text:visited-style-name="ListLabel_20_3"><text:span text:style-name="T60">et al.</text:span></text:a><text:a xlink:type="simple" xlink:href="https://www.zotero.org/google-docs/?eEpIcb" text:style-name="ListLabel_20_2" text:visited-style-name="ListLabel_20_2"><text:span text:style-name="T11"> 2019)</text:span></text:a><text:span text:style-name="T1">. Understanding how genetic constraints evolved under anthropic selection and </text:span><text:soft-page-break/><text:span text:style-name="T1">whether it is possible to avoid or revert them requires a better understanding of the complex non-linear mapping between domestication genes and phenotypes. </text:span></text:p>
      <text:p text:style-name="P25"><text:bookmark text:name="_csm1x1z5xu93"/>Acknowledgements</text:p>
      <text:p text:style-name="P2"><text:span text:style-name="T1">We are grateful to Sylvain Glémin for insightful comments on the manuscript. We thank Clémentine Vitte for useful literature suggestions on enhancers. Simulations were performed on the core cluster of the Institut Français de Bioinformatique (</text:span><text:a xlink:type="simple" xlink:href="https://www.france-bioinformatique.fr/ifb-core/" text:style-name="ListLabel_20_1" text:visited-style-name="ListLabel_20_1"><text:span text:style-name="T72">https://www.france-bioinformatique.fr/ifb-core/</text:span></text:a><text:span text:style-name="T1">). </text:span></text:p>
      <text:p text:style-name="P25"><text:bookmark text:name="_xtjkwkwa1h16"/>Funding information</text:p>
      <text:p text:style-name="P4">This work received financial support from two grants overseen by the French National Research Agency (ANR): one from the LabEx BASC -- Biodiversité, Agroécosystèmes, Société, Climat (ANR-11-LABX-0034) to ALR, and the DomIsol project (ANR-19-CE32-0009) to MIT. We thank the GDR 3765 “Approche Interdisciplinaire de l'Évolution Moléculaire” for travel support to EB. EGCE and GQE-Le Moulon benefit from the support the Institut Diversité, Écologie et Évolution du Vivant (IDEEV), and GQE-Le Moulon from Saclay Plant Sciences-SPS (ANR-17-EUR-0007). </text:p>
      <text:p text:style-name="P25"><text:bookmark text:name="_lglqoex7jkpg"/>Literature cited</text:p>
      <text:p text:style-name="P56"><text:change-start text:change-id="ct94833155486288"/>Arnoux, S., Fraisse, C., and Sauvage, C. 2020 Genomic inference of complex domestication histories in three Solanaceae species. J. Evol. Biol. 34: 270-283. </text:p>
      <text:p text:style-name="P42"><text:change-end text:change-id="ct94833155486288"/><text:a xlink:type="simple" xlink:href="https://www.zotero.org/google-docs/?gNtPkM" text:style-name="ListLabel_20_4" text:visited-style-name="ListLabel_20_4"><text:span text:style-name="T55">Beissinger T. M., L. Wang, K. Crosby, A. Durvasula, M. B. Hufford,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6 Recent </text:span></text:a><text:soft-page-break/><text:a xlink:type="simple" xlink:href="https://www.zotero.org/google-docs/?gNtPkM" text:style-name="ListLabel_20_4" text:visited-style-name="ListLabel_20_4"><text:span text:style-name="T55">demography drives changes in linked selection across the maize genome. Nat. Plants 2: 1–7.</text:span></text:a></text:p>
      <text:p text:style-name="P41"><text:a xlink:type="simple" xlink:href="https://www.zotero.org/google-docs/?gNtPkM" text:style-name="ListLabel_20_4" text:visited-style-name="ListLabel_20_4"><text:span text:style-name="T55">Bellucci E., E. Bitocchi, D. Rau, M. Rodriguez, E. Biagetti,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4 Genomics of origin, domestication and evolution of Phaseolus vulgaris, pp. 483–507 in </text:span></text:a><text:a xlink:type="simple" xlink:href="https://www.zotero.org/google-docs/?gNtPkM" text:style-name="ListLabel_20_7" text:visited-style-name="ListLabel_20_7"><text:span text:style-name="T61">Genomics of plant genetic resources</text:span></text:a><text:a xlink:type="simple" xlink:href="https://www.zotero.org/google-docs/?gNtPkM" text:style-name="ListLabel_20_4" text:visited-style-name="ListLabel_20_4"><text:span text:style-name="T55">, Springer.</text:span></text:a><text:change-start text:change-id="ct94833155538848"/></text:p>
      <text:p text:style-name="P42"><text:span text:style-name="T55">Burgarella, C., Cubry, P., Kane, N. A., Varshney, R. K., Mariac, C., Liu, X. </text:span><text:span text:style-name="T64">et al. </text:span><text:span text:style-name="T55"><text:s/>2018 A western Sahara centre of domestication inferred from pearl millet genomes. </text:span><text:span text:style-name="T65">Nature </text:span><text:span text:style-name="T66">Ecol Evol</text:span><text:span text:style-name="T65">, 2</text:span><text:span text:style-name="T55">(9), 1377-1380.</text:span><text:change-end text:change-id="ct94833155538848"/></text:p>
      <text:p text:style-name="P41"><text:a xlink:type="simple" xlink:href="https://www.zotero.org/google-docs/?gNtPkM" text:style-name="ListLabel_20_4" text:visited-style-name="ListLabel_20_4"><text:span text:style-name="T55">Chen Q., L. F. Samayoa, C. J. Yang, P. J. Bradbury, B. A. Olukolu,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20 The genetic architecture of the maize progenitor, teosinte, and how it was altered during maize domestication. PLoS Genet. 16: e1008791.</text:span></text:a></text:p>
      <text:p text:style-name="P41"><text:a xlink:type="simple" xlink:href="https://www.zotero.org/google-docs/?gNtPkM" text:style-name="ListLabel_20_4" text:visited-style-name="ListLabel_20_4"><text:span text:style-name="T55">Ciliberti S., O. C. Martin, and A. Wagner, 2007 Innovation and robustness in complex regulatory gene networks. Proc. Natl. Acad. Sci. 104: 13591–13596.</text:span></text:a></text:p>
      <text:p text:style-name="P41"><text:a xlink:type="simple" xlink:href="https://www.zotero.org/google-docs/?gNtPkM" text:style-name="ListLabel_20_4" text:visited-style-name="ListLabel_20_4"><text:span text:style-name="T55">Clark R. M., E. Linton, J. Messing, and J. F. Doebley, 2004 Pattern of diversity in the genomic region near the maize domestication gene tb1. Proc. Natl. Acad. Sci. 101: 700–707.</text:span></text:a></text:p>
      <text:p text:style-name="P41"><text:a xlink:type="simple" xlink:href="https://www.zotero.org/google-docs/?gNtPkM" text:style-name="ListLabel_20_4" text:visited-style-name="ListLabel_20_4"><text:span text:style-name="T55">Clark R. M., T. N. Wagler, P. Quijada, and J. Doebley, 2006 A distant upstream enhancer at the maize domestication gene tb1 has pleiotropic effects on plant and inflorescent architecture. Nat. Genet. 38: 594–597.</text:span></text:a><text:change-start text:change-id="ct94833155665696"/></text:p>
      <text:p text:style-name="P42"><text:span text:style-name="T55">Clotault, J., Thuillet, A. C., Buiron, M., De Mita, S., Couderc, M., Haussmann, B. I. </text:span><text:span text:style-name="T64">et al.</text:span><text:span text:style-name="T55"> 2012. Evolutionary history of pearl millet (</text:span><text:span text:style-name="T62">Pennisetum glaucum</text:span><text:span text:style-name="T55"> [L.] R. Br.) and selection on flowering genes since its domestication. </text:span><text:span text:style-name="T64">Mol. Biol. Evol. </text:span><text:span text:style-name="T65">29</text:span><text:span text:style-name="T55">(4), 1199-1212.</text:span></text:p>
      <text:p text:style-name="P57"><text:change-end text:change-id="ct94833155665696"/></text:p>
      <text:p text:style-name="P41"><text:a xlink:type="simple" xlink:href="https://www.zotero.org/google-docs/?gNtPkM" text:style-name="ListLabel_20_4" text:visited-style-name="ListLabel_20_4"><text:span text:style-name="T55">Csardi G., and T. Nepusz, 2006 The igraph software package for complex network research. InterJournal Complex Systems: 1695.</text:span></text:a><text:change-start text:change-id="ct94833155650672"/></text:p>
      <text:p text:style-name="P42"><text:span text:style-name="T55">Cubry, P., Tranchant-Dubreuil, C., Thuillet, A. C., Monat, C., Ndjiondjop, M. N., Labadie, K., </text:span><text:span text:style-name="T63">et al. <text:s/></text:span><text:span text:style-name="T55">2018 The rise and fall of African rice cultivation revealed by analysis of 246 </text:span><text:soft-page-break/><text:span text:style-name="T55">new genomes.</text:span><text:span text:style-name="T62"> Current Biology, 28</text:span><text:span text:style-name="T55">(14), 2274-2282.</text:span><text:change-end text:change-id="ct94833155650672"/></text:p>
      <text:p text:style-name="P41"><text:a xlink:type="simple" xlink:href="https://www.zotero.org/google-docs/?gNtPkM" text:style-name="ListLabel_20_4" text:visited-style-name="ListLabel_20_4"><text:span text:style-name="T55">Diamond J., 2002 Evolution, consequences and future of plant and animal domestication. Nature 418: 700–707.</text:span></text:a></text:p>
      <text:p text:style-name="P41"><text:a xlink:type="simple" xlink:href="https://www.zotero.org/google-docs/?gNtPkM" text:style-name="ListLabel_20_4" text:visited-style-name="ListLabel_20_4"><text:span text:style-name="T55">Doebley J., A. Stec, and L. Hubbard, 1997 The evolution of apical dominance in maize. Nature 386: 485–488.</text:span></text:a></text:p>
      <text:p text:style-name="P41"><text:a xlink:type="simple" xlink:href="https://www.zotero.org/google-docs/?gNtPkM" text:style-name="ListLabel_20_4" text:visited-style-name="ListLabel_20_4"><text:span text:style-name="T55">Dong Z., W. Li, E. Unger-Wallace, J. Yang, E. Vollbrecht,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7 Ideal crop plant architecture is mediated by tassels replace upper ears1, a BTB/POZ ankyrin repeat gene directly targeted by TEOSINTE BRANCHED1. Proc. Natl. Acad. Sci. 114: </text:span></text:a><text:a xlink:type="simple" xlink:href="https://www.zotero.org/google-docs/?gNtPkM" text:style-name="ListLabel_20_4" text:visited-style-name="ListLabel_20_4"><text:span text:style-name="T55">E8656–E8664.</text:span></text:a></text:p>
      <text:p text:style-name="P41"><text:a xlink:type="simple" xlink:href="https://www.zotero.org/google-docs/?gNtPkM" text:style-name="ListLabel_20_4" text:visited-style-name="ListLabel_20_4"><text:span text:style-name="T55">Dong Z., Y. Xiao, R. Govindarajulu, R. Feil, M. L. Siddoway,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9 The regulatory landscape of a core maize domestication module controlling bud dormancy and </text:span></text:a><text:a xlink:type="simple" xlink:href="https://www.zotero.org/google-docs/?gNtPkM" text:style-name="ListLabel_20_4" text:visited-style-name="ListLabel_20_4"><text:span text:style-name="T55">growth repression. Nat. Commun. 10: 1–15.</text:span></text:a><text:change-start text:change-id="ct94833155677744"/></text:p>
      <text:p text:style-name="P43"><text:span text:style-name="T55">Draghi, J. A., and Whitlock, M. C. 2012 Phenotypic plasticity facilitates mutatinal variance, genetic variance, and evolvability along the major axis </text:span><text:change-end text:change-id="ct94833155677744"/><text:change-start text:change-id="ct94833155677968"/><text:span text:style-name="T55">of environmental variation. Evolution 66: 2891-2902.</text:span><text:change-end text:change-id="ct94833155677968"/></text:p>
      <text:p text:style-name="P41"><text:a xlink:type="simple" xlink:href="https://www.zotero.org/google-docs/?gNtPkM" text:style-name="ListLabel_20_4" text:visited-style-name="ListLabel_20_4"><text:span text:style-name="T55">Dray S., and A.-B. Dufour, 2007 The ade4 package: implementing the duality diagram for ecologists. J. Stat. Softw. 22: 1–20.</text:span></text:a></text:p>
      <text:p text:style-name="P41"><text:a xlink:type="simple" xlink:href="https://www.zotero.org/google-docs/?gNtPkM" text:style-name="ListLabel_20_4" text:visited-style-name="ListLabel_20_4"><text:span text:style-name="T55">Eyre-Walker A., R. L. Gaut, H. Hilton, D. L. Feldman, and B. S. Gaut, 1998 Investigation of the bottleneck leading to the domestication of maize. Proc. Natl. Acad. Sci. 95: 4441–4446.</text:span></text:a></text:p>
      <text:p text:style-name="P41"><text:a xlink:type="simple" xlink:href="https://www.zotero.org/google-docs/?gNtPkM" text:style-name="ListLabel_20_4" text:visited-style-name="ListLabel_20_4"><text:span text:style-name="T55">Fernie A. R., and J. Yan, 2019 De novo domestication: an alternative route toward new crops for the future. Mol. Plant 12: 615–631.</text:span></text:a></text:p>
      <text:p text:style-name="P41"><text:a xlink:type="simple" xlink:href="https://www.zotero.org/google-docs/?gNtPkM" text:style-name="ListLabel_20_4" text:visited-style-name="ListLabel_20_4"><text:span text:style-name="T55">Frary A., T. C. Nesbitt, A. Frary, S. Grandillo, E. Van Der Knaap,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00 fw2. 2: a quantitative trait locus key to the evolution of tomato fruit size. Science 289: 85–88.</text:span></text:a></text:p>
      <text:p text:style-name="P41"><text:a xlink:type="simple" xlink:href="https://www.zotero.org/google-docs/?gNtPkM" text:style-name="ListLabel_20_4" text:visited-style-name="ListLabel_20_4"><text:span text:style-name="T55">Fuller D. Q., R. G. Allaby, and C. Stevens, 2010 Domestication as innovation: the entanglement of techniques, technology and chance in the domestication of cereal crops. World Archaeol. 42: 13–28.</text:span></text:a></text:p>
      <text:p text:style-name="P41"><text:a xlink:type="simple" xlink:href="https://www.zotero.org/google-docs/?gNtPkM" text:style-name="ListLabel_20_4" text:visited-style-name="ListLabel_20_4"><text:span text:style-name="T55">Gage J. L., D. Jarquin, C. Romay, A. Lorenz, E. S. Buckler,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7 The effect of artificial </text:span></text:a><text:soft-page-break/><text:a xlink:type="simple" xlink:href="https://www.zotero.org/google-docs/?gNtPkM" text:style-name="ListLabel_20_4" text:visited-style-name="ListLabel_20_4"><text:span text:style-name="T55">selection on phenotypic plasticity in maize. Nat. Commun. 8: 1–11.</text:span></text:a></text:p>
      <text:p text:style-name="P41"><text:a xlink:type="simple" xlink:href="https://www.zotero.org/google-docs/?gNtPkM" text:style-name="ListLabel_20_4" text:visited-style-name="ListLabel_20_4"><text:span text:style-name="T55">Gaut B. S., C. M. Díez, and P. L. Morrell, 2015 Genomics and the contrasting dynamics of annual and perennial domestication. Trends Genet. 31: 709–719.</text:span></text:a></text:p>
      <text:p text:style-name="P41"><text:a xlink:type="simple" xlink:href="https://www.zotero.org/google-docs/?gNtPkM" text:style-name="ListLabel_20_4" text:visited-style-name="ListLabel_20_4"><text:span text:style-name="T55">Glémin S., and T. Bataillon, 2009 A comparative view of the evolution of grasses under domestication. New Phytol. 183: 273–290.</text:span></text:a></text:p>
      <text:p text:style-name="P41"><text:a xlink:type="simple" xlink:href="https://www.zotero.org/google-docs/?gNtPkM" text:style-name="ListLabel_20_4" text:visited-style-name="ListLabel_20_4"><text:span text:style-name="T55">Gros-Balthazard M., G. Besnard, G. Sarah, Y. Holtz, J. Leclercq,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9 Evolutionary transcriptomics reveals the origins of olives and the genomic changes associated with their domestication. Plant J. 100: 143–157.</text:span></text:a></text:p>
      <text:p text:style-name="P41"><text:a xlink:type="simple" xlink:href="https://www.zotero.org/google-docs/?gNtPkM" text:style-name="ListLabel_20_4" text:visited-style-name="ListLabel_20_4"><text:span text:style-name="T55">Hufford M. B., X. Xu, J. Van Heerwaarden, T. Pyhäjärvi, J.-M. Chia,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2 Comparative population genomics of maize domestication and improvement. Nat. Genet. 44: 808–811.</text:span></text:a></text:p>
      <text:p text:style-name="P41"><text:a xlink:type="simple" xlink:href="https://www.zotero.org/google-docs/?gNtPkM" text:style-name="ListLabel_20_4" text:visited-style-name="ListLabel_20_4"><text:span text:style-name="T55">Kistler L., S. Y. Maezumi, J. G. De Souza, N. A. Przelomska, F. M. Costa,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8 Multiproxy evidence highlights a complex evolutionary legacy of maize in South America. Science 362: 1309–1313.</text:span></text:a></text:p>
      <text:p text:style-name="P41"><text:a xlink:type="simple" xlink:href="https://www.zotero.org/google-docs/?gNtPkM" text:style-name="ListLabel_20_4" text:visited-style-name="ListLabel_20_4"><text:span text:style-name="T55">Komatsuda T., M. Pourkheirandish, C. He, P. Azhaguvel, H. Kanamori,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07 Six-rowed barley originated from a mutation in a homeodomain-leucine zipper I-class homeobox gene. Proc. Natl. Acad. Sci. 104: 1424–1429.</text:span></text:a></text:p>
      <text:p text:style-name="P41"><text:a xlink:type="simple" xlink:href="https://www.zotero.org/google-docs/?gNtPkM" text:style-name="ListLabel_20_4" text:visited-style-name="ListLabel_20_4"><text:span text:style-name="T55">Konishi S., T. Izawa, S. Y. Lin, K. Ebana, Y. Fukuta,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06 An SNP caused loss of seed shattering during rice domestication. Science 312: 1392–1396.</text:span></text:a></text:p>
      <text:p text:style-name="P41"><text:a xlink:type="simple" xlink:href="https://www.zotero.org/google-docs/?gNtPkM" text:style-name="ListLabel_20_4" text:visited-style-name="ListLabel_20_4"><text:span text:style-name="T55">Kono T. J., F. Fu, M. Mohammadi, P. J. Hoffman, C. Liu,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6 The role of deleterious substitutions in crop genomes. Mol. Biol. Evol. 33: 2307–2317.</text:span></text:a></text:p>
      <text:p text:style-name="P41"><text:a xlink:type="simple" xlink:href="https://www.zotero.org/google-docs/?gNtPkM" text:style-name="ListLabel_20_4" text:visited-style-name="ListLabel_20_4"><text:span text:style-name="T55">Larson G., D. R. Piperno, R. G. Allaby, M. D. Purugganan, L. Andersson,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4 Current perspectives and the future of domestication studies. Proc. Natl. Acad. Sci. 111: 6139–6146.</text:span></text:a></text:p>
      <text:p text:style-name="P41"><text:a xlink:type="simple" xlink:href="https://www.zotero.org/google-docs/?gNtPkM" text:style-name="ListLabel_20_4" text:visited-style-name="ListLabel_20_4"><text:span text:style-name="T55">Lemmon Z. H., R. Bukowski, Q. Sun, and J. F. Doebley, 2014 The role of cis regulatory evolution in maize domestication. PLoS Genet 10: e1004745.</text:span></text:a></text:p>
      <text:p text:style-name="P41"><text:a xlink:type="simple" xlink:href="https://www.zotero.org/google-docs/?gNtPkM" text:style-name="ListLabel_20_4" text:visited-style-name="ListLabel_20_4"><text:span text:style-name="T55">Li C., A. Zhou, and T. Sang, 2006 Rice domestication by reducing shattering. Science 311: 1936–1939.</text:span></text:a></text:p>
      <text:p text:style-name="P41"><text:soft-page-break/><text:a xlink:type="simple" xlink:href="https://www.zotero.org/google-docs/?gNtPkM" text:style-name="ListLabel_20_4" text:visited-style-name="ListLabel_20_4"><text:span text:style-name="T55">Liu Q., Y. Zhou, P. L. Morrell, and B. S. Gaut, 2017 Deleterious variants in Asian rice and the potential cost of domestication. Mol. Biol. Evol. 34: 908–924.</text:span></text:a></text:p>
      <text:p text:style-name="P41"><text:a xlink:type="simple" xlink:href="https://www.zotero.org/google-docs/?gNtPkM" text:style-name="ListLabel_20_4" text:visited-style-name="ListLabel_20_4"><text:span text:style-name="T55">Liu W., L. Chen, S. Zhang, F. Hu, Z. Wang,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9 Decrease of gene expression diversity during domestication of animals and plants. BMC Evol. Biol. 19: 19.</text:span></text:a></text:p>
      <text:p text:style-name="P41"><text:a xlink:type="simple" xlink:href="https://www.zotero.org/google-docs/?gNtPkM" text:style-name="ListLabel_20_4" text:visited-style-name="ListLabel_20_4"><text:span text:style-name="T55">Lukens L. N., and J. Doebley, 1999 Epistatic and environmental interactions for quantitative trait loci involved in maize evolution. Genet. Res. 74: 291–302.</text:span></text:a></text:p>
      <text:p text:style-name="P41"><text:a xlink:type="simple" xlink:href="https://www.zotero.org/google-docs/?gNtPkM" text:style-name="ListLabel_20_4" text:visited-style-name="ListLabel_20_4"><text:span text:style-name="T55">Martínez-Ainsworth N. E., and M. I. Tenaillon, 2016 Superheroes and masterminds of plant domestication. C. R. Biol. 339: 268–273.</text:span></text:a></text:p>
      <text:p text:style-name="P41"><text:a xlink:type="simple" xlink:href="https://www.zotero.org/google-docs/?gNtPkM" text:style-name="ListLabel_20_4" text:visited-style-name="ListLabel_20_4"><text:span text:style-name="T55">Masel J., 2004 Genetic assimilation can occur in the absence of selection for the assimilating phenotype, suggesting a role for the canalization heuristic. J. Evol. Biol. 17: 1106–1110.</text:span></text:a></text:p>
      <text:p text:style-name="P41"><text:a xlink:type="simple" xlink:href="https://www.zotero.org/google-docs/?gNtPkM" text:style-name="ListLabel_20_4" text:visited-style-name="ListLabel_20_4"><text:span text:style-name="T55">Moyers B. T., P. L. Morrell, and J. K. McKay, 2018 Genetic costs of domestication and improvement. J. Hered. 109: 103–116.</text:span></text:a></text:p>
      <text:p text:style-name="P41"><text:a xlink:type="simple" xlink:href="https://www.zotero.org/google-docs/?gNtPkM" text:style-name="ListLabel_20_4" text:visited-style-name="ListLabel_20_4"><text:span text:style-name="T55">Nabholz B., G. Sarah, F. Sabot, M. Ruiz, H. Adam,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4 Transcriptome population genomics reveals severe bottleneck and domestication cost in the African rice (Oryza glaberrima). Mol. Ecol. 23: 2210–2227.</text:span></text:a></text:p>
      <text:p text:style-name="P41"><text:a xlink:type="simple" xlink:href="https://www.zotero.org/google-docs/?gNtPkM" text:style-name="ListLabel_20_4" text:visited-style-name="ListLabel_20_4"><text:span text:style-name="T55">Odorico A., E. Rünneburger, and A. Le Rouzic, 2018 Modelling the influence of parental effects on gene-network evolution. J. Evol. Biol. 31: 687–700.</text:span></text:a></text:p>
      <text:p text:style-name="P41"><text:a xlink:type="simple" xlink:href="https://www.zotero.org/google-docs/?gNtPkM" text:style-name="ListLabel_20_4" text:visited-style-name="ListLabel_20_4"><text:span text:style-name="T55">Oka R., J. Zicola, B. Weber, S. N. Anderson, C. Hodgman,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7 Genome-wide mapping of transcriptional enhancer candidates using DNA and chromatin features in maize. Genome Biol. 18: 137.</text:span></text:a></text:p>
      <text:p text:style-name="P41"><text:a xlink:type="simple" xlink:href="https://www.zotero.org/google-docs/?gNtPkM" text:style-name="ListLabel_20_4" text:visited-style-name="ListLabel_20_4"><text:span text:style-name="T55">R Core Team, 2020 </text:span></text:a><text:a xlink:type="simple" xlink:href="https://www.zotero.org/google-docs/?gNtPkM" text:style-name="ListLabel_20_7" text:visited-style-name="ListLabel_20_7"><text:span text:style-name="T61">R: A Language and Environment for Statistical Computing</text:span></text:a><text:a xlink:type="simple" xlink:href="https://www.zotero.org/google-docs/?gNtPkM" text:style-name="ListLabel_20_4" text:visited-style-name="ListLabel_20_4"><text:span text:style-name="T55">. R Foundation for Statistical Computing, Vienna, Austria.</text:span></text:a></text:p>
      <text:p text:style-name="P41"><text:a xlink:type="simple" xlink:href="https://www.zotero.org/google-docs/?gNtPkM" text:style-name="ListLabel_20_4" text:visited-style-name="ListLabel_20_4"><text:span text:style-name="T55">Rapp R. A., C. H. Haigler, L. Flagel, R. H. Hovav, J. A. Udall,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0 Gene expression in developing fibres of Upland cotton (Gossypium hirsutum L.) was massively altered by domestication. BMC Biol. 8: 139.</text:span></text:a></text:p>
      <text:p text:style-name="P41"><text:a xlink:type="simple" xlink:href="https://www.zotero.org/google-docs/?gNtPkM" text:style-name="ListLabel_20_4" text:visited-style-name="ListLabel_20_4"><text:span text:style-name="T55">Ricci W. A., Z. Lu, L. Ji, A. P. Marand, C. L. Ethridge,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9 Widespread long-range cis-regulatory elements in the maize genome. Nat. Plants 5: 1237–1249.</text:span></text:a></text:p>
      <text:p text:style-name="P41"><text:soft-page-break/><text:a xlink:type="simple" xlink:href="https://www.zotero.org/google-docs/?gNtPkM" text:style-name="ListLabel_20_4" text:visited-style-name="ListLabel_20_4"><text:span text:style-name="T55">Ross-Ibarra J., 2004 The evolution of recombination under domestication: a test of two hypotheses. Am. Nat. 163: 105–112.</text:span></text:a></text:p>
      <text:p text:style-name="P41"><text:a xlink:type="simple" xlink:href="https://www.zotero.org/google-docs/?gNtPkM" text:style-name="ListLabel_20_4" text:visited-style-name="ListLabel_20_4"><text:span text:style-name="T55">Rünneburger E., and A. Le Rouzic, 2016 Why and how genetic canalization evolves in gene regulatory networks. BMC Evol. Biol. 16: 239.</text:span></text:a></text:p>
      <text:p text:style-name="P41"><text:a xlink:type="simple" xlink:href="https://www.zotero.org/google-docs/?gNtPkM" text:style-name="ListLabel_20_4" text:visited-style-name="ListLabel_20_4"><text:span text:style-name="T55">Sauvage C., A. Rau, C. Aichholz, J. Chadoeuf, G. Sarah,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7 Domestication rewired gene expression and nucleotide diversity patterns in tomato. Plant J. 91: 631–645.</text:span></text:a></text:p>
      <text:p text:style-name="P41"><text:a xlink:type="simple" xlink:href="https://www.zotero.org/google-docs/?gNtPkM" text:style-name="ListLabel_20_4" text:visited-style-name="ListLabel_20_4"><text:span text:style-name="T55">Siegal M. L., and A. Bergman, 2002 Waddington’s canalization revisited: developmental stability and evolution. Proc. Natl. Acad. Sci. 99: 10528–10532.</text:span></text:a></text:p>
      <text:p text:style-name="P41"><text:a xlink:type="simple" xlink:href="https://www.zotero.org/google-docs/?gNtPkM" text:style-name="ListLabel_20_4" text:visited-style-name="ListLabel_20_4"><text:span text:style-name="T55">Simons K. J., J. P. Fellers, H. N. Trick, Z. Zhang, Y.-S. Tai,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06 Molecular characterization of the major wheat domestication gene Q. Genetics 172: 547–555.</text:span></text:a></text:p>
      <text:p text:style-name="P41"><text:a xlink:type="simple" xlink:href="https://www.zotero.org/google-docs/?gNtPkM" text:style-name="ListLabel_20_4" text:visited-style-name="ListLabel_20_4"><text:span text:style-name="T55">Stetter M. G., K. Thornton, and J. Ross-Ibarra, 2018 Genetic architecture and selective </text:span></text:a><text:a xlink:type="simple" xlink:href="https://www.zotero.org/google-docs/?gNtPkM" text:style-name="ListLabel_20_4" text:visited-style-name="ListLabel_20_4"><text:span text:style-name="T55">sweeps after polygenic adaptation to distant trait optima. PLoS Genet. 14: e1007794.</text:span></text:a></text:p>
      <text:p text:style-name="P41"><text:a xlink:type="simple" xlink:href="https://www.zotero.org/google-docs/?gNtPkM" text:style-name="ListLabel_20_4" text:visited-style-name="ListLabel_20_4"><text:span text:style-name="T55">Studer A., Q. Zhao, J. Ross-Ibarra, and J. Doebley, 2011 Identification of a functional transposon insertion in the maize domestication gene tb1. Nat. Genet. 43: 1160–1163.</text:span></text:a></text:p>
      <text:p text:style-name="P41"><text:a xlink:type="simple" xlink:href="https://www.zotero.org/google-docs/?gNtPkM" text:style-name="ListLabel_20_4" text:visited-style-name="ListLabel_20_4"><text:span text:style-name="T55">Studer A. J., H. Wang, and J. F. Doebley, 2017 Selection during maize domestication targeted a gene network controlling plant and inflorescence architecture. Genetics 207: 755–765.</text:span></text:a></text:p>
      <text:p text:style-name="P41"><text:a xlink:type="simple" xlink:href="https://www.zotero.org/google-docs/?gNtPkM" text:style-name="ListLabel_20_4" text:visited-style-name="ListLabel_20_4"><text:span text:style-name="T55">Swanson-Wagner R., R. Briskine, R. Schaefer, M. B. Hufford, J. Ross-Ibarra,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2 Reshaping of the maize transcriptome by domestication. Proc. Natl. Acad. Sci. 109: 11878–11883.</text:span></text:a></text:p>
      <text:p text:style-name="P41"><text:a xlink:type="simple" xlink:href="https://www.zotero.org/google-docs/?gNtPkM" text:style-name="ListLabel_20_4" text:visited-style-name="ListLabel_20_4"><text:span text:style-name="T55">Taagen E., A. J. Bogdanove, and M. E. Sorrells, 2020 Counting on crossovers: controlled recombination for plant breeding. Trends Plant Sci. 25: 455–465.</text:span></text:a></text:p>
      <text:p text:style-name="P41"><text:a xlink:type="simple" xlink:href="https://www.zotero.org/google-docs/?gNtPkM" text:style-name="ListLabel_20_4" text:visited-style-name="ListLabel_20_4"><text:span text:style-name="T55">Tenaillon M. I., J. U’Ren, O. Tenaillon, and B. S. Gaut, 2004 Selection versus demography: a multilocus investigation of the domestication process in maize. Mol. Biol. Evol. 21: 1214–1225.</text:span></text:a></text:p>
      <text:p text:style-name="P41"><text:a xlink:type="simple" xlink:href="https://www.zotero.org/google-docs/?gNtPkM" text:style-name="ListLabel_20_4" text:visited-style-name="ListLabel_20_4"><text:span text:style-name="T55">Wagner A., 1994 Evolution of gene networks by gene duplications: a mathematical model and its implications on genome organization. Proc. Natl. Acad. Sci. 91: 4387–4391.</text:span></text:a></text:p>
      <text:p text:style-name="P41"><text:soft-page-break/><text:a xlink:type="simple" xlink:href="https://www.zotero.org/google-docs/?gNtPkM" text:style-name="ListLabel_20_4" text:visited-style-name="ListLabel_20_4"><text:span text:style-name="T55">Wagner A., 1996 Does Evolutionary Plasticity Evolve? Evolution 50: 1008–1023.</text:span></text:a></text:p>
      <text:p text:style-name="P41"><text:a xlink:type="simple" xlink:href="https://www.zotero.org/google-docs/?gNtPkM" text:style-name="ListLabel_20_4" text:visited-style-name="ListLabel_20_4"><text:span text:style-name="T55">Wang H., T. Nussbaum-Wagler, B. Li, Q. Zhao, Y. Vigouroux,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05 The origin of the naked grains of maize. Nature 436: 714–719.</text:span></text:a></text:p>
      <text:p text:style-name="P41"><text:a xlink:type="simple" xlink:href="https://www.zotero.org/google-docs/?gNtPkM" text:style-name="ListLabel_20_4" text:visited-style-name="ListLabel_20_4"><text:span text:style-name="T55">Wang L., T. M. Beissinger, A. Lorant, C. Ross-Ibarra, J. Ross-Ibarra,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7 The interplay of demography and selection during maize domestication and expansion. Genome Biol. 18: 1–13.</text:span></text:a></text:p>
      <text:p text:style-name="P41"><text:a xlink:type="simple" xlink:href="https://www.zotero.org/google-docs/?gNtPkM" text:style-name="ListLabel_20_4" text:visited-style-name="ListLabel_20_4"><text:span text:style-name="T55">Whipple C. J., T. H. Kebrom, A. L. Weber, F. Yang, D. Hall,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1 grassy tillers1 promotes apical dominance in maize and responds to shade signals in the grasses. Proc. Natl. Acad. Sci. 108: E506–E512.</text:span></text:a></text:p>
      <text:p text:style-name="P41"><text:a xlink:type="simple" xlink:href="https://www.zotero.org/google-docs/?gNtPkM" text:style-name="ListLabel_20_4" text:visited-style-name="ListLabel_20_4"><text:span text:style-name="T55">Wright S. I., I. V. Bi, S. G. Schroeder, M. Yamasaki, J. F. Doebley,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05 The effects of artificial selection on the maize genome. Science 308: 1310–1314.</text:span></text:a></text:p>
      <text:p text:style-name="P41"><text:a xlink:type="simple" xlink:href="https://www.zotero.org/google-docs/?gNtPkM" text:style-name="ListLabel_20_4" text:visited-style-name="ListLabel_20_4"><text:span text:style-name="T55">Yamasaki M., M. I. Tenaillon, I. V. Bi, S. G. Schroeder, H. Sanchez-Villeda,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05 A large-scale screen for artificial selection in maize identifies candidate agronomic loci for domestication and crop improvement. Plant Cell 17: 2859–2872.</text:span></text:a></text:p>
      <text:p text:style-name="P41"><text:a xlink:type="simple" xlink:href="https://www.zotero.org/google-docs/?gNtPkM" text:style-name="ListLabel_20_4" text:visited-style-name="ListLabel_20_4"><text:span text:style-name="T55">Yang C. J., L. F. Samayoa, P. J. Bradbury, B. A. Olukolu, W. Xue, </text:span></text:a><text:a xlink:type="simple" xlink:href="https://www.zotero.org/google-docs/?gNtPkM" text:style-name="ListLabel_20_7" text:visited-style-name="ListLabel_20_7"><text:span text:style-name="T61">et al.</text:span></text:a><text:a xlink:type="simple" xlink:href="https://www.zotero.org/google-docs/?gNtPkM" text:style-name="ListLabel_20_4" text:visited-style-name="ListLabel_20_4"><text:span text:style-name="T55">, 2019 The genetic architecture of teosinte catalyzed and constrained maize domestication. Proc. Natl. Acad. Sci. 116: 5643–5652.</text:span></text:a></text:p>
      <text:p text:style-name="P41"><text:a xlink:type="simple" xlink:href="https://www.zotero.org/google-docs/?gNtPkM" text:style-name="ListLabel_20_4" text:visited-style-name="ListLabel_20_4"><text:span text:style-name="T55">Zhou Y., M. Massonnet, J. S. Sanjak, D. Cantu, and B. S. Gaut, 2017 Evolutionary genomics of grape (Vitis vinifera ssp. vinifera) domestication. Proc. Natl. Acad. Sci. 114: 11715–11720.</text:span></text:a></text:p>
      <text:p text:style-name="P4"/>
      <text:p text:style-name="P4"/>
      <text:p text:style-name="P23"><text:change-start text:change-id="ct94833155842288"/>Tables<text:change-end text:change-id="ct94833155842288"/></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Contents"/>
          </table:table-cell>
          <table:table-cell table:style-name="Table1.A1" office:value-type="string">
            <text:p text:style-name="P45"><text:change-start text:change-id="ct94833154380160"/>Maize<text:change-end text:change-id="ct94833154380160"/></text:p>
          </table:table-cell>
          <table:table-cell table:style-name="Table1.A1" office:value-type="string">
            <text:p text:style-name="P45"><text:change-start text:change-id="ct94833154400160"/>African rice<text:change-end text:change-id="ct94833154400160"/></text:p>
          </table:table-cell>
          <table:table-cell table:style-name="Table1.A1" office:value-type="string">
            <text:p text:style-name="P45"><text:change-start text:change-id="ct94833154401984"/>Pearl millet<text:change-end text:change-id="ct94833154401984"/></text:p>
          </table:table-cell>
          <table:table-cell table:style-name="Table1.E1" office:value-type="string">
            <text:p text:style-name="P45"><text:change-start text:change-id="ct94833154442064"/>Tomato<text:change-end text:change-id="ct94833154442064"/></text:p>
          </table:table-cell>
        </table:table-row>
        <table:table-row>
          <table:table-cell table:style-name="Table1.A2" office:value-type="string">
            <text:p text:style-name="P44"><text:change-start text:change-id="ct94833154765168"/>Burn-in <draw:frame draw:style-name="fr3" draw:name="Object23" text:anchor-type="as-char" svg:y="-3.77mm" svg:width="6.17mm" svg:height="5.31mm" draw:z-index="91"><draw:object xlink:href="./Object 45" xlink:type="simple" xlink:show="embed" xlink:actuate="onLoad"/><draw:image xlink:href="./ObjectReplacements/Object 45" xlink:type="simple" xlink:show="embed" xlink:actuate="onLoad"/></draw:frame><text:change-end text:change-id="ct94833154765168"/></text:p>
          </table:table-cell>
          <table:table-cell table:style-name="Table1.A2" office:value-type="string">
            <text:p text:style-name="P45"><text:change-start text:change-id="ct94833154881376"/>24,000<text:change-end text:change-id="ct94833154881376"/></text:p>
          </table:table-cell>
          <table:table-cell table:style-name="Table1.A2" office:value-type="string">
            <text:p text:style-name="P45"><text:change-start text:change-id="ct94833155252448"/>12,000<text:change-end text:change-id="ct94833155252448"/></text:p>
          </table:table-cell>
          <table:table-cell table:style-name="Table1.A2" office:value-type="string">
            <text:p text:style-name="P45"><text:change-start text:change-id="ct94833154309600"/>12,000<text:change-end text:change-id="ct94833154309600"/></text:p>
          </table:table-cell>
          <table:table-cell table:style-name="Table1.E2" office:value-type="string">
            <text:p text:style-name="P45"><text:change-start text:change-id="ct94833155230096"/>12,000<text:change-end text:change-id="ct94833155230096"/></text:p>
          </table:table-cell>
        </table:table-row>
        <table:table-row>
          <table:table-cell table:style-name="Table1.A2" office:value-type="string">
            <text:p text:style-name="P44"><text:change-start text:change-id="ct94833155483072"/>Burn-in <draw:frame draw:style-name="fr3" draw:name="Object24" text:anchor-type="as-char" svg:y="-3.77mm" svg:width="6.83mm" svg:height="5.31mm" draw:z-index="92"><draw:object xlink:href="./Object 47" xlink:type="simple" xlink:show="embed" xlink:actuate="onLoad"/><draw:image xlink:href="./ObjectReplacements/Object 47" xlink:type="simple" xlink:show="embed" xlink:actuate="onLoad"/><svg:desc>formula</svg:desc></draw:frame><text:change-end text:change-id="ct94833155483072"/></text:p>
          </table:table-cell>
          <table:table-cell table:style-name="Table1.A2" office:value-type="string">
            <text:p text:style-name="P45"><text:change-start text:change-id="ct94833155533872"/>20,000<text:change-end text:change-id="ct94833155533872"/></text:p>
          </table:table-cell>
          <table:table-cell table:style-name="Table1.A2" office:value-type="string">
            <text:p text:style-name="P45"><text:change-start text:change-id="ct94833155601136"/>20,000<text:change-end text:change-id="ct94833155601136"/></text:p>
          </table:table-cell>
          <table:table-cell table:style-name="Table1.A2" office:value-type="string">
            <text:p text:style-name="P45"><text:change-start text:change-id="ct94833154328496"/>20<text:change-end text:change-id="ct94833154328496"/><text:change-start text:change-id="ct94833154326720"/>,000<text:change-end text:change-id="ct94833154326720"/></text:p>
          </table:table-cell>
          <table:table-cell table:style-name="Table1.E2" office:value-type="string">
            <text:p text:style-name="P45"><text:change-start text:change-id="ct94833155580896"/>1,600<text:change-end text:change-id="ct94833155580896"/></text:p>
          </table:table-cell>
        </table:table-row>
        <table:table-row>
          <table:table-cell table:style-name="Table1.A2" office:value-type="string">
            <text:p text:style-name="P44"><text:change-start text:change-id="ct94833155634832"/>Bottleneck <draw:frame draw:style-name="fr3" draw:name="Object25" text:anchor-type="as-char" svg:y="-3.77mm" svg:width="6.17mm" svg:height="5.31mm" draw:z-index="93"><draw:object xlink:href="./Object 49" xlink:type="simple" xlink:show="embed" xlink:actuate="onLoad"/><draw:image xlink:href="./ObjectReplacements/Object 49" xlink:type="simple" xlink:show="embed" xlink:actuate="onLoad"/><svg:desc>formula</svg:desc></draw:frame><text:change-end text:change-id="ct94833155634832"/></text:p>
          </table:table-cell>
          <table:table-cell table:style-name="Table1.A2" office:value-type="string">
            <text:p text:style-name="P46"><text:change-start text:change-id="ct94833154536752"/>2,800<text:change-end text:change-id="ct94833154536752"/></text:p>
          </table:table-cell>
          <table:table-cell table:style-name="Table1.A2" office:value-type="string">
            <text:p text:style-name="P46"><text:change-start text:change-id="ct94833155660000"/>8,200<text:change-end text:change-id="ct94833155660000"/></text:p>
          </table:table-cell>
          <table:table-cell table:style-name="Table1.A2" office:value-type="string">
            <text:p text:style-name="P46"><text:change-start text:change-id="ct94833154321136"/>900<text:change-end text:change-id="ct94833154321136"/></text:p>
          </table:table-cell>
          <table:table-cell table:style-name="Table1.E2" office:value-type="string">
            <text:p text:style-name="P45"><text:change-start text:change-id="ct94833155624320"/>5,800<text:change-end text:change-id="ct94833155624320"/></text:p>
          </table:table-cell>
        </table:table-row>
        <table:table-row>
          <table:table-cell table:style-name="Table1.A2" office:value-type="string">
            <text:p text:style-name="P44"><text:change-start text:change-id="ct94833155669856"/>Bottle<text:change-end text:change-id="ct94833155669856"/><text:change-start text:change-id="ct94833155828944"/>neck <draw:frame draw:style-name="fr3" draw:name="Object26" text:anchor-type="as-char" svg:y="-3.77mm" svg:width="6.83mm" svg:height="5.31mm" draw:z-index="94"><draw:object xlink:href="./Object 51" xlink:type="simple" xlink:show="embed" xlink:actuate="onLoad"/><draw:image xlink:href="./ObjectReplacements/Object 51" xlink:type="simple" xlink:show="embed" xlink:actuate="onLoad"/><svg:desc>formula</svg:desc></draw:frame><text:change-end text:change-id="ct94833155828944"/></text:p>
          </table:table-cell>
          <table:table-cell table:style-name="Table1.A2" office:value-type="string">
            <text:p text:style-name="P46"><text:change-start text:change-id="ct94833154332240"/>3,430<text:change-end text:change-id="ct94833154332240"/></text:p>
          </table:table-cell>
          <table:table-cell table:style-name="Table1.A2" office:value-type="string">
            <text:p text:style-name="P46"><text:change-start text:change-id="ct94833155834048"/>2,500<text:change-end text:change-id="ct94833155834048"/></text:p>
          </table:table-cell>
          <table:table-cell table:style-name="Table1.A2" office:value-type="string">
            <text:p text:style-name="P46"><text:change-start text:change-id="ct94833155837024"/>850<text:change-end text:change-id="ct94833155837024"/></text:p>
          </table:table-cell>
          <table:table-cell table:style-name="Table1.E2" office:value-type="string">
            <text:p text:style-name="P46"><text:change-start text:change-id="ct94833155843104"/>490<text:change-end text:change-id="ct94833155843104"/></text:p>
          </table:table-cell>
        </table:table-row>
        <table:table-row>
          <table:table-cell table:style-name="Table1.A2" office:value-type="string">
            <text:p text:style-name="P44"><text:change-start text:change-id="ct94833155859104"/>Bottleneck k<text:change-end text:change-id="ct94833155859104"/></text:p>
          </table:table-cell>
          <table:table-cell table:style-name="Table1.A2" office:value-type="string">
            <text:p text:style-name="P46"><text:change-start text:change-id="ct94833155866256"/>2.45<text:change-end text:change-id="ct94833155866256"/></text:p>
          </table:table-cell>
          <table:table-cell table:style-name="Table1.A2" office:value-type="string">
            <text:p text:style-name="P46"><text:change-start text:change-id="ct94833154338928"/>0.61<text:change-end text:change-id="ct94833154338928"/></text:p>
          </table:table-cell>
          <table:table-cell table:style-name="Table1.A2" office:value-type="string">
            <text:p text:style-name="P46"><text:change-start text:change-id="ct94833154331136"/>1.89<text:change-end text:change-id="ct94833154331136"/></text:p>
          </table:table-cell>
          <table:table-cell table:style-name="Table1.E2" office:value-type="string">
            <text:p text:style-name="P45"><text:change-start text:change-id="ct94833154377952"/>0.17<text:change-end text:change-id="ct94833154377952"/></text:p>
          </table:table-cell>
        </table:table-row>
        <table:table-row>
          <table:table-cell table:style-name="Table1.A2" office:value-type="string">
            <text:p text:style-name="P44"><text:change-start text:change-id="ct94833155631552"/>After <draw:frame draw:style-name="fr3" draw:name="Object27" text:anchor-type="as-char" svg:y="-3.77mm" svg:width="6.09mm" svg:height="5.31mm" draw:z-index="95"><draw:object xlink:href="./Object 53" xlink:type="simple" xlink:show="embed" xlink:actuate="onLoad"/><draw:image xlink:href="./ObjectReplacements/Object 53" xlink:type="simple" xlink:show="embed" xlink:actuate="onLoad"/><svg:desc>formula</svg:desc></draw:frame><text:change-end text:change-id="ct94833155631552"/></text:p>
          </table:table-cell>
          <table:table-cell table:style-name="Table1.A2" office:value-type="string">
            <text:p text:style-name="P46"><text:change-start text:change-id="ct94833154337088"/>6,200<text:change-end text:change-id="ct94833154337088"/></text:p>
          </table:table-cell>
          <table:table-cell table:style-name="Table1.A2" office:value-type="string">
            <text:p text:style-name="P46"><text:change-start text:change-id="ct94833155841136"/>1,800<text:change-end text:change-id="ct94833155841136"/></text:p>
          </table:table-cell>
          <table:table-cell table:style-name="Table1.A2" office:value-type="string">
            <text:p text:style-name="P46"><text:change-start text:change-id="ct94833155873232"/>3,900<text:change-end text:change-id="ct94833155873232"/></text:p>
          </table:table-cell>
          <table:table-cell table:style-name="Table1.E2" office:value-type="string">
            <text:p text:style-name="P46"><text:change-start text:change-id="ct94833155490336"/>600<text:change-end text:change-id="ct94833155490336"/></text:p>
          </table:table-cell>
        </table:table-row>
        <table:table-row>
          <table:table-cell table:style-name="Table1.A2" office:value-type="string">
            <text:p text:style-name="P44"><text:change-start text:change-id="ct94833155863904"/>After <draw:frame draw:style-name="fr3" draw:name="Object28" text:anchor-type="as-char" svg:y="-3.77mm" svg:width="6.74mm" svg:height="5.31mm" draw:z-index="96"><draw:object xlink:href="./Object 55" xlink:type="simple" xlink:show="embed" xlink:actuate="onLoad"/><draw:image xlink:href="./ObjectReplacements/Object 55" xlink:type="simple" xlink:show="embed" xlink:actuate="onLoad"/><svg:desc>formula</svg:desc></draw:frame><text:change-end text:change-id="ct94833155863904"/></text:p>
          </table:table-cell>
          <table:table-cell table:style-name="Table1.A2" office:value-type="string">
            <text:p text:style-name="P46"><text:change-start text:change-id="ct94833155907984"/>20,000<text:change-end text:change-id="ct94833155907984"/></text:p>
          </table:table-cell>
          <table:table-cell table:style-name="Table1.A2" office:value-type="string">
            <text:p text:style-name="P46"><text:change-start text:change-id="ct94833155908208"/>20,000<text:change-end text:change-id="ct94833155908208"/></text:p>
          </table:table-cell>
          <table:table-cell table:style-name="Table1.A2" office:value-type="string">
            <text:p text:style-name="P46"><text:change-start text:change-id="ct94833155908672"/>5.400<text:change-end text:change-id="ct94833155908672"/></text:p>
          </table:table-cell>
          <table:table-cell table:style-name="Table1.E2" office:value-type="string">
            <text:p text:style-name="P46"><text:change-start text:change-id="ct94833155908976"/>20,000<text:change-end text:change-id="ct94833155908976"/></text:p>
          </table:table-cell>
        </table:table-row>
        <table:table-row>
          <table:table-cell table:style-name="Table1.A2" office:value-type="string">
            <text:p text:style-name="P44"><text:change-start text:change-id="ct94833155909760"/>Selfing rate<text:change-end text:change-id="ct94833155909760"/></text:p>
          </table:table-cell>
          <table:table-cell table:style-name="Table1.A2" office:value-type="string">
            <text:p text:style-name="P45"><text:change-start text:change-id="ct94833155910144"/>0<text:change-end text:change-id="ct94833155910144"/></text:p>
          </table:table-cell>
          <table:table-cell table:style-name="Table1.A2" office:value-type="string">
            <text:p text:style-name="P45"><text:change-start text:change-id="ct94833155910528"/>0.98<text:change-end text:change-id="ct94833155910528"/></text:p>
          </table:table-cell>
          <table:table-cell table:style-name="Table1.A2" office:value-type="string">
            <text:p text:style-name="P45"><text:change-start text:change-id="ct94833155910752"/>0<text:change-end text:change-id="ct94833155910752"/></text:p>
          </table:table-cell>
          <table:table-cell table:style-name="Table1.E2" office:value-type="string">
            <text:p text:style-name="P45"><text:change-start text:change-id="ct94833155910976"/>0.98<text:change-end text:change-id="ct94833155910976"/></text:p>
          </table:table-cell>
        </table:table-row>
      </table:table>
      <text:p text:style-name="P60"><text:change-start text:change-id="ct94833155896384"/></text:p>
      <text:p text:style-name="P35"><text:span text:style-name="T75">Table</text:span><text:change-end text:change-id="ct94833155896384"/><text:change-start text:change-id="ct94833155831600"/><text:span text:style-name="T73"> 1: </text:span><text:span text:style-name="T75">Demographic parameters associated with all four domestication scenarios. </text:span><text:s/><text:change-end text:change-id="ct94833155831600"/><text:change-start text:change-id="ct94833154344016"/></text:p>
      <text:p text:style-name="P21"><text:change-end text:change-id="ct94833154344016"/>Figure Legends</text:p>
      <text:p text:style-name="Standard"/>
      <text:p text:style-name="P34"><text:span text:style-name="T73">Figure 1: Effect of domestication on the average population fitness.</text:span> The fitness drop corresponds to the switch in the optimal gene expressions at the onset of domestication (selection switch, red triangle). The population bottleneck is indicated as a thick horizontal segment. Three scenarios were considered : a full domestication scenario with selection switch and bottleneck (default); a scenario without bottleneck; a scenario with a bottleneck but constant selection (no switch). The figure shows the average over 1000 simulations for each scenario.</text:p>
      <text:p text:style-name="P36"/>
      <text:p text:style-name="P34"><text:span text:style-name="T77">Figure 2: Changes in the rate of evolution and in plasti</text:span><text:span text:style-name="T73">c </text:span><text:span text:style-name="T77">reaction norms upon domestication</text:span><text:span text:style-name="T76">. A: Speed of evolutionary change as measured by the Euclidean distance between the regulation strengths of consecutive (100 generations apart) regulation matrices for various gene categories. Colors correspond to the stat</text:span>us of the gene before domestication, line type to the status of the gene after domestication. <text:span text:style-name="T76">B: Evolution of the average reaction norm for genes that were selected to be plastic before domestication. The selection switch and population bottleneck are indicated as a red triangle and a thick horizontal segment, respectively. The figure shows the average over 1000 simulations for each scenario.</text:span></text:p>
      <text:p text:style-name="P20"/>
      <text:p text:style-name="P34"><text:soft-page-break/><text:span text:style-name="T77">Figure 3 : <text:s/>Evolution of neutral molecular variance and gene expression variance through time</text:span><text:span text:style-name="T76">. The population neutral molecular variance (A) was estimated from the regulation strength to low-expressed transcription factors, which measures the genetic diversity at neutral loci that are in complete linkage disequilibrium with selected genes. The population expression variance (B) stands for the within-population “phenotypic” variance of gene expressions, averaged over all genes. The selection switch and population bottleneck are indicated as a red triangle and a thick horizontal segment, respectively. The figure shows the average over 1000 simulations for each scenario.</text:span></text:p>
      <text:p text:style-name="P20"/>
      <text:p text:style-name="P32"><text:span text:style-name="T77">Figure 4: Consequences of domestication on gene coexpression. <text:s/></text:span><text:span text:style-name="T76">(A): Evolution of the average absolute value of within-population genetic correlations. The selection switch and population bottleneck are indicated as a red triangle and a thick horizontal segment, respectively. (B) Average genetic correlation for each pair of genes, at generation -9000 (just before the onset of domestication) below the diagonal, and at generation 0 (last generation of the simulations), above the diagonal. Gene selection status is indicated (n: non-selected, s: stable, p:plastic); capital letters indicate genes whose selection status changed during domestication. </text:span></text:p>
      <text:p text:style-name="P33"/>
      <text:p text:style-name="P33"/>
      <text:p text:style-name="P31"><text:span text:style-name="T54">Figure 5: Evolution of gene network properties. </text:span><text:span text:style-name="T1">The presence/absence of a regulatory connection (A) was determined based on its effect on gene expression (see methods). Connection gains and losses were counted over windows of 500 </text:span><text:soft-page-break/><text:span text:style-name="T1">generations. The drop in the number of clusters (B) corresponds to new connections among existing clusters. The selection switch and population bottleneck are indicated as a red triangle and a thick horizontal segment, respectively. The figure shows the average over 1000 simulations for each scenario.</text:span></text:p>
      <text:p text:style-name="P26"/>
      <text:p text:style-name="P24"/>
      <text:p text:style-name="P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10.58mm" fo:margin-bottom="5.29mm" loext:contextual-spacing="false" fo:line-height="100%" fo:text-align="center" style:justify-single-word="false" fo:keep-together="always" fo:keep-with-next="always">
        <style:drop-cap/>
      </style:paragraph-properties>
      <style:text-properties fo:text-transform="uppercase"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10.58mm" fo:margin-bottom="3.53mm" loext:contextual-spacing="false" fo:line-height="100%" fo:keep-together="always" fo:keep-with-next="always"/>
      <style:text-properties fo:font-size="12pt" fo:font-style="normal" fo:font-weight="bold" style:font-size-asian="12pt" style:font-style-asian="italic" style:font-weight-asian="bold" style:font-size-complex="12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mm" fo:margin-bottom="3.53mm" loext:contextual-spacing="false" fo:line-height="100%" fo:keep-together="always" fo:keep-with-next="always"/>
      <style:text-properties fo:font-size="12pt" style:font-size-asian="12pt" style:font-size-complex="12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font-size="19pt" style:font-size-asian="19pt" style:font-size-complex="19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true" text:line-number="0"/>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true" text:line-number="0">
        <style:tab-stops>
          <style:tab-stop style:position="79.6mm" style:type="center"/>
          <style:tab-stop style:position="159.21mm" style:type="right"/>
        </style:tab-stops>
      </style:paragraph-properties>
    </style:style>
    <style:style style:name="Frame_20_contents" style:display-name="Frame contents" style:family="paragraph" style:parent-style-name="Standard"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style:font-size-asian="12pt" style:font-size-complex="12pt"/>
    </style:style>
    <style:style style:name="ListLabel_20_3" style:display-name="ListLabel 3" style:family="text">
      <style:text-properties style:text-position="0% 100%" fo:font-size="12pt" fo:font-style="italic" style:font-size-asian="12pt" style:font-style-asian="italic" style:font-size-complex="12pt"/>
    </style:style>
    <style:style style:name="ListLabel_20_4" style:display-name="ListLabel 4" style:family="text">
      <style:text-properties style:text-position="0% 100%"/>
    </style:style>
    <style:style style:name="ListLabel_20_5" style:display-name="ListLabel 5" style:family="text">
      <style:text-properties fo:font-size="12pt" style:font-size-asian="12pt" style:font-size-complex="12pt"/>
    </style:style>
    <style:style style:name="ListLabel_20_6" style:display-name="ListLabel 6" style:family="text">
      <style:text-properties fo:font-size="12pt" fo:font-style="italic" style:font-size-asian="12pt" style:font-style-asian="italic" style:font-size-complex="12pt"/>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wrap="parallel" style:number-wrapped-paragraphs="no-limit" style:wrap-contour="false" style:vertical-pos="middle" style:vertical-rel="text" draw:wrap-influence-on-position="once-concurr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5.08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mm" fo:page-height="297mm" style:num-format="1" style:print-orientation="portrait" fo:margin-top="25.4mm" fo:margin-bottom="12.7mm" fo:margin-left="25.4mm" fo:margin-right="25.4mm" style:writing-mode="lr-tb" style:layout-grid-color="#c0c0c0" style:layout-grid-lines="24620" style:layout-grid-base-height="1.76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2.7mm" fo:margin-left="0mm" fo:margin-right="0mm" fo:margin-top="11.69mm" style:dynamic-spacing="true"/>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7-13T16:39:20.975317297</dc:date>
    <meta:editing-duration>PT3H51M2S</meta:editing-duration>
    <meta:editing-cycles>6</meta:editing-cycles>
    <meta:document-statistic meta:table-count="1" meta:image-count="0" meta:object-count="101" meta:page-count="42" meta:paragraph-count="213" meta:word-count="9568" meta:character-count="63746" meta:non-whitespace-character-count="54297"/>
  </office:meta>
</office:document-meta>
</file>

<file path=Object 1/content.xml><?xml version="1.0" encoding="utf-8"?>
<math xmlns="http://www.w3.org/1998/Math/MathML" display="block">
  <semantics>
    <mstyle mathvariant="bold">
      <mi>W</mi>
    </mstyle>
    <annotation encoding="StarMath 5.0">bold{W}</annotation>
  </semantics>
</math>
</file>

<file path=Object 10/content.xml><?xml version="1.0" encoding="utf-8"?>
<math xmlns="http://www.w3.org/1998/Math/MathML" display="block">
  <semantics>
    <mi>i</mi>
    <annotation encoding="StarMath 5.0">i</annotation>
  </semantics>
</math>
</file>

<file path=Object 100/content.xml><?xml version="1.0" encoding="utf-8"?>
<math xmlns="http://www.w3.org/1998/Math/MathML" display="block">
  <semantics>
    <mi>w</mi>
    <annotation encoding="StarMath 5.0">w</annotation>
  </semantics>
</math>
</file>

<file path=Object 102/content.xml><?xml version="1.0" encoding="utf-8"?>
<math xmlns="http://www.w3.org/1998/Math/MathML" display="block">
  <semantics>
    <munder accentunder="true">
      <msub>
        <mi>p</mi>
        <mi>i</mi>
      </msub>
      <mo>̲</mo>
    </munder>
    <annotation encoding="StarMath 5.0">underline {{p} rsub {i}}</annotation>
  </semantics>
</math>
</file>

<file path=Object 104/content.xml><?xml version="1.0" encoding="utf-8"?>
<math xmlns="http://www.w3.org/1998/Math/MathML" display="block">
  <semantics>
    <msub>
      <mi>W</mi>
      <mi mathvariant="italic">ij</mi>
    </msub>
    <annotation encoding="StarMath 5.0">{W} rsub {ij}</annotation>
  </semantics>
</math>
</file>

<file path=Object 106/content.xml><?xml version="1.0" encoding="utf-8"?>
<math xmlns="http://www.w3.org/1998/Math/MathML" display="block">
  <semantics>
    <msub>
      <mi>e</mi>
      <mi>g</mi>
    </msub>
    <annotation encoding="StarMath 5.0">{e} rsub {g}</annotation>
  </semantics>
</math>
</file>

<file path=Object 108/content.xml><?xml version="1.0" encoding="utf-8"?>
<math xmlns="http://www.w3.org/1998/Math/MathML" display="block">
  <semantics>
    <msub>
      <mi>θ</mi>
      <mi>g</mi>
    </msub>
    <annotation encoding="StarMath 5.0">{θ} rsub {g}</annotation>
  </semantics>
</math>
</file>

<file path=Object 11/content.xml><?xml version="1.0" encoding="utf-8"?>
<math xmlns="http://www.w3.org/1998/Math/MathML" display="block">
  <semantics>
    <mstyle mathvariant="bold">
      <mi>W</mi>
    </mstyle>
    <annotation encoding="StarMath 5.0">bold{ W }</annotation>
  </semantics>
</math>
</file>

<file path=Object 110/content.xml><?xml version="1.0" encoding="utf-8"?>
<math xmlns="http://www.w3.org/1998/Math/MathML" display="block">
  <semantics>
    <mrow>
      <msub>
        <mi>N</mi>
        <mi>e</mi>
      </msub>
      <mo stretchy="false">=</mo>
      <mrow>
        <mi>N</mi>
        <mo stretchy="false">/</mo>
        <mrow>
          <mo fence="true" stretchy="false">(</mo>
          <mrow>
            <mrow>
              <mrow>
                <mn>1</mn>
                <mo stretchy="false">+</mo>
                <mn>4</mn>
              </mrow>
              <msub>
                <mi>V</mi>
                <munder accentunder="true">
                  <mi>w</mi>
                  <mo>̲</mo>
                </munder>
              </msub>
            </mrow>
          </mrow>
          <mo fence="true" stretchy="false">)</mo>
        </mrow>
      </mrow>
    </mrow>
    <annotation encoding="StarMath 5.0">{N} rsub {e}  = N/(1+4 {V} rsub {underline {w}} )</annotation>
  </semantics>
</math>
</file>

<file path=Object 112/content.xml><?xml version="1.0" encoding="utf-8"?>
<math xmlns="http://www.w3.org/1998/Math/MathML" display="block">
  <semantics>
    <msub>
      <mi>V</mi>
      <munder accentunder="true">
        <mi>w</mi>
        <mo>̲</mo>
      </munder>
    </msub>
    <annotation encoding="StarMath 5.0">{V} rsub {underline {w}}</annotation>
  </semantics>
</math>
</file>

<file path=Object 114/content.xml><?xml version="1.0" encoding="utf-8"?>
<math xmlns="http://www.w3.org/1998/Math/MathML" display="block">
  <semantics>
    <mrow>
      <mrow>
        <msub>
          <mi>V</mi>
          <munder accentunder="true">
            <mi>w</mi>
            <mo>̲</mo>
          </munder>
        </msub>
        <mo stretchy="false">=</mo>
        <mrow>
          <msub>
            <mi>V</mi>
            <mi>w</mi>
          </msub>
          <mo stretchy="false">/</mo>
          <msub>
            <mi>E</mi>
            <mi>w</mi>
          </msub>
        </mrow>
      </mrow>
      <mn>²</mn>
    </mrow>
    <annotation encoding="StarMath 5.0">{V} rsub {underline {w}}  =  {V} rsub {w} / {E} rsub {w} ²</annotation>
  </semantics>
</math>
</file>

<file path=Object 116/content.xml><?xml version="1.0" encoding="utf-8"?>
<math xmlns="http://www.w3.org/1998/Math/MathML" display="block">
  <semantics>
    <msub>
      <mi>V</mi>
      <mi>w</mi>
    </msub>
    <annotation encoding="StarMath 5.0">{V} rsub {w }</annotation>
  </semantics>
</math>
</file>

<file path=Object 118/content.xml><?xml version="1.0" encoding="utf-8"?>
<math xmlns="http://www.w3.org/1998/Math/MathML" display="block">
  <semantics>
    <msub>
      <mi>E</mi>
      <mi>w</mi>
    </msub>
    <annotation encoding="StarMath 5.0">{E} rsub {w}</annotation>
  </semantics>
</math>
</file>

<file path=Object 12/content.xml><?xml version="1.0" encoding="utf-8"?>
<math xmlns="http://www.w3.org/1998/Math/MathML" display="block">
  <semantics>
    <mi>n</mi>
    <annotation encoding="StarMath 5.0">n</annotation>
  </semantics>
</math>
</file>

<file path=Object 120/content.xml><?xml version="1.0" encoding="utf-8"?>
<math xmlns="http://www.w3.org/1998/Math/MathML" display="block">
  <semantics>
    <msub>
      <mi>w</mi>
      <mi mathvariant="italic">ij</mi>
    </msub>
    <annotation encoding="StarMath 5.0">{w} rsub {ij}</annotation>
  </semantics>
</math>
</file>

<file path=Object 122/content.xml><?xml version="1.0" encoding="utf-8"?>
<math xmlns="http://www.w3.org/1998/Math/MathML" display="block">
  <semantics>
    <mrow>
      <munder accentunder="true">
        <msub>
          <mi>p</mi>
          <mi>j</mi>
        </msub>
        <mo>̲</mo>
      </munder>
      <mo stretchy="false">&lt;</mo>
      <mn>0.1</mn>
    </mrow>
    <annotation encoding="StarMath 5.0">underline {{p} rsub {j}} &lt;0.1</annotation>
  </semantics>
</math>
</file>

<file path=Object 124/content.xml><?xml version="1.0" encoding="utf-8"?>
<math xmlns="http://www.w3.org/1998/Math/MathML" display="block">
  <semantics>
    <mi>i</mi>
    <annotation encoding="StarMath 5.0">i</annotation>
  </semantics>
</math>
</file>

<file path=Object 126/content.xml><?xml version="1.0" encoding="utf-8"?>
<math xmlns="http://www.w3.org/1998/Math/MathML" display="block">
  <semantics>
    <mover accent="true">
      <msub>
        <mi>p</mi>
        <mi>i</mi>
      </msub>
      <mo stretchy="false">¯</mo>
    </mover>
    <annotation encoding="StarMath 5.0">bar {{p} rsub {i}}</annotation>
  </semantics>
</math>
</file>

<file path=Object 128/content.xml><?xml version="1.0" encoding="utf-8"?>
<math xmlns="http://www.w3.org/1998/Math/MathML" display="block">
  <semantics>
    <msub>
      <mi>e</mi>
      <mi>g</mi>
    </msub>
    <annotation encoding="StarMath 5.0">{e} rsub {g}</annotation>
  </semantics>
</math>
</file>

<file path=Object 13/content.xml><?xml version="1.0" encoding="utf-8"?>
<math xmlns="http://www.w3.org/1998/Math/MathML" display="block">
  <semantics>
    <mrow>
      <mi>s</mi>
      <mo stretchy="false">=</mo>
      <mn>10</mn>
    </mrow>
    <annotation encoding="StarMath 5.0">s=10</annotation>
  </semantics>
</math>
</file>

<file path=Object 130/content.xml><?xml version="1.0" encoding="utf-8"?>
<math xmlns="http://www.w3.org/1998/Math/MathML" display="block">
  <semantics>
    <msub>
      <mi>W</mi>
      <mi mathvariant="italic">ij</mi>
    </msub>
    <annotation encoding="StarMath 5.0">{W} rsub {ij}</annotation>
  </semantics>
</math>
</file>

<file path=Object 132/content.xml><?xml version="1.0" encoding="utf-8"?>
<math xmlns="http://www.w3.org/1998/Math/MathML" display="block">
  <semantics>
    <mrow>
      <mi>n</mi>
      <mn>²</mn>
    </mrow>
    <annotation encoding="StarMath 5.0">n²</annotation>
  </semantics>
</math>
</file>

<file path=Object 134/content.xml><?xml version="1.0" encoding="utf-8"?>
<math xmlns="http://www.w3.org/1998/Math/MathML" display="block">
  <semantics>
    <msub>
      <mi>W</mi>
      <mi mathvariant="italic">ij</mi>
    </msub>
    <annotation encoding="StarMath 5.0">{W} rsub {ij}</annotation>
  </semantics>
</math>
</file>

<file path=Object 136/content.xml><?xml version="1.0" encoding="utf-8"?>
<math xmlns="http://www.w3.org/1998/Math/MathML" display="block">
  <semantics>
    <msub>
      <mi>W</mi>
      <mi mathvariant="italic">ij</mi>
    </msub>
    <annotation encoding="StarMath 5.0">{W} rsub {ij}</annotation>
  </semantics>
</math>
</file>

<file path=Object 138/content.xml><?xml version="1.0" encoding="utf-8"?>
<math xmlns="http://www.w3.org/1998/Math/MathML" display="block">
  <semantics>
    <mrow>
      <mi>d</mi>
      <mo stretchy="false">=</mo>
      <msqrt>
        <mi mathvariant="normal">❑</mi>
      </msqrt>
    </mrow>
    <annotation encoding="StarMath 5.0">d= sqrt &lt;?&gt;</annotation>
  </semantics>
</math>
</file>

<file path=Object 14/content.xml><?xml version="1.0" encoding="utf-8"?>
<math xmlns="http://www.w3.org/1998/Math/MathML" display="block">
  <semantics>
    <mrow>
      <mi>f</mi>
      <mrow>
        <mo fence="true" stretchy="false">(</mo>
        <mrow>
          <mi>x</mi>
        </mrow>
        <mo fence="true" stretchy="false">)</mo>
      </mrow>
    </mrow>
    <annotation encoding="StarMath 5.0">f(x)</annotation>
  </semantics>
</math>
</file>

<file path=Object 140/content.xml><?xml version="1.0" encoding="utf-8"?>
<math xmlns="http://www.w3.org/1998/Math/MathML" display="block">
  <semantics>
    <mrow>
      <msub>
        <mi>N</mi>
        <mi>e</mi>
      </msub>
      <mo stretchy="false">/</mo>
      <mi>N</mi>
    </mrow>
    <annotation encoding="StarMath 5.0">{N} rsub {e} /N</annotation>
  </semantics>
</math>
</file>

<file path=Object 15/content.xml><?xml version="1.0" encoding="utf-8"?>
<math xmlns="http://www.w3.org/1998/Math/MathML" display="block">
  <semantics>
    <mrow>
      <mi>s</mi>
      <mo stretchy="false">=</mo>
      <mn>50</mn>
    </mrow>
    <annotation encoding="StarMath 5.0">s=50</annotation>
  </semantics>
</math>
</file>

<file path=Object 16/content.xml><?xml version="1.0" encoding="utf-8"?>
<math xmlns="http://www.w3.org/1998/Math/MathML" display="block">
  <semantics>
    <mrow>
      <mi>f</mi>
      <mrow>
        <mrow>
          <mo fence="true" stretchy="false">(</mo>
          <mrow>
            <mi>x</mi>
          </mrow>
          <mo fence="true" stretchy="false">)</mo>
        </mrow>
        <mo stretchy="false">=</mo>
        <mrow>
          <mn>1</mn>
          <mo stretchy="false">/</mo>
          <mrow>
            <mo fence="true" stretchy="false">(</mo>
            <mrow>
              <mrow>
                <mrow>
                  <mn>1</mn>
                  <mo stretchy="false">+</mo>
                  <mi>λ</mi>
                </mrow>
                <msup>
                  <mi>e</mi>
                  <mrow>
                    <mrow>
                      <mo stretchy="false">−</mo>
                      <mi>μ</mi>
                    </mrow>
                    <mi>x</mi>
                  </mrow>
                </msup>
              </mrow>
            </mrow>
            <mo fence="true" stretchy="false">)</mo>
          </mrow>
        </mrow>
      </mrow>
    </mrow>
    <annotation encoding="StarMath 5.0">f(x)=1/(1+ λ { e ^ {- μ x}} )</annotation>
  </semantics>
</math>
</file>

<file path=Object 17/content.xml><?xml version="1.0" encoding="utf-8"?>
<math xmlns="http://www.w3.org/1998/Math/MathML" display="block">
  <semantics>
    <mstyle mathvariant="bold">
      <mi>P</mi>
    </mstyle>
    <annotation encoding="StarMath 5.0">bold{ P }</annotation>
  </semantics>
</math>
</file>

<file path=Object 18/content.xml><?xml version="1.0" encoding="utf-8"?>
<math xmlns="http://www.w3.org/1998/Math/MathML" display="block">
  <semantics>
    <mrow>
      <mi>λ</mi>
      <mo stretchy="false">=</mo>
      <mrow>
        <mrow>
          <mo fence="true" stretchy="false">(</mo>
          <mrow>
            <mrow>
              <mn>1</mn>
              <mo stretchy="false">−</mo>
              <mi>a</mi>
            </mrow>
          </mrow>
          <mo fence="true" stretchy="false">)</mo>
        </mrow>
        <mo stretchy="false">/</mo>
        <mi>a</mi>
      </mrow>
    </mrow>
    <annotation encoding="StarMath 5.0">λ = (1-a)/a</annotation>
  </semantics>
</math>
</file>

<file path=Object 19/content.xml><?xml version="1.0" encoding="utf-8"?>
<math xmlns="http://www.w3.org/1998/Math/MathML" display="block">
  <semantics>
    <mstyle mathvariant="bold">
      <msubsup>
        <mi>P</mi>
        <mi mathvariant="italic">ij</mi>
        <mn>0</mn>
      </msubsup>
    </mstyle>
    <annotation encoding="StarMath 5.0">bold{ P^0_{ij} }</annotation>
  </semantics>
</math>
</file>

<file path=Object 2/content.xml><?xml version="1.0" encoding="utf-8"?>
<math xmlns="http://www.w3.org/1998/Math/MathML" display="block">
  <semantics>
    <mrow>
      <mi>n</mi>
      <mi>×</mi>
      <mi>n</mi>
    </mrow>
    <annotation encoding="StarMath 5.0">n  × n</annotation>
  </semantics>
</math>
</file>

<file path=Object 20/content.xml><?xml version="1.0" encoding="utf-8"?>
<math xmlns="http://www.w3.org/1998/Math/MathML" display="block">
  <semantics>
    <mrow>
      <mrow>
        <mi>μ</mi>
        <mo stretchy="false">=</mo>
        <mrow>
          <mn>1</mn>
          <mo stretchy="false">/</mo>
          <mi>a</mi>
        </mrow>
      </mrow>
      <mrow>
        <mo fence="true" stretchy="false">(</mo>
        <mrow>
          <mrow>
            <mn>1</mn>
            <mo stretchy="false">−</mo>
            <mi>a</mi>
          </mrow>
        </mrow>
        <mo fence="true" stretchy="false">)</mo>
      </mrow>
    </mrow>
    <annotation encoding="StarMath 5.0">μ =1/a(1-a)</annotation>
  </semantics>
</math>
</file>

<file path=Object 21/content.xml><?xml version="1.0" encoding="utf-8"?>
<math xmlns="http://www.w3.org/1998/Math/MathML" display="block">
  <semantics>
    <mstyle mathvariant="bold">
      <mi>W</mi>
    </mstyle>
    <annotation encoding="StarMath 5.0">bold{ W }</annotation>
  </semantics>
</math>
</file>

<file path=Object 22/content.xml><?xml version="1.0" encoding="utf-8"?>
<math xmlns="http://www.w3.org/1998/Math/MathML" display="block">
  <semantics>
    <mrow>
      <mi>a</mi>
      <mo stretchy="false">=</mo>
      <mn>0.2</mn>
    </mrow>
    <annotation encoding="StarMath 5.0">a=0.2</annotation>
  </semantics>
</math>
</file>

<file path=Object 23/content.xml><?xml version="1.0" encoding="utf-8"?>
<math xmlns="http://www.w3.org/1998/Math/MathML" display="block">
  <semantics>
    <mstyle mathvariant="bold">
      <msubsup>
        <mi>W</mi>
        <mi mathvariant="italic">ij</mi>
        <mn>0</mn>
      </msubsup>
    </mstyle>
    <annotation encoding="StarMath 5.0">bold{ W^0_{ij} }</annotation>
  </semantics>
</math>
</file>

<file path=Object 24/content.xml><?xml version="1.0" encoding="utf-8"?>
<math xmlns="http://www.w3.org/1998/Math/MathML" display="block">
  <semantics>
    <mrow>
      <msub>
        <mi>P</mi>
        <mn>0</mn>
      </msub>
      <mo stretchy="false">=</mo>
      <mrow>
        <mo fence="true" stretchy="false">(</mo>
        <mrow>
          <mrow>
            <mi>a</mi>
            <mi>,</mi>
            <mn>...</mn>
            <mi>,</mi>
            <mi>a</mi>
          </mrow>
        </mrow>
        <mo fence="true" stretchy="false">)</mo>
      </mrow>
    </mrow>
    <annotation encoding="StarMath 5.0">{P} rsub {0} =(a, ..., a)</annotation>
  </semantics>
</math>
</file>

<file path=Object 25/content.xml><?xml version="1.0" encoding="utf-8"?>
<math xmlns="http://www.w3.org/1998/Math/MathML" display="block">
  <semantics>
    <mrow>
      <mi>d</mi>
      <mrow>
        <mo fence="true" stretchy="false">(</mo>
        <mrow>
          <mrow>
            <mstyle mathvariant="bold">
              <mi>P</mi>
            </mstyle>
            <mi>,</mi>
            <mstyle mathvariant="bold">
              <msubsup>
                <mi>P</mi>
                <mi mathvariant="italic">ij</mi>
                <mn>0</mn>
              </msubsup>
            </mstyle>
          </mrow>
        </mrow>
        <mo fence="true" stretchy="false">)</mo>
      </mrow>
    </mrow>
    <annotation encoding="StarMath 5.0">d( bold{P}, bold{P^0_{ij}} )</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style mathvariant="bold">
      <mi>G</mi>
    </mstyle>
    <annotation encoding="StarMath 5.0">bold{ G }</annotation>
  </semantics>
</math>
</file>

<file path=Object 28/content.xml><?xml version="1.0" encoding="utf-8"?>
<math xmlns="http://www.w3.org/1998/Math/MathML" display="block">
  <semantics>
    <munder accentunder="true">
      <mover accent="true">
        <msub>
          <mi>p</mi>
          <mi>i</mi>
        </msub>
        <mo stretchy="false">¯</mo>
      </mover>
      <mo>̲</mo>
    </munder>
    <annotation encoding="StarMath 5.0">underline {bar p _{i}}</annotation>
  </semantics>
</math>
</file>

<file path=Object 29/content.xml><?xml version="1.0" encoding="utf-8"?>
<math xmlns="http://www.w3.org/1998/Math/MathML" display="block">
  <semantics>
    <mstyle mathvariant="bold">
      <mi>G</mi>
    </mstyle>
    <annotation encoding="StarMath 5.0">bold{ G }</annotation>
  </semantics>
</math>
</file>

<file path=Object 3/content.xml><?xml version="1.0" encoding="utf-8"?>
<math xmlns="http://www.w3.org/1998/Math/MathML" display="block">
  <semantics>
    <mstyle mathvariant="bold">
      <mi>W</mi>
    </mstyle>
    <annotation encoding="StarMath 5.0">bold{W}</annotation>
  </semantics>
</math>
</file>

<file path=Object 30/content.xml><?xml version="1.0" encoding="utf-8"?>
<math xmlns="http://www.w3.org/1998/Math/MathML" display="block">
  <semantics>
    <msub>
      <mi>V</mi>
      <mi>i</mi>
    </msub>
    <annotation encoding="StarMath 5.0">{V} rsub {i}</annotation>
  </semantics>
</math>
</file>

<file path=Object 31/content.xml><?xml version="1.0" encoding="utf-8"?>
<math xmlns="http://www.w3.org/1998/Math/MathML" display="block">
  <semantics>
    <mstyle mathvariant="bold">
      <msub>
        <mi>G</mi>
        <mi>g</mi>
      </msub>
    </mstyle>
    <annotation encoding="StarMath 5.0">bold{ G_g }</annotation>
  </semantics>
</math>
</file>

<file path=Object 32/content.xml><?xml version="1.0" encoding="utf-8"?>
<math xmlns="http://www.w3.org/1998/Math/MathML" display="block">
  <semantics>
    <mi>g</mi>
    <annotation encoding="StarMath 5.0">g</annotation>
  </semantics>
</math>
</file>

<file path=Object 33/content.xml><?xml version="1.0" encoding="utf-8"?>
<math xmlns="http://www.w3.org/1998/Math/MathML" display="block">
  <semantics>
    <mstyle mathvariant="bold">
      <msub>
        <mi>G</mi>
        <mrow>
          <mi>g</mi>
          <mo stretchy="false">+</mo>
          <mn>500</mn>
        </mrow>
      </msub>
    </mstyle>
    <annotation encoding="StarMath 5.0">bold{ G_{g+500} }</annotation>
  </semantics>
</math>
</file>

<file path=Object 34/content.xml><?xml version="1.0" encoding="utf-8"?>
<math xmlns="http://www.w3.org/1998/Math/MathML" display="block">
  <semantics>
    <mrow>
      <msub>
        <mi>e</mi>
        <mi>g</mi>
      </msub>
      <mi>∼</mi>
      <mi>U</mi>
      <mrow>
        <mo fence="true" stretchy="false">(</mo>
        <mrow>
          <mn>0,1</mn>
        </mrow>
        <mo fence="true" stretchy="false">)</mo>
      </mrow>
    </mrow>
    <annotation encoding="StarMath 5.0">{e} rsub {g} ∼ U(0,1)</annotation>
  </semantics>
</math>
</file>

<file path=Object 35/content.xml><?xml version="1.0" encoding="utf-8"?>
<math xmlns="http://www.w3.org/1998/Math/MathML" display="block">
  <semantics>
    <mstyle mathvariant="bold">
      <mi>W</mi>
    </mstyle>
    <annotation encoding="StarMath 5.0">bold{ W }</annotation>
  </semantics>
</math>
</file>

<file path=Object 36/content.xml><?xml version="1.0" encoding="utf-8"?>
<math xmlns="http://www.w3.org/1998/Math/MathML" display="block">
  <semantics>
    <msub>
      <mi>e</mi>
      <mi>g</mi>
    </msub>
    <annotation encoding="StarMath 5.0">{e} rsub {g}</annotation>
  </semantics>
</math>
</file>

<file path=Object 37/content.xml><?xml version="1.0" encoding="utf-8"?>
<math xmlns="http://www.w3.org/1998/Math/MathML" display="block">
  <semantics>
    <mrow>
      <mrow>
        <mn>1</mn>
        <mo stretchy="false">−</mo>
        <mrow>
          <mn>1</mn>
          <mo stretchy="false">/</mo>
          <mn>2</mn>
        </mrow>
      </mrow>
      <msub>
        <mi>N</mi>
        <mi>e</mi>
      </msub>
    </mrow>
    <annotation encoding="StarMath 5.0">1-1/2N_e</annotation>
  </semantics>
</math>
</file>

<file path=Object 38/content.xml><?xml version="1.0" encoding="utf-8"?>
<math xmlns="http://www.w3.org/1998/Math/MathML" display="block">
  <semantics>
    <mi>N</mi>
    <annotation encoding="StarMath 5.0">N</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n</mi>
    <annotation encoding="StarMath 5.0">n</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i>m</mi>
    <annotation encoding="StarMath 5.0">m</annotation>
  </semantics>
</math>
</file>

<file path=Object 42/content.xml><?xml version="1.0" encoding="utf-8"?>
<math xmlns="http://www.w3.org/1998/Math/MathML" display="block">
  <semantics>
    <mi>w</mi>
    <annotation encoding="StarMath 5.0">w</annotation>
  </semantics>
</math>
</file>

<file path=Object 43/content.xml><?xml version="1.0" encoding="utf-8"?>
<math xmlns="http://www.w3.org/1998/Math/MathML" display="block">
  <semantics>
    <mrow>
      <mi>n</mi>
      <mo stretchy="false">×</mo>
      <mi>m</mi>
    </mrow>
    <annotation encoding="StarMath 5.0">n times m</annotation>
  </semantics>
</math>
</file>

<file path=Object 44/content.xml><?xml version="1.0" encoding="utf-8"?>
<math xmlns="http://www.w3.org/1998/Math/MathML" display="block">
  <semantics>
    <mrow>
      <mrow>
        <mi>w</mi>
        <mo stretchy="false">=</mo>
        <msub>
          <mi>w</mi>
          <mi>U</mi>
        </msub>
      </mrow>
      <mi>×</mi>
      <msub>
        <mi>w</mi>
        <mi>S</mi>
      </msub>
      <mi>.</mi>
    </mrow>
    <annotation encoding="StarMath 5.0">w =  {w} rsub {U} × {w} rsub {S} .</annotation>
  </semantics>
</math>
</file>

<file path=Object 45/content.xml><?xml version="1.0" encoding="utf-8"?>
<math xmlns="http://www.w3.org/1998/Math/MathML" display="block">
  <semantics>
    <msub>
      <mi>T</mi>
      <mi>a</mi>
    </msub>
    <annotation encoding="StarMath 5.0">T_a</annotation>
  </semantics>
</math>
</file>

<file path=Object 46/content.xml><?xml version="1.0" encoding="utf-8"?>
<math xmlns="http://www.w3.org/1998/Math/MathML" display="block">
  <semantics>
    <msub>
      <mi>w</mi>
      <mi>U</mi>
    </msub>
    <annotation encoding="StarMath 5.0">{w} rsub {U}</annotation>
  </semantics>
</math>
</file>

<file path=Object 47/content.xml><?xml version="1.0" encoding="utf-8"?>
<math xmlns="http://www.w3.org/1998/Math/MathML" display="block">
  <semantics>
    <msub>
      <mi>N</mi>
      <mi>a</mi>
    </msub>
    <annotation encoding="StarMath 5.0">N_a</annotation>
  </semantics>
</math>
</file>

<file path=Object 48/content.xml><?xml version="1.0" encoding="utf-8"?>
<math xmlns="http://www.w3.org/1998/Math/MathML" display="block">
  <semantics>
    <mrow>
      <msub>
        <mi>w</mi>
        <mi>U</mi>
      </msub>
      <mo stretchy="false">=</mo>
      <mrow>
        <munderover>
          <mo stretchy="false">∏</mo>
          <mrow>
            <mi>i</mi>
            <mo stretchy="false">=</mo>
            <mn>1</mn>
          </mrow>
          <mi>n</mi>
        </munderover>
        <mrow>
          <mi>exp</mi>
          <mrow>
            <mo fence="true" stretchy="false">(</mo>
            <mrow>
              <mrow>
                <mrow>
                  <mo stretchy="false">−</mo>
                  <mi>s</mi>
                </mrow>
                <mi>'</mi>
                <msub>
                  <mi>V</mi>
                  <mi>i</mi>
                </msub>
              </mrow>
            </mrow>
            <mo fence="true" stretchy="false">)</mo>
          </mrow>
        </mrow>
      </mrow>
    </mrow>
    <annotation encoding="StarMath 5.0">{w} rsub {U} = prod from {i=1} to {n} { exp(-s'  {V} rsub {i} ) }</annotation>
  </semantics>
</math>
</file>

<file path=Object 49/content.xml><?xml version="1.0" encoding="utf-8"?>
<math xmlns="http://www.w3.org/1998/Math/MathML" display="block">
  <semantics>
    <msub>
      <mi>T</mi>
      <mi>b</mi>
    </msub>
    <annotation encoding="StarMath 5.0">T_b</annotation>
  </semantics>
</math>
</file>

<file path=Object 5/content.xml><?xml version="1.0" encoding="utf-8"?>
<math xmlns="http://www.w3.org/1998/Math/MathML" display="block">
  <semantics>
    <mstyle mathvariant="bold">
      <mi>P</mi>
    </mstyle>
    <annotation encoding="StarMath 5.0">bold{P}</annotation>
  </semantics>
</math>
</file>

<file path=Object 50/content.xml><?xml version="1.0" encoding="utf-8"?>
<math xmlns="http://www.w3.org/1998/Math/MathML" display="block">
  <semantics>
    <mrow>
      <mi>s</mi>
      <mi>'</mi>
    </mrow>
    <annotation encoding="StarMath 5.0">s'</annotation>
  </semantics>
</math>
</file>

<file path=Object 51/content.xml><?xml version="1.0" encoding="utf-8"?>
<math xmlns="http://www.w3.org/1998/Math/MathML" display="block">
  <semantics>
    <msub>
      <mi>N</mi>
      <mi>b</mi>
    </msub>
    <annotation encoding="StarMath 5.0">N_b</annotation>
  </semantics>
</math>
</file>

<file path=Object 52/content.xml><?xml version="1.0" encoding="utf-8"?>
<math xmlns="http://www.w3.org/1998/Math/MathML" display="block">
  <semantics>
    <msub>
      <mi>w</mi>
      <mi>S</mi>
    </msub>
    <annotation encoding="StarMath 5.0">{w} rsub {S}</annotation>
  </semantics>
</math>
</file>

<file path=Object 53/content.xml><?xml version="1.0" encoding="utf-8"?>
<math xmlns="http://www.w3.org/1998/Math/MathML" display="block">
  <semantics>
    <msub>
      <mi>T</mi>
      <mi>c</mi>
    </msub>
    <annotation encoding="StarMath 5.0">T_c</annotation>
  </semantics>
</math>
</file>

<file path=Object 54/content.xml><?xml version="1.0" encoding="utf-8"?>
<math xmlns="http://www.w3.org/1998/Math/MathML" display="block">
  <semantics>
    <mi>θ</mi>
    <annotation encoding="StarMath 5.0">θ</annotation>
  </semantics>
</math>
</file>

<file path=Object 55/content.xml><?xml version="1.0" encoding="utf-8"?>
<math xmlns="http://www.w3.org/1998/Math/MathML" display="block">
  <semantics>
    <msub>
      <mi>N</mi>
      <mi>c</mi>
    </msub>
    <annotation encoding="StarMath 5.0">N_c</annotation>
  </semantics>
</math>
</file>

<file path=Object 56/content.xml><?xml version="1.0" encoding="utf-8"?>
<math xmlns="http://www.w3.org/1998/Math/MathML" display="block">
  <semantics>
    <mrow>
      <msub>
        <mi>w</mi>
        <mi>S</mi>
      </msub>
      <mo stretchy="false">=</mo>
      <mrow>
        <munderover>
          <mo stretchy="false">∏</mo>
          <mrow>
            <mi>i</mi>
            <mo stretchy="false">=</mo>
            <mn>1</mn>
          </mrow>
          <mi>n</mi>
        </munderover>
        <mrow>
          <mi>exp</mi>
          <mrow>
            <mo fence="true" stretchy="false">[</mo>
            <mrow>
              <mrow>
                <mrow>
                  <mo stretchy="false">−</mo>
                  <msub>
                    <mi>s</mi>
                    <mi>i</mi>
                  </msub>
                </mrow>
                <mrow>
                  <mo fence="true" stretchy="false">(</mo>
                  <mrow>
                    <mrow>
                      <munder accentunder="true">
                        <msub>
                          <mi>p</mi>
                          <mi>i</mi>
                        </msub>
                        <mo>̲</mo>
                      </munder>
                      <mo stretchy="false">−</mo>
                      <msub>
                        <mi>θ</mi>
                        <mi>i</mi>
                      </msub>
                    </mrow>
                  </mrow>
                  <mo fence="true" stretchy="false">)</mo>
                </mrow>
                <mn>²</mn>
              </mrow>
            </mrow>
            <mo fence="true" stretchy="false">]</mo>
          </mrow>
        </mrow>
      </mrow>
    </mrow>
    <annotation encoding="StarMath 5.0">{w} rsub {S} = prod from {i=1} to {n} {exp[- {s} rsub {i} ( underline {{p} rsub {i}} - {θ} rsub {i} )²] }</annotation>
  </semantics>
</math>
</file>

<file path=Object 57/content.xml><?xml version="1.0" encoding="utf-8"?>
<math xmlns="http://www.w3.org/1998/Math/MathML" display="block">
  <semantics>
    <mrow>
      <mrow>
        <mi>k</mi>
        <mo stretchy="false">=</mo>
        <mn>2</mn>
      </mrow>
      <mrow>
        <msub>
          <mi>N</mi>
          <mi>b</mi>
        </msub>
        <mo stretchy="false">/</mo>
        <msub>
          <mi>T</mi>
          <mi>b</mi>
        </msub>
      </mrow>
    </mrow>
    <annotation encoding="StarMath 5.0">k = 2N_b / T_b</annotation>
  </semantics>
</math>
</file>

<file path=Object 58/content.xml><?xml version="1.0" encoding="utf-8"?>
<math xmlns="http://www.w3.org/1998/Math/MathML" display="block">
  <semantics>
    <msub>
      <mi>s</mi>
      <mi>i</mi>
    </msub>
    <annotation encoding="StarMath 5.0">{s} rsub {i}</annotation>
  </semantics>
</math>
</file>

<file path=Object 59/content.xml><?xml version="1.0" encoding="utf-8"?>
<math xmlns="http://www.w3.org/1998/Math/MathML" display="block">
  <semantics>
    <msub>
      <mi>N</mi>
      <mi>b</mi>
    </msub>
    <annotation encoding="StarMath 5.0">N_b</annotation>
  </semantics>
</math>
</file>

<file path=Object 6/content.xml><?xml version="1.0" encoding="utf-8"?>
<math xmlns="http://www.w3.org/1998/Math/MathML" display="block">
  <semantics>
    <msub>
      <mi>W</mi>
      <mi mathvariant="italic">ij</mi>
    </msub>
    <annotation encoding="StarMath 5.0">{W} rsub {ij}</annotation>
  </semantics>
</math>
</file>

<file path=Object 60/content.xml><?xml version="1.0" encoding="utf-8"?>
<math xmlns="http://www.w3.org/1998/Math/MathML" display="block">
  <semantics>
    <mrow>
      <msub>
        <mi>s</mi>
        <mi>i</mi>
      </msub>
      <mo stretchy="false">=</mo>
      <mn>0</mn>
    </mrow>
    <annotation encoding="StarMath 5.0">{s} rsub {i} =0</annotation>
  </semantics>
</math>
</file>

<file path=Object 61/content.xml><?xml version="1.0" encoding="utf-8"?>
<math xmlns="http://www.w3.org/1998/Math/MathML" display="block">
  <semantics>
    <msub>
      <mi>T</mi>
      <mi>b</mi>
    </msub>
    <annotation encoding="StarMath 5.0">T_b</annotation>
  </semantics>
</math>
</file>

<file path=Object 62/content.xml><?xml version="1.0" encoding="utf-8"?>
<math xmlns="http://www.w3.org/1998/Math/MathML" display="block">
  <semantics>
    <msub>
      <mi>θ</mi>
      <mi>i</mi>
    </msub>
    <annotation encoding="StarMath 5.0">{θ} rsub {i}</annotation>
  </semantics>
</math>
</file>

<file path=Object 64/content.xml><?xml version="1.0" encoding="utf-8"?>
<math xmlns="http://www.w3.org/1998/Math/MathML" display="block">
  <semantics>
    <mi>g</mi>
    <annotation encoding="StarMath 5.0">g</annotation>
  </semantics>
</math>
</file>

<file path=Object 66/content.xml><?xml version="1.0" encoding="utf-8"?>
<math xmlns="http://www.w3.org/1998/Math/MathML" display="block">
  <semantics>
    <mrow>
      <msub>
        <mi>θ</mi>
        <mi mathvariant="italic">ig</mi>
      </msub>
      <mo stretchy="false">=</mo>
      <msub>
        <mi>e</mi>
        <mi>g</mi>
      </msub>
    </mrow>
    <annotation encoding="StarMath 5.0">{θ} rsub {ig} = {e} rsub {g}</annotation>
  </semantics>
</math>
</file>

<file path=Object 68/content.xml><?xml version="1.0" encoding="utf-8"?>
<math xmlns="http://www.w3.org/1998/Math/MathML" display="block">
  <semantics>
    <mrow>
      <msub>
        <mi>θ</mi>
        <mi mathvariant="italic">ig</mi>
      </msub>
      <mo stretchy="false">=</mo>
      <mrow>
        <mn>1</mn>
        <mo stretchy="false">−</mo>
        <msub>
          <mi>e</mi>
          <mi>g</mi>
        </msub>
      </mrow>
    </mrow>
    <annotation encoding="StarMath 5.0">{θ} rsub {ig} =1- {e} rsub {g}</annotation>
  </semantics>
</math>
</file>

<file path=Object 7/content.xml><?xml version="1.0" encoding="utf-8"?>
<math xmlns="http://www.w3.org/1998/Math/MathML" display="block">
  <semantics>
    <mrow>
      <mrow>
        <mstyle mathvariant="bold">
          <msub>
            <mi>P</mi>
            <mrow>
              <mi>t</mi>
              <mo stretchy="false">+</mo>
              <mn>1</mn>
            </mrow>
          </msub>
        </mstyle>
        <mo stretchy="false">=</mo>
        <mi>F</mi>
      </mrow>
      <mrow>
        <mo fence="true" stretchy="false">(</mo>
        <mrow>
          <mrow>
            <mstyle mathvariant="bold">
              <mi>W</mi>
            </mstyle>
            <mstyle mathvariant="bold">
              <msub>
                <mi>P</mi>
                <mi>t</mi>
              </msub>
            </mstyle>
          </mrow>
        </mrow>
        <mo fence="true" stretchy="false">)</mo>
      </mrow>
    </mrow>
    <annotation encoding="StarMath 5.0">bold{ P_{t+1} } = F( bold{W} bold{P_t} )</annotation>
  </semantics>
</math>
</file>

<file path=Object 70/content.xml><?xml version="1.0" encoding="utf-8"?>
<math xmlns="http://www.w3.org/1998/Math/MathML" display="block">
  <semantics>
    <mi>m</mi>
    <annotation encoding="StarMath 5.0">m</annotation>
  </semantics>
</math>
</file>

<file path=Object 72/content.xml><?xml version="1.0" encoding="utf-8"?>
<math xmlns="http://www.w3.org/1998/Math/MathML" display="block">
  <semantics>
    <mrow>
      <msub>
        <mi>W</mi>
        <mi mathvariant="italic">ij</mi>
      </msub>
      <mi>'</mi>
      <mi>∼</mi>
      <mi>N</mi>
      <mrow>
        <mo fence="true" stretchy="false">(</mo>
        <mrow>
          <mrow>
            <msub>
              <mi>W</mi>
              <mi mathvariant="italic">ij</mi>
            </msub>
            <mi>,</mi>
            <msub>
              <mi>σ</mi>
              <mi>m</mi>
            </msub>
          </mrow>
        </mrow>
        <mo fence="true" stretchy="false">)</mo>
      </mrow>
    </mrow>
    <annotation encoding="StarMath 5.0">{W} rsub {ij} ' ∼ N( {W} rsub {ij } ,  {σ} rsub {m} )</annotation>
  </semantics>
</math>
</file>

<file path=Object 74/content.xml><?xml version="1.0" encoding="utf-8"?>
<math xmlns="http://www.w3.org/1998/Math/MathML" display="block">
  <semantics>
    <msub>
      <mi>σ</mi>
      <mi>m</mi>
    </msub>
    <annotation encoding="StarMath 5.0">{σ} rsub {m}</annotation>
  </semantics>
</math>
</file>

<file path=Object 76/content.xml><?xml version="1.0" encoding="utf-8"?>
<math xmlns="http://www.w3.org/1998/Math/MathML" display="block">
  <semantics>
    <mrow>
      <msub>
        <mi>T</mi>
        <mi>a</mi>
      </msub>
      <mo stretchy="false">=</mo>
      <mn>12,000</mn>
    </mrow>
    <annotation encoding="StarMath 5.0"> {T_a} =12,000</annotation>
  </semantics>
</math>
</file>

<file path=Object 78/content.xml><?xml version="1.0" encoding="utf-8"?>
<math xmlns="http://www.w3.org/1998/Math/MathML" display="block">
  <semantics>
    <mrow>
      <msub>
        <mi>N</mi>
        <mi>a</mi>
      </msub>
      <mo stretchy="false">=</mo>
      <mn>20,000</mn>
    </mrow>
    <annotation encoding="StarMath 5.0">{N} rsub {a} =20,000</annotation>
  </semantics>
</math>
</file>

<file path=Object 8/content.xml><?xml version="1.0" encoding="utf-8"?>
<math xmlns="http://www.w3.org/1998/Math/MathML" display="block">
  <semantics>
    <mi>j</mi>
    <annotation encoding="StarMath 5.0">j</annotation>
  </semantics>
</math>
</file>

<file path=Object 80/content.xml><?xml version="1.0" encoding="utf-8"?>
<math xmlns="http://www.w3.org/1998/Math/MathML" display="block">
  <semantics>
    <msub>
      <mi>θ</mi>
      <mi>a</mi>
    </msub>
    <annotation encoding="StarMath 5.0">{θ} rsub {a}</annotation>
  </semantics>
</math>
</file>

<file path=Object 82/content.xml><?xml version="1.0" encoding="utf-8"?>
<math xmlns="http://www.w3.org/1998/Math/MathML" display="block">
  <semantics>
    <mrow>
      <mi>U</mi>
      <mrow>
        <mo fence="true" stretchy="false">(</mo>
        <mrow>
          <mn>0,1</mn>
        </mrow>
        <mo fence="true" stretchy="false">)</mo>
      </mrow>
    </mrow>
    <annotation encoding="StarMath 5.0">U(0,1)</annotation>
  </semantics>
</math>
</file>

<file path=Object 84/content.xml><?xml version="1.0" encoding="utf-8"?>
<math xmlns="http://www.w3.org/1998/Math/MathML" display="block">
  <semantics>
    <mrow>
      <msub>
        <mi>T</mi>
        <mi>b</mi>
      </msub>
      <mo stretchy="false">=</mo>
      <mn>2,800</mn>
    </mrow>
    <annotation encoding="StarMath 5.0">{T} rsub {b} =2,800</annotation>
  </semantics>
</math>
</file>

<file path=Object 86/content.xml><?xml version="1.0" encoding="utf-8"?>
<math xmlns="http://www.w3.org/1998/Math/MathML" display="block">
  <semantics>
    <mrow>
      <msub>
        <mi>N</mi>
        <mi>b</mi>
      </msub>
      <mo stretchy="false">=</mo>
      <mn>3,500</mn>
    </mrow>
    <annotation encoding="StarMath 5.0">{N} rsub {b} =3,500</annotation>
  </semantics>
</math>
</file>

<file path=Object 88/content.xml><?xml version="1.0" encoding="utf-8"?>
<math xmlns="http://www.w3.org/1998/Math/MathML" display="block">
  <semantics>
    <mrow>
      <msub>
        <mi>θ</mi>
        <mi>b</mi>
      </msub>
      <mi>,</mi>
    </mrow>
    <annotation encoding="StarMath 5.0">{θ} rsub {b} ,</annotation>
  </semantics>
</math>
</file>

<file path=Object 9/content.xml><?xml version="1.0" encoding="utf-8"?>
<math xmlns="http://www.w3.org/1998/Math/MathML" display="block">
  <semantics>
    <mrow>
      <mi>F</mi>
      <mrow>
        <mo fence="true" stretchy="false">(</mo>
        <mrow>
          <mrow>
            <msub>
              <mi>x</mi>
              <mn>1</mn>
            </msub>
            <mi>,</mi>
            <msub>
              <mi>x</mi>
              <mn>2</mn>
            </msub>
            <mi>,</mi>
            <mn>...</mn>
            <mi>,</mi>
            <msub>
              <mi>x</mi>
              <mi>n</mi>
            </msub>
          </mrow>
        </mrow>
        <mo fence="true" stretchy="false">)</mo>
      </mrow>
    </mrow>
    <annotation encoding="StarMath 5.0">F( x_1, x_2, ..., x_n )</annotation>
  </semantics>
</math>
</file>

<file path=Object 90/content.xml><?xml version="1.0" encoding="utf-8"?>
<math xmlns="http://www.w3.org/1998/Math/MathML" display="block">
  <semantics>
    <mrow>
      <msub>
        <mi>T</mi>
        <mi>c</mi>
      </msub>
      <mo stretchy="false">=</mo>
      <mn>6,200</mn>
    </mrow>
    <annotation encoding="StarMath 5.0">{T} rsub {c} =6,200</annotation>
  </semantics>
</math>
</file>

<file path=Object 92/content.xml><?xml version="1.0" encoding="utf-8"?>
<math xmlns="http://www.w3.org/1998/Math/MathML" display="block">
  <semantics>
    <mrow>
      <msub>
        <mi>N</mi>
        <mi>a</mi>
      </msub>
      <mo stretchy="false">=</mo>
      <mn>20,000</mn>
    </mrow>
    <annotation encoding="StarMath 5.0">{N} rsub {a} =20,000</annotation>
  </semantics>
</math>
</file>

<file path=Object 94/content.xml><?xml version="1.0" encoding="utf-8"?>
<math xmlns="http://www.w3.org/1998/Math/MathML" display="block">
  <semantics>
    <msub>
      <mi>θ</mi>
      <mi>b</mi>
    </msub>
    <annotation encoding="StarMath 5.0">{θ} rsub {b}</annotation>
  </semantics>
</math>
</file>

<file path=Object 96/content.xml><?xml version="1.0" encoding="utf-8"?>
<math xmlns="http://www.w3.org/1998/Math/MathML" display="block">
  <semantics>
    <mrow>
      <mi>m</mi>
      <mo stretchy="false">=</mo>
      <msup>
        <mn>10</mn>
        <mrow>
          <mo stretchy="false">−</mo>
          <mn>3</mn>
        </mrow>
      </msup>
    </mrow>
    <annotation encoding="StarMath 5.0">m=10 ^ {-3}</annotation>
  </semantics>
</math>
</file>

<file path=Object 98/content.xml><?xml version="1.0" encoding="utf-8"?>
<math xmlns="http://www.w3.org/1998/Math/MathML" display="block">
  <semantics>
    <mrow>
      <mn>3</mn>
      <mi>×</mi>
      <msup>
        <mn>10</mn>
        <mrow>
          <mo stretchy="false">−</mo>
          <mn>8</mn>
        </mrow>
      </msup>
    </mrow>
    <annotation encoding="StarMath 5.0">3  × 10 ^ {-8}</annotation>
  </semantics>
</math>
</file>